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100002000000000A0000000A5B354D19DE71D0E4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9.98mm" fo:break-before="auto" style:use-optimal-row-height="false"/>
    </style:style>
    <style:style style:name="ro11" style:family="table-row">
      <style:table-row-properties style:row-height="25.58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7.16mm" fo:break-before="auto" style:use-optimal-row-height="false"/>
    </style:style>
    <style:style style:name="ro14" style:family="table-row">
      <style:table-row-properties style:row-height="17.5mm" fo:break-before="auto" style:use-optimal-row-height="false"/>
    </style:style>
    <style:style style:name="ro15" style:family="table-row">
      <style:table-row-properties style:row-height="13.51mm" fo:break-before="auto" style:use-optimal-row-height="false"/>
    </style:style>
    <style:style style:name="ro1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6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3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20" style:family="table-cell" style:parent-style-name="Default">
      <style:table-cell-properties style:cell-protect="protected formula-hidden" style:print-content="true"/>
      <style:text-properties fo:color="#ce181e" fo:font-size="36pt" fo:font-weight="bold" style:font-size-asian="36pt" style:font-weight-asian="bold" style:font-size-complex="36pt" style:font-weight-complex="bold"/>
    </style:style>
    <style:style style:name="ce415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17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2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7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/>
    </style:style>
    <style:style style:name="ce58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00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8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60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64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2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8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9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7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51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7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2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ce181e"/>
    </style:style>
    <style:style style:name="T16" style:family="text">
      <style:text-properties fo:color="#ce181e" style:font-name="Wingdings 3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style:font-name="Symbol" fo:font-weight="bold" style:font-weight-asian="bold" style:font-weight-complex="bold"/>
    </style:style>
    <style:style style:name="T2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7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position="-33% 58%"/>
    </style:style>
    <style:style style:name="T32" style:family="text">
      <style:text-properties fo:font-style="italic" style:text-position="-33% 58%" style:font-style-asian="italic" style:font-style-complex="italic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9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0" style:family="text">
      <style:text-properties fo:font-style="normal" style:text-position="-33% 58%" style:font-style-asian="normal" style:font-style-complex="normal"/>
    </style:style>
    <style:style style:name="T41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3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>
            <draw:control table:end-cell-address="Aide.D15" table:end-x="0.29mm" table:end-y="1.18mm" draw:z-index="2" draw:style-name="gr3" draw:text-style-name="P3" svg:width="32.82mm" svg:height="6.46mm" svg:x="12.63mm" svg:y="0.01mm" draw:control="control1"/>
          </table:table-cell>
          <table:table-cell/>
          <table:table-cell table:style-name="ce33" office:value-type="string" calcext:value-type="string">
            <text:p>et/ou</text:p>
          </table:table-cell>
          <table:table-cell>
            <draw:control table:end-cell-address="Aide.F15" table:end-x="14.96mm" table:end-y="2.32mm" draw:z-index="3" draw:style-name="gr3" draw:text-style-name="P3" svg:width="34.86mm" svg:height="7.6mm" svg:x="2.69mm" svg:y="0.01mm" draw:control="control2"/>
          </table:table-cell>
          <table:table-cell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oit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input-required="fals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5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6">
          <table:table-cell table:style-name="ce36"/>
          <table:table-cell table:number-columns-repeated="1023"/>
        </table:table-row>
        <table:table-row table:style-name="ro7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89"/>
          <table:table-cell table:style-name="ce108" table:number-columns-spanned="2" table:number-rows-spanned="1"/>
          <table:covered-table-cell table:style-name="ce10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3" table:formula="of:=IF(AND([.$A$31];[.$A$32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8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8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3" table:formula="of:=IF(AND([.$A$31];[.$A$32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 table:number-rows-repeated="2">
          <table:table-cell table:style-name="ce72" table:number-columns-repeated="5"/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6" form:id="control6" form:label="Résultats" form:input-required="false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input-required="false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input-required="fals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6">
          <table:table-cell table:style-name="ce36"/>
          <table:table-cell table:number-columns-repeated="1023"/>
        </table:table-row>
        <table:table-row table:style-name="ro9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6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09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256" table:number-columns-spanned="2" table:number-rows-spanned="1"/>
          <table:covered-table-cell table:style-name="ce259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9"/>
          <table:covered-table-cell table:style-name="ce256"/>
          <table:table-cell table:style-name="ce227"/>
          <table:table-cell table:style-name="ce309" table:number-columns-spanned="3" table:number-rows-spanned="1"/>
          <table:covered-table-cell table:style-name="ce259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205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9" table:number-columns-spanned="2" table:number-rows-spanned="1"/>
          <table:covered-table-cell table:style-name="ce256"/>
          <table:table-cell table:style-name="ce227"/>
          <table:table-cell table:style-name="ce256" table:number-columns-spanned="2" table:number-rows-spanned="1"/>
          <table:covered-table-cell table:style-name="ce259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7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7"/>
          <table:covered-table-cell table:style-name="ce322"/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0">
          <table:covered-table-cell table:style-name="ce205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7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7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6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6">
          <table:table-cell table:style-name="ce65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6"/>
          <table:table-cell table:number-columns-repeated="18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6" calcext:value-type="float">
            <text:p>-6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-2" calcext:value-type="float">
            <text:p>-2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2" calcext:value-type="float">
            <text:p>2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6" calcext:value-type="float">
            <text:p>6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 office:value-type="float" office:value="8" calcext:value-type="float">
            <text:p>8</text:p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 office:value-type="string" office:string-value="-" calcext:value-type="string">
            <text:p>-</text:p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36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6" calcext:value-type="float">
            <text:p>6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 office:value-type="float" office:value="-6" calcext:value-type="float">
            <text:p>-6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7" calcext:value-type="float">
            <text:p>-7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9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2" form:id="control12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8"/>
          <table:table-cell table:style-name="ce99" table:number-columns-repeated="3"/>
          <table:table-cell table:style-name="ce108"/>
          <table:table-cell table:style-name="ce99"/>
          <table:table-cell table:style-name="ce108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8"/>
          <table:table-cell table:style-name="ce99"/>
          <table:table-cell table:style-name="ce108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15" table:number-columns-repeated="4"/>
          <table:table-cell table:style-name="ce72" table:number-columns-repeated="4"/>
          <table:table-cell table:style-name="ce417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6" calcext:value-type="float">
            <text:p>-6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-2" calcext:value-type="float">
            <text:p>-2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2" calcext:value-type="float">
            <text:p>2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6" calcext:value-type="float">
            <text:p>6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 office:value-type="float" office:value="8" calcext:value-type="float">
            <text:p>8</text:p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 office:value-type="string" office:string-value="-" calcext:value-type="string">
            <text:p>-</text:p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416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6" calcext:value-type="float">
            <text:p>6</text:p>
          </table:table-cell>
          <table:table-cell table:style-name="ce476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476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 office:value-type="float" office:value="-6" calcext:value-type="float">
            <text:p>-6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7" calcext:value-type="float">
            <text:p>-7</text:p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2">
          <table:table-cell table:style-name="ce72" table:number-columns-repeated="14"/>
          <table:table-cell table:number-columns-repeated="1010"/>
        </table:table-row>
        <table:table-row table:style-name="ro12">
          <table:table-cell table:style-name="ce72"/>
          <table:table-cell table:style-name="ce420" office:value-type="string" calcext:value-type="string">
            <text:p>EN COURS DE CONSTRUCTION</text:p>
          </table:table-cell>
          <table:table-cell table:style-name="ce72" table:number-columns-repeated="12"/>
          <table:table-cell table:number-columns-repeated="1010"/>
        </table:table-row>
        <table:table-row table:style-name="ro12" table:number-rows-repeated="6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21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21"/>
        <table:table-row table:style-name="ro13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6">
          <table:table-cell table:style-name="ce117"/>
          <table:table-cell table:style-name="ce126"/>
          <table:table-cell table:style-name="ce133"/>
          <table:table-cell table:style-name="ce148"/>
          <table:table-cell table:style-name="ce429" table:number-columns-repeated="2"/>
          <table:table-cell table:number-columns-repeated="1018"/>
        </table:table-row>
        <table:table-row table:style-name="ro6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21"/>
          <table:covered-table-cell table:style-name="ce73"/>
          <table:covered-table-cell table:number-columns-repeated="2"/>
          <table:table-cell table:number-columns-repeated="1019"/>
        </table:table-row>
        <table:table-row table:style-name="ro6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6">
          <table:table-cell table:style-name="ce118" office:value-type="string" calcext:value-type="string" table:number-columns-spanned="7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style-name="ce421"/>
          <table:covered-table-cell table:style-name="ce36"/>
          <table:covered-table-cell table:style-name="ce421"/>
          <table:covered-table-cell table:style-name="ce428"/>
          <table:covered-table-cell table:number-columns-repeated="2"/>
          <table:table-cell table:number-columns-repeated="1017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241"/>
          <table:table-cell table:style-name="ce259" table:number-columns-repeated="3"/>
          <table:table-cell table:style-name="ce369"/>
          <table:table-cell table:style-name="ce421"/>
          <table:table-cell table:style-name="ce36"/>
          <table:table-cell table:number-columns-repeated="1015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21"/>
          <table:table-cell table:style-name="ce206"/>
          <table:table-cell table:number-columns-repeated="1015"/>
        </table:table-row>
        <table:table-row table:style-name="ro14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1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57"/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294" office:value-type="string" calcext:value-type="string">
            <text:p>Saisir <text:span text:style-name="T21">ou</text:span> pour le symbole <text:span text:style-name="T22"></text:span> (union).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331" office:value-type="string" calcext:value-type="string">
            <text:p><text:span text:style-name="T23">Saisir </text:span><text:span text:style-name="T24">et</text:span><text:span text:style-name="T25"> pour le symbole </text:span><text:span text:style-name="T26"></text:span><text:span text:style-name="T25"> (intersection).</text:span>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6">
          <table:table-cell table:style-name="ce57"/>
          <table:table-cell table:style-name="ce421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73"/>
          <table:table-cell table:style-name="ce380" table:formula="of:=[$Données.K67]" office:value-type="string" office:string-value="≤" calcext:value-type="string">
            <text:p>≤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1];[.$B$32]);[Données.B69];&quot;&quot;)">
            <text:p/>
          </table:table-cell>
          <table:table-cell table:style-name="ce454" table:formula="of:=IF(AND([.$B$31];[.$B$32]);[Données.C69];&quot;&quot;)">
            <text:p/>
          </table:table-cell>
          <table:table-cell table:style-name="ce454" table:formula="of:=IF(AND([.$B$31];[.$B$32]);[Données.D69];&quot;&quot;)">
            <text:p/>
          </table:table-cell>
          <table:table-cell table:style-name="ce454" table:formula="of:=IF(AND([.$B$31];[.$B$32]);[Données.E69];&quot;&quot;)">
            <text:p/>
          </table:table-cell>
          <table:table-cell table:style-name="ce454" table:formula="of:=IF(AND([.$B$31];[.$B$32]);[Données.F69];&quot;&quot;)">
            <text:p/>
          </table:table-cell>
          <table:table-cell table:style-name="ce515" table:formula="of:=IF(AND([.$B$31];[.$B$32]);[Données.G69];&quot;&quot;)">
            <text:p/>
          </table:table-cell>
          <table:table-cell table:style-name="ce454" table:formula="of:=IF(AND([.$B$31];[.$B$32]);[Données.H69];&quot;&quot;)">
            <text:p/>
          </table:table-cell>
          <table:table-cell table:style-name="ce454" table:formula="of:=IF(AND([.$B$31];[.$B$32]);[Données.I69];&quot;&quot;)">
            <text:p/>
          </table:table-cell>
          <table:table-cell table:style-name="ce454" table:formula="of:=IF(AND([.$B$31];[.$B$32]);[Données.J69];&quot;&quot;)">
            <text:p/>
          </table:table-cell>
          <table:table-cell table:style-name="ce454" table:formula="of:=IF(AND([.$B$31];[.$B$32]);[Données.K69];&quot;&quot;)">
            <text:p/>
          </table:table-cell>
          <table:table-cell table:style-name="ce545" table:formula="of:=IF(AND([.$B$31];[.$B$32]);[Données.L69];&quot;&quot;)">
            <text:p/>
          </table:table-cell>
          <table:table-cell table:number-columns-repeated="1011"/>
        </table:table-row>
        <table:table-row table:style-name="ro6">
          <table:table-cell table:style-name="ce57" table:number-columns-spanned="2" table:number-rows-spanned="1"/>
          <table:covered-table-cell table:style-name="ce42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21" table:number-columns-repeated="6"/>
          <table:table-cell table:number-columns-repeated="1011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2"/>
          <table:table-cell table:style-name="ce473"/>
          <table:table-cell table:style-name="ce408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1];[.$B$32]);[Données.B73];&quot;&quot;)">
            <text:p/>
          </table:table-cell>
          <table:table-cell table:style-name="ce469" table:formula="of:=IF(AND([.$B$31];[.$B$32]);[Données.C73];&quot;&quot;)">
            <text:p/>
          </table:table-cell>
          <table:table-cell table:style-name="ce480" table:formula="of:=IF(AND([.$B$31];[.$B$32]);[Données.D73];&quot;&quot;)">
            <text:p/>
          </table:table-cell>
          <table:table-cell table:style-name="ce496" table:formula="of:=IF(AND([.$B$31];[.$B$32]);[Données.E73];&quot;&quot;)">
            <text:p/>
          </table:table-cell>
          <table:table-cell table:style-name="ce510" table:formula="of:=IF(AND([.$B$31];[.$B$32]);[Données.F73];&quot;&quot;)">
            <text:p/>
          </table:table-cell>
          <table:table-cell table:style-name="ce516" table:formula="of:=IF(AND([.$B$31];[.$B$32]);[Données.G73];&quot;&quot;)">
            <text:p/>
          </table:table-cell>
          <table:table-cell table:style-name="ce526" table:formula="of:=IF(AND([.$B$31];[.$B$32]);[Données.H73];&quot;&quot;)">
            <text:p/>
          </table:table-cell>
          <table:table-cell table:style-name="ce532" table:formula="of:=IF(AND([.$B$31];[.$B$32]);[Données.I73];&quot;&quot;)">
            <text:p/>
          </table:table-cell>
          <table:table-cell table:style-name="ce536" table:formula="of:=IF(AND([.$B$31];[.$B$32]);[Données.J73];&quot;&quot;)">
            <text:p/>
          </table:table-cell>
          <table:table-cell table:style-name="ce536" table:formula="of:=IF(AND([.$B$31];[.$B$32]);[Données.K73];&quot;&quot;)">
            <text:p/>
          </table:table-cell>
          <table:table-cell table:style-name="ce558" table:formula="of:=IF(AND([.$B$31];[.$B$32]);[Données.L73];&quot;&quot;)">
            <text:p/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mK7wtVrFJ5hduB4OKglsYl/uAJA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80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14"/>
          <table:table-cell table:style-name="ce929" table:number-columns-repeated="12"/>
          <table:table-cell table:style-name="ce571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682" table:number-columns-repeated="17"/>
          <table:table-cell table:style-name="ce914"/>
          <table:table-cell table:style-name="ce929"/>
          <table:table-cell table:style-name="ce891" table:number-columns-repeated="2"/>
          <table:table-cell table:style-name="ce768" table:number-columns-repeated="3"/>
          <table:table-cell table:style-name="ce652" table:number-columns-repeated="5"/>
          <table:table-cell table:style-name="ce929"/>
          <table:table-cell table:style-name="ce571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6">
          <table:table-cell table:style-name="ce570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71"/>
          <table:table-cell table:style-name="ce571"/>
          <table:table-cell table:style-name="ce860" office:value-type="string" calcext:value-type="string" table:number-columns-spanned="3" table:number-rows-spanned="1">
            <text:p>Graphique parabole <text:span text:style-name="T30">C</text:span><text:span text:style-name="T31">f</text:span></text:p>
          </table:table-cell>
          <table:covered-table-cell table:style-name="ce571"/>
          <table:covered-table-cell table:style-name="ce600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52"/>
          <table:table-cell table:style-name="ce733"/>
          <table:table-cell table:style-name="ce892"/>
          <table:table-cell table:style-name="ce894"/>
          <table:table-cell table:style-name="ce90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16">
          <table:table-cell table:style-name="ce571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0">1</text:span></text:p>
          </table:table-cell>
          <table:table-cell table:style-name="ce534" office:value-type="string" calcext:value-type="string">
            <text:p>y<text:span text:style-name="T14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39">0</text:span></text:p>
          </table:table-cell>
          <table:table-cell table:style-name="ce685"/>
          <table:table-cell table:style-name="ce571" table:number-columns-repeated="2"/>
          <table:table-cell table:style-name="ce860" office:value-type="string" calcext:value-type="string" table:number-columns-spanned="2" table:number-rows-spanned="1">
            <text:p>Graphique droite 1</text:p>
          </table:table-cell>
          <table:covered-table-cell table:style-name="ce571"/>
          <table:table-cell table:style-name="ce571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11.52" calcext:value-type="float">
            <text:p>288/25 <text:s text:c="2"/></text:p>
          </table:table-cell>
          <table:table-cell table:style-name="ce535" table:formula="of:=[.$A$29]*[.J5]^2+[.$B$29]*[.J5]+[.$C$29]" office:value-type="float" office:value="11.52" calcext:value-type="float">
            <text:p>11,52</text:p>
          </table:table-cell>
          <table:table-cell table:style-name="ce629" table:formula="of:=[.K5]*[.N5]" office:value-type="float" office:value="2880" calcext:value-type="float">
            <text:p>288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5]);ABS([.N5]))" office:value-type="float" office:value="10" calcext:value-type="float">
            <text:p>10</text:p>
          </table:table-cell>
          <table:table-cell table:style-name="ce808" table:formula="of:=[.M5]/[.O5]" office:value-type="float" office:value="288" calcext:value-type="float">
            <text:p>288</text:p>
          </table:table-cell>
          <table:table-cell table:style-name="ce808" table:formula="of:=[.N5]/[.O5]" office:value-type="float" office:value="25" calcext:value-type="float">
            <text:p>25</text:p>
          </table:table-cell>
          <table:table-cell table:style-name="ce862" table:formula="of:=[.P5]/[.Q5]" office:value-type="float" office:value="11.52" calcext:value-type="float">
            <text:p>288/25 <text:s text:c="4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11.52" calcext:value-type="float">
            <text:p>288/25 <text:s text:c="3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288/25" calcext:value-type="string">
            <text:p>288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35" table:formula="of:=RANDBETWEEN(-6;6)" office:value-type="float" office:value="1" calcext:value-type="float">
            <text:p>1</text:p>
          </table:table-cell>
          <table:table-cell table:style-name="ce648" table:formula="of:=-[.B6]/[.A6]" office:value-type="float" office:value="-1" calcext:value-type="float">
            <text:p>-1</text:p>
          </table:table-cell>
          <table:table-cell table:style-name="ce685"/>
          <table:table-cell table:style-name="ce571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71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9" calcext:value-type="float">
            <text:p>9/1 <text:s text:c="3"/></text:p>
          </table:table-cell>
          <table:table-cell table:style-name="ce535" table:formula="of:=[.$A$29]*[.J6]^2+[.$B$29]*[.J6]+[.$C$29]" office:value-type="float" office:value="9" calcext:value-type="float">
            <text:p>9</text:p>
          </table:table-cell>
          <table:table-cell table:style-name="ce629" table:formula="of:=[.K6]*[.N6]" office:value-type="float" office:value="2250" calcext:value-type="float">
            <text:p>225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6]);ABS([.N6]))" office:value-type="float" office:value="250" calcext:value-type="float">
            <text:p>250</text:p>
          </table:table-cell>
          <table:table-cell table:style-name="ce808" table:formula="of:=[.M6]/[.O6]" office:value-type="float" office:value="9" calcext:value-type="float">
            <text:p>9</text:p>
          </table:table-cell>
          <table:table-cell table:style-name="ce808" table:formula="of:=[.N6]/[.O6]" office:value-type="float" office:value="1" calcext:value-type="float">
            <text:p>1</text:p>
          </table:table-cell>
          <table:table-cell table:style-name="ce862" table:formula="of:=[.P6]/[.Q6]" office:value-type="float" office:value="9" calcext:value-type="float">
            <text:p>9/1 <text:s text:c="5"/></text:p>
          </table:table-cell>
          <table:table-cell table:style-name="ce869" table:formula="of:=IF([.P6]=0;&quot;0&quot;;(IF([.P6]=[.Q6];&quot;1&quot;;(IF([.P6]=-[.Q6];&quot;-1&quot;;IF([.Q6]=1;TEXT([.P6];10);[.R6]))))))" office:value-type="string" office:string-value="9" calcext:value-type="string">
            <text:p>9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float" office:value="9" calcext:value-type="float">
            <text:p>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571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-9" calcext:value-type="float">
            <text:p>-9</text:p>
          </table:table-cell>
          <table:table-cell table:style-name="ce571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6.72" calcext:value-type="float">
            <text:p>168/25 <text:s text:c="2"/></text:p>
          </table:table-cell>
          <table:table-cell table:style-name="ce535" table:formula="of:=[.$A$29]*[.J7]^2+[.$B$29]*[.J7]+[.$C$29]" office:value-type="float" office:value="6.72" calcext:value-type="float">
            <text:p>6,72</text:p>
          </table:table-cell>
          <table:table-cell table:style-name="ce629" table:formula="of:=[.K7]*[.N7]" office:value-type="float" office:value="1680" calcext:value-type="float">
            <text:p>168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7]);ABS([.N7]))" office:value-type="float" office:value="10" calcext:value-type="float">
            <text:p>10</text:p>
          </table:table-cell>
          <table:table-cell table:style-name="ce808" table:formula="of:=[.M7]/[.O7]" office:value-type="float" office:value="168" calcext:value-type="float">
            <text:p>168</text:p>
          </table:table-cell>
          <table:table-cell table:style-name="ce808" table:formula="of:=[.N7]/[.O7]" office:value-type="float" office:value="25" calcext:value-type="float">
            <text:p>25</text:p>
          </table:table-cell>
          <table:table-cell table:style-name="ce862" table:formula="of:=[.P7]/[.Q7]" office:value-type="float" office:value="6.72" calcext:value-type="float">
            <text:p>168/25 <text:s text:c="4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6.72" calcext:value-type="float">
            <text:p>168/25 <text:s text:c="3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168/25" calcext:value-type="string">
            <text:p>168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C6]" office:value-type="float" office:value="-1" calcext:value-type="float" table:number-columns-spanned="2" table:number-rows-spanned="1">
            <text:p>-1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11" calcext:value-type="float">
            <text:p>11</text:p>
          </table:table-cell>
          <table:table-cell table:style-name="ce571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4.68" calcext:value-type="float">
            <text:p>117/25 <text:s text:c="2"/></text:p>
          </table:table-cell>
          <table:table-cell table:style-name="ce535" table:formula="of:=[.$A$29]*[.J8]^2+[.$B$29]*[.J8]+[.$C$29]" office:value-type="float" office:value="4.68" calcext:value-type="float">
            <text:p>4,68</text:p>
          </table:table-cell>
          <table:table-cell table:style-name="ce629" table:formula="of:=[.K8]*[.N8]" office:value-type="float" office:value="1170" calcext:value-type="float">
            <text:p>117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8]);ABS([.N8]))" office:value-type="float" office:value="10" calcext:value-type="float">
            <text:p>10</text:p>
          </table:table-cell>
          <table:table-cell table:style-name="ce808" table:formula="of:=[.M8]/[.O8]" office:value-type="float" office:value="117" calcext:value-type="float">
            <text:p>117</text:p>
          </table:table-cell>
          <table:table-cell table:style-name="ce808" table:formula="of:=[.N8]/[.O8]" office:value-type="float" office:value="25" calcext:value-type="float">
            <text:p>25</text:p>
          </table:table-cell>
          <table:table-cell table:style-name="ce862" table:formula="of:=[.P8]/[.Q8]" office:value-type="float" office:value="4.68" calcext:value-type="float">
            <text:p>117/25 <text:s text:c="4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4.68" calcext:value-type="float">
            <text:p>117/25 <text:s text:c="3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117/25" calcext:value-type="string">
            <text:p>117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+" calcext:value-type="string" table:number-columns-spanned="4" table:number-rows-spanned="1">
            <text:p>+</text:p>
          </table:table-cell>
          <table:covered-table-cell table:number-columns-repeated="2" table:style-name="ce686"/>
          <table:covered-table-cell table:style-name="ce820"/>
          <table:table-cell table:style-name="ce682" table:number-columns-repeated="2"/>
          <table:table-cell table:style-name="ce571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2.88" calcext:value-type="float">
            <text:p>72/25 <text:s text:c="2"/></text:p>
          </table:table-cell>
          <table:table-cell table:style-name="ce535" table:formula="of:=[.$A$29]*[.J9]^2+[.$B$29]*[.J9]+[.$C$29]" office:value-type="float" office:value="2.88" calcext:value-type="float">
            <text:p>2,88</text:p>
          </table:table-cell>
          <table:table-cell table:style-name="ce629" table:formula="of:=[.K9]*[.N9]" office:value-type="float" office:value="720" calcext:value-type="float">
            <text:p>72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9]);ABS([.N9]))" office:value-type="float" office:value="10" calcext:value-type="float">
            <text:p>10</text:p>
          </table:table-cell>
          <table:table-cell table:style-name="ce808" table:formula="of:=[.M9]/[.O9]" office:value-type="float" office:value="72" calcext:value-type="float">
            <text:p>72</text:p>
          </table:table-cell>
          <table:table-cell table:style-name="ce808" table:formula="of:=[.N9]/[.O9]" office:value-type="float" office:value="25" calcext:value-type="float">
            <text:p>25</text:p>
          </table:table-cell>
          <table:table-cell table:style-name="ce862" table:formula="of:=[.P9]/[.Q9]" office:value-type="float" office:value="2.88" calcext:value-type="float">
            <text:p>72/25 <text:s text:c="4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2.88" calcext:value-type="float">
            <text:p>72/25 <text:s text:c="3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72/25" calcext:value-type="string">
            <text:p>72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3" table:formula="of:=IF([.A6]&gt;0;&quot;&quot;;[.H7])">
            <text:p/>
          </table:table-cell>
          <table:table-cell table:style-name="ce649" table:formula="of:=IF([.A6]&g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734"/>
          <table:table-cell table:style-name="ce705" table:formula="of:=IF([.A6]&gt;0;[.H8];&quot;&quot;)" office:value-type="float" office:value="11" calcext:value-type="float">
            <text:p>11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1.32" calcext:value-type="float">
            <text:p>33/25 <text:s text:c="2"/></text:p>
          </table:table-cell>
          <table:table-cell table:style-name="ce535" table:formula="of:=[.$A$29]*[.J10]^2+[.$B$29]*[.J10]+[.$C$29]" office:value-type="float" office:value="1.32" calcext:value-type="float">
            <text:p>1,32</text:p>
          </table:table-cell>
          <table:table-cell table:style-name="ce629" table:formula="of:=[.K10]*[.N10]" office:value-type="float" office:value="330" calcext:value-type="float">
            <text:p>33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0]);ABS([.N10]))" office:value-type="float" office:value="10" calcext:value-type="float">
            <text:p>10</text:p>
          </table:table-cell>
          <table:table-cell table:style-name="ce808" table:formula="of:=[.M10]/[.O10]" office:value-type="float" office:value="33" calcext:value-type="float">
            <text:p>33</text:p>
          </table:table-cell>
          <table:table-cell table:style-name="ce808" table:formula="of:=[.N10]/[.O10]" office:value-type="float" office:value="25" calcext:value-type="float">
            <text:p>25</text:p>
          </table:table-cell>
          <table:table-cell table:style-name="ce862" table:formula="of:=[.P10]/[.Q10]" office:value-type="float" office:value="1.32" calcext:value-type="float">
            <text:p>33/25 <text:s text:c="4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1.32" calcext:value-type="float">
            <text:p>33/25 <text:s text:c="3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33/25" calcext:value-type="string">
            <text:p>33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covered-table-cell table:style-name="ce539"/>
          <table:table-cell table:style-name="ce595" table:formula="of:=IF([.A6]&gt;0;[.H7];&quot;&quot;)" office:value-type="float" office:value="-9" calcext:value-type="float">
            <text:p>-9</text:p>
          </table:table-cell>
          <table:covered-table-cell table:number-columns-repeated="2" table:style-name="ce752"/>
          <table:table-cell table:style-name="ce707" table:formula="of:=IF([.A6]&gt;0;&quot;&quot;;[.H8])">
            <text:p/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0" calcext:value-type="float">
            <text:p>0/1 <text:s text:c="3"/></text:p>
          </table:table-cell>
          <table:table-cell table:style-name="ce535" table:formula="of:=[.$A$29]*[.J11]^2+[.$B$29]*[.J11]+[.$C$29]" office:value-type="float" office:value="0" calcext:value-type="float">
            <text:p>0</text:p>
          </table:table-cell>
          <table:table-cell table:style-name="ce629" table:formula="of:=[.K11]*[.N11]" office:value-type="float" office:value="0" calcext:value-type="float">
            <text:p>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1]);ABS([.N11]))" office:value-type="float" office:value="250" calcext:value-type="float">
            <text:p>250</text:p>
          </table:table-cell>
          <table:table-cell table:style-name="ce808" table:formula="of:=[.M11]/[.O11]" office:value-type="float" office:value="0" calcext:value-type="float">
            <text:p>0</text:p>
          </table:table-cell>
          <table:table-cell table:style-name="ce808" table:formula="of:=[.N11]/[.O11]" office:value-type="float" office:value="1" calcext:value-type="float">
            <text:p>1</text:p>
          </table:table-cell>
          <table:table-cell table:style-name="ce862" table:formula="of:=[.P11]/[.Q11]" office:value-type="float" office:value="0" calcext:value-type="float">
            <text:p>0/1 <text:s text:c="5"/></text:p>
          </table:table-cell>
          <table:table-cell table:style-name="ce869" table:formula="of:=IF([.P11]=0;&quot;0&quot;;(IF([.P11]=[.Q11];&quot;1&quot;;(IF([.P11]=-[.Q11];&quot;-1&quot;;IF([.Q11]=1;TEXT([.P11];10);[.R11]))))))" office:value-type="string" office:string-value="0" calcext:value-type="string">
            <text:p>0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0" calcext:value-type="string">
            <text:p>0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40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H7]&gt;0;&quot;+&quot;;&quot;-&quot;)" office:value-type="string" office:string-value="-" calcext:value-type="string">
            <text:p>-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20" table:formula="of:=IF([.H8]&gt;0;&quot;+&quot;;&quot;-&quot;)" office:value-type="string" office:string-value="+" calcext:value-type="string">
            <text:p>+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-1.08" calcext:value-type="float">
            <text:p>-27/25 <text:s text:c="2"/></text:p>
          </table:table-cell>
          <table:table-cell table:style-name="ce535" table:formula="of:=[.$A$29]*[.J12]^2+[.$B$29]*[.J12]+[.$C$29]" office:value-type="float" office:value="-1.08" calcext:value-type="float">
            <text:p>-1,08</text:p>
          </table:table-cell>
          <table:table-cell table:style-name="ce629" table:formula="of:=[.K12]*[.N12]" office:value-type="float" office:value="-270" calcext:value-type="float">
            <text:p>-27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2]);ABS([.N12]))" office:value-type="float" office:value="10" calcext:value-type="float">
            <text:p>10</text:p>
          </table:table-cell>
          <table:table-cell table:style-name="ce808" table:formula="of:=[.M12]/[.O12]" office:value-type="float" office:value="-27" calcext:value-type="float">
            <text:p>-27</text:p>
          </table:table-cell>
          <table:table-cell table:style-name="ce808" table:formula="of:=[.N12]/[.O12]" office:value-type="float" office:value="25" calcext:value-type="float">
            <text:p>25</text:p>
          </table:table-cell>
          <table:table-cell table:style-name="ce862" table:formula="of:=[.P12]/[.Q12]" office:value-type="float" office:value="-1.08" calcext:value-type="float">
            <text:p>-27/25 <text:s text:c="4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-1.08" calcext:value-type="float">
            <text:p>-27/25 <text:s text:c="3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-27/25" calcext:value-type="string">
            <text:p>-27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-1.92" calcext:value-type="float">
            <text:p>-48/25 <text:s text:c="2"/></text:p>
          </table:table-cell>
          <table:table-cell table:style-name="ce535" table:formula="of:=[.$A$29]*[.J13]^2+[.$B$29]*[.J13]+[.$C$29]" office:value-type="float" office:value="-1.92" calcext:value-type="float">
            <text:p>-1,92</text:p>
          </table:table-cell>
          <table:table-cell table:style-name="ce629" table:formula="of:=[.K13]*[.N13]" office:value-type="float" office:value="-480" calcext:value-type="float">
            <text:p>-48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3]);ABS([.N13]))" office:value-type="float" office:value="10" calcext:value-type="float">
            <text:p>10</text:p>
          </table:table-cell>
          <table:table-cell table:style-name="ce808" table:formula="of:=[.M13]/[.O13]" office:value-type="float" office:value="-48" calcext:value-type="float">
            <text:p>-48</text:p>
          </table:table-cell>
          <table:table-cell table:style-name="ce808" table:formula="of:=[.N13]/[.O13]" office:value-type="float" office:value="25" calcext:value-type="float">
            <text:p>25</text:p>
          </table:table-cell>
          <table:table-cell table:style-name="ce862" table:formula="of:=[.P13]/[.Q13]" office:value-type="float" office:value="-1.92" calcext:value-type="float">
            <text:p>-48/25 <text:s text:c="4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-1.92" calcext:value-type="float">
            <text:p>-48/25 <text:s text:c="3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-48/25" calcext:value-type="string">
            <text:p>-48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-2.52" calcext:value-type="float">
            <text:p>-63/25 <text:s text:c="2"/></text:p>
          </table:table-cell>
          <table:table-cell table:style-name="ce535" table:formula="of:=[.$A$29]*[.J14]^2+[.$B$29]*[.J14]+[.$C$29]" office:value-type="float" office:value="-2.52" calcext:value-type="float">
            <text:p>-2,52</text:p>
          </table:table-cell>
          <table:table-cell table:style-name="ce629" table:formula="of:=[.K14]*[.N14]" office:value-type="float" office:value="-630" calcext:value-type="float">
            <text:p>-63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4]);ABS([.N14]))" office:value-type="float" office:value="10" calcext:value-type="float">
            <text:p>10</text:p>
          </table:table-cell>
          <table:table-cell table:style-name="ce808" table:formula="of:=[.M14]/[.O14]" office:value-type="float" office:value="-63" calcext:value-type="float">
            <text:p>-63</text:p>
          </table:table-cell>
          <table:table-cell table:style-name="ce808" table:formula="of:=[.N14]/[.O14]" office:value-type="float" office:value="25" calcext:value-type="float">
            <text:p>25</text:p>
          </table:table-cell>
          <table:table-cell table:style-name="ce862" table:formula="of:=[.P14]/[.Q14]" office:value-type="float" office:value="-2.52" calcext:value-type="float">
            <text:p>-63/25 <text:s text:c="4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-2.52" calcext:value-type="float">
            <text:p>-63/25 <text:s text:c="3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-63/25" calcext:value-type="string">
            <text:p>-63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droite</text:p>
          </table:table-cell>
          <table:covered-table-cell table:style-name="ce571"/>
          <table:covered-table-cell table:style-name="ce655"/>
          <table:covered-table-cell table:number-columns-repeated="3"/>
          <table:table-cell/>
          <table:table-cell table:style-name="ce571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-2.88" calcext:value-type="float">
            <text:p>-72/25 <text:s text:c="2"/></text:p>
          </table:table-cell>
          <table:table-cell table:style-name="ce535" table:formula="of:=[.$A$29]*[.J15]^2+[.$B$29]*[.J15]+[.$C$29]" office:value-type="float" office:value="-2.88" calcext:value-type="float">
            <text:p>-2,88</text:p>
          </table:table-cell>
          <table:table-cell table:style-name="ce629" table:formula="of:=[.K15]*[.N15]" office:value-type="float" office:value="-720" calcext:value-type="float">
            <text:p>-72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5]);ABS([.N15]))" office:value-type="float" office:value="10" calcext:value-type="float">
            <text:p>10</text:p>
          </table:table-cell>
          <table:table-cell table:style-name="ce808" table:formula="of:=[.M15]/[.O15]" office:value-type="float" office:value="-72" calcext:value-type="float">
            <text:p>-72</text:p>
          </table:table-cell>
          <table:table-cell table:style-name="ce808" table:formula="of:=[.N15]/[.O15]" office:value-type="float" office:value="25" calcext:value-type="float">
            <text:p>25</text:p>
          </table:table-cell>
          <table:table-cell table:style-name="ce862" table:formula="of:=[.P15]/[.Q15]" office:value-type="float" office:value="-2.88" calcext:value-type="float">
            <text:p>-72/25 <text:s text:c="4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-2.88" calcext:value-type="float">
            <text:p>-72/25 <text:s text:c="3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-72/25" calcext:value-type="string">
            <text:p>-72/25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71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-3" calcext:value-type="float">
            <text:p>-3/1 <text:s text:c="3"/></text:p>
          </table:table-cell>
          <table:table-cell table:style-name="ce535" table:formula="of:=[.$A$29]*[.J16]^2+[.$B$29]*[.J16]+[.$C$29]" office:value-type="float" office:value="-3" calcext:value-type="float">
            <text:p>-3</text:p>
          </table:table-cell>
          <table:table-cell table:style-name="ce629" table:formula="of:=[.K16]*[.N16]" office:value-type="float" office:value="-750" calcext:value-type="float">
            <text:p>-75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6]);ABS([.N16]))" office:value-type="float" office:value="250" calcext:value-type="float">
            <text:p>250</text:p>
          </table:table-cell>
          <table:table-cell table:style-name="ce808" table:formula="of:=[.M16]/[.O16]" office:value-type="float" office:value="-3" calcext:value-type="float">
            <text:p>-3</text:p>
          </table:table-cell>
          <table:table-cell table:style-name="ce808" table:formula="of:=[.N16]/[.O16]" office:value-type="float" office:value="1" calcext:value-type="float">
            <text:p>1</text:p>
          </table:table-cell>
          <table:table-cell table:style-name="ce862" table:formula="of:=[.P16]/[.Q16]" office:value-type="float" office:value="-3" calcext:value-type="float">
            <text:p>-3/1 <text:s text:c="5"/></text:p>
          </table:table-cell>
          <table:table-cell table:style-name="ce869" table:formula="of:=IF([.P16]=0;&quot;0&quot;;(IF([.P16]=[.Q16];&quot;1&quot;;(IF([.P16]=-[.Q16];&quot;-1&quot;;IF([.Q16]=1;TEXT([.P16];10);[.R16]))))))" office:value-type="string" office:string-value="-3" calcext:value-type="string">
            <text:p>-3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float" office:value="-3" calcext:value-type="float">
            <text:p>-3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4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71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-2.88" calcext:value-type="float">
            <text:p>-72/25 <text:s text:c="2"/></text:p>
          </table:table-cell>
          <table:table-cell table:style-name="ce535" table:formula="of:=[.$A$29]*[.J17]^2+[.$B$29]*[.J17]+[.$C$29]" office:value-type="float" office:value="-2.88" calcext:value-type="float">
            <text:p>-2,88</text:p>
          </table:table-cell>
          <table:table-cell table:style-name="ce629" table:formula="of:=[.K17]*[.N17]" office:value-type="float" office:value="-720" calcext:value-type="float">
            <text:p>-72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7]);ABS([.N17]))" office:value-type="float" office:value="10" calcext:value-type="float">
            <text:p>10</text:p>
          </table:table-cell>
          <table:table-cell table:style-name="ce808" table:formula="of:=[.M17]/[.O17]" office:value-type="float" office:value="-72" calcext:value-type="float">
            <text:p>-72</text:p>
          </table:table-cell>
          <table:table-cell table:style-name="ce808" table:formula="of:=[.N17]/[.O17]" office:value-type="float" office:value="25" calcext:value-type="float">
            <text:p>25</text:p>
          </table:table-cell>
          <table:table-cell table:style-name="ce862" table:formula="of:=[.P17]/[.Q17]" office:value-type="float" office:value="-2.88" calcext:value-type="float">
            <text:p>-72/25 <text:s text:c="4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-2.88" calcext:value-type="float">
            <text:p>-72/25 <text:s text:c="3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-72/25" calcext:value-type="string">
            <text:p>-72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4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71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-2.52" calcext:value-type="float">
            <text:p>-63/25 <text:s text:c="2"/></text:p>
          </table:table-cell>
          <table:table-cell table:style-name="ce535" table:formula="of:=[.$A$29]*[.J18]^2+[.$B$29]*[.J18]+[.$C$29]" office:value-type="float" office:value="-2.52" calcext:value-type="float">
            <text:p>-2,52</text:p>
          </table:table-cell>
          <table:table-cell table:style-name="ce629" table:formula="of:=[.K18]*[.N18]" office:value-type="float" office:value="-630" calcext:value-type="float">
            <text:p>-63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8]);ABS([.N18]))" office:value-type="float" office:value="10" calcext:value-type="float">
            <text:p>10</text:p>
          </table:table-cell>
          <table:table-cell table:style-name="ce808" table:formula="of:=[.M18]/[.O18]" office:value-type="float" office:value="-63" calcext:value-type="float">
            <text:p>-63</text:p>
          </table:table-cell>
          <table:table-cell table:style-name="ce808" table:formula="of:=[.N18]/[.O18]" office:value-type="float" office:value="25" calcext:value-type="float">
            <text:p>25</text:p>
          </table:table-cell>
          <table:table-cell table:style-name="ce862" table:formula="of:=[.P18]/[.Q18]" office:value-type="float" office:value="-2.52" calcext:value-type="float">
            <text:p>-63/25 <text:s text:c="4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-2.52" calcext:value-type="float">
            <text:p>-63/25 <text:s text:c="3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-63/25" calcext:value-type="string">
            <text:p>-63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60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80"/>
          <table:table-cell table:style-name="ce571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-1.92" calcext:value-type="float">
            <text:p>-48/25 <text:s text:c="2"/></text:p>
          </table:table-cell>
          <table:table-cell table:style-name="ce535" table:formula="of:=[.$A$29]*[.J19]^2+[.$B$29]*[.J19]+[.$C$29]" office:value-type="float" office:value="-1.92" calcext:value-type="float">
            <text:p>-1,92</text:p>
          </table:table-cell>
          <table:table-cell table:style-name="ce629" table:formula="of:=[.K19]*[.N19]" office:value-type="float" office:value="-480" calcext:value-type="float">
            <text:p>-48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19]);ABS([.N19]))" office:value-type="float" office:value="10" calcext:value-type="float">
            <text:p>10</text:p>
          </table:table-cell>
          <table:table-cell table:style-name="ce808" table:formula="of:=[.M19]/[.O19]" office:value-type="float" office:value="-48" calcext:value-type="float">
            <text:p>-48</text:p>
          </table:table-cell>
          <table:table-cell table:style-name="ce808" table:formula="of:=[.N19]/[.O19]" office:value-type="float" office:value="25" calcext:value-type="float">
            <text:p>25</text:p>
          </table:table-cell>
          <table:table-cell table:style-name="ce862" table:formula="of:=[.P19]/[.Q19]" office:value-type="float" office:value="-1.92" calcext:value-type="float">
            <text:p>-48/25 <text:s text:c="4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-1.92" calcext:value-type="float">
            <text:p>-48/25 <text:s text:c="3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-48/25" calcext:value-type="string">
            <text:p>-48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4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71"/>
          <table:table-cell table:style-name="ce580" table:number-columns-repeated="2"/>
          <table:table-cell table:style-name="ce571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-1.08" calcext:value-type="float">
            <text:p>-27/25 <text:s text:c="2"/></text:p>
          </table:table-cell>
          <table:table-cell table:style-name="ce535" table:formula="of:=[.$A$29]*[.J20]^2+[.$B$29]*[.J20]+[.$C$29]" office:value-type="float" office:value="-1.08" calcext:value-type="float">
            <text:p>-1,08</text:p>
          </table:table-cell>
          <table:table-cell table:style-name="ce629" table:formula="of:=[.K20]*[.N20]" office:value-type="float" office:value="-270" calcext:value-type="float">
            <text:p>-27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0]);ABS([.N20]))" office:value-type="float" office:value="10" calcext:value-type="float">
            <text:p>10</text:p>
          </table:table-cell>
          <table:table-cell table:style-name="ce808" table:formula="of:=[.M20]/[.O20]" office:value-type="float" office:value="-27" calcext:value-type="float">
            <text:p>-27</text:p>
          </table:table-cell>
          <table:table-cell table:style-name="ce808" table:formula="of:=[.N20]/[.O20]" office:value-type="float" office:value="25" calcext:value-type="float">
            <text:p>25</text:p>
          </table:table-cell>
          <table:table-cell table:style-name="ce862" table:formula="of:=[.P20]/[.Q20]" office:value-type="float" office:value="-1.08" calcext:value-type="float">
            <text:p>-27/25 <text:s text:c="4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-1.08" calcext:value-type="float">
            <text:p>-27/25 <text:s text:c="3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-27/25" calcext:value-type="string">
            <text:p>-27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80" table:number-columns-repeated="8"/>
          <table:table-cell table:style-name="ce571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0" calcext:value-type="float">
            <text:p>0/1 <text:s text:c="3"/></text:p>
          </table:table-cell>
          <table:table-cell table:style-name="ce535" table:formula="of:=[.$A$29]*[.J21]^2+[.$B$29]*[.J21]+[.$C$29]" office:value-type="float" office:value="0" calcext:value-type="float">
            <text:p>0</text:p>
          </table:table-cell>
          <table:table-cell table:style-name="ce629" table:formula="of:=[.K21]*[.N21]" office:value-type="float" office:value="0" calcext:value-type="float">
            <text:p>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1]);ABS([.N21]))" office:value-type="float" office:value="250" calcext:value-type="float">
            <text:p>250</text:p>
          </table:table-cell>
          <table:table-cell table:style-name="ce808" table:formula="of:=[.M21]/[.O21]" office:value-type="float" office:value="0" calcext:value-type="float">
            <text:p>0</text:p>
          </table:table-cell>
          <table:table-cell table:style-name="ce808" table:formula="of:=[.N21]/[.O21]" office:value-type="float" office:value="1" calcext:value-type="float">
            <text:p>1</text:p>
          </table:table-cell>
          <table:table-cell table:style-name="ce862" table:formula="of:=[.P21]/[.Q21]" office:value-type="float" office:value="0" calcext:value-type="float">
            <text:p>0/1 <text:s text:c="5"/></text:p>
          </table:table-cell>
          <table:table-cell table:style-name="ce869" table:formula="of:=IF([.P21]=0;&quot;0&quot;;(IF([.P21]=[.Q21];&quot;1&quot;;(IF([.P21]=-[.Q21];&quot;-1&quot;;IF([.Q21]=1;TEXT([.P21];10);[.R21]))))))" office:value-type="string" office:string-value="0" calcext:value-type="string">
            <text:p>0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0" calcext:value-type="string">
            <text:p>0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600"/>
          <table:table-cell table:style-name="ce571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1.32" calcext:value-type="float">
            <text:p>33/25 <text:s text:c="2"/></text:p>
          </table:table-cell>
          <table:table-cell table:style-name="ce535" table:formula="of:=[.$A$29]*[.J22]^2+[.$B$29]*[.J22]+[.$C$29]" office:value-type="float" office:value="1.32" calcext:value-type="float">
            <text:p>1,32</text:p>
          </table:table-cell>
          <table:table-cell table:style-name="ce629" table:formula="of:=[.K22]*[.N22]" office:value-type="float" office:value="330" calcext:value-type="float">
            <text:p>33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2]);ABS([.N22]))" office:value-type="float" office:value="10" calcext:value-type="float">
            <text:p>10</text:p>
          </table:table-cell>
          <table:table-cell table:style-name="ce808" table:formula="of:=[.M22]/[.O22]" office:value-type="float" office:value="33" calcext:value-type="float">
            <text:p>33</text:p>
          </table:table-cell>
          <table:table-cell table:style-name="ce808" table:formula="of:=[.N22]/[.O22]" office:value-type="float" office:value="25" calcext:value-type="float">
            <text:p>25</text:p>
          </table:table-cell>
          <table:table-cell table:style-name="ce862" table:formula="of:=[.P22]/[.Q22]" office:value-type="float" office:value="1.32" calcext:value-type="float">
            <text:p>33/25 <text:s text:c="4"/></text:p>
          </table:table-cell>
          <table:table-cell table:style-name="ce869" table:formula="of:=IF([.P22]=0;&quot;0&quot;;(IF([.P22]=[.Q22];&quot;1&quot;;(IF([.P22]=-[.Q22];&quot;-1&quot;;IF([.Q22]=1;TEXT([.P22];10);[.R22]))))))" office:value-type="float" office:value="1.32" calcext:value-type="float">
            <text:p>33/25 <text:s text:c="3"/>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33/25" calcext:value-type="string">
            <text:p>33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600" table:number-columns-repeated="8"/>
          <table:table-cell table:style-name="ce571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2.88" calcext:value-type="float">
            <text:p>72/25 <text:s text:c="2"/></text:p>
          </table:table-cell>
          <table:table-cell table:style-name="ce535" table:formula="of:=[.$A$29]*[.J23]^2+[.$B$29]*[.J23]+[.$C$29]" office:value-type="float" office:value="2.88" calcext:value-type="float">
            <text:p>2,88</text:p>
          </table:table-cell>
          <table:table-cell table:style-name="ce629" table:formula="of:=[.K23]*[.N23]" office:value-type="float" office:value="720" calcext:value-type="float">
            <text:p>72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3]);ABS([.N23]))" office:value-type="float" office:value="10" calcext:value-type="float">
            <text:p>10</text:p>
          </table:table-cell>
          <table:table-cell table:style-name="ce808" table:formula="of:=[.M23]/[.O23]" office:value-type="float" office:value="72" calcext:value-type="float">
            <text:p>72</text:p>
          </table:table-cell>
          <table:table-cell table:style-name="ce808" table:formula="of:=[.N23]/[.O23]" office:value-type="float" office:value="25" calcext:value-type="float">
            <text:p>25</text:p>
          </table:table-cell>
          <table:table-cell table:style-name="ce862" table:formula="of:=[.P23]/[.Q23]" office:value-type="float" office:value="2.88" calcext:value-type="float">
            <text:p>72/25 <text:s text:c="4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2.88" calcext:value-type="float">
            <text:p>72/25 <text:s text:c="3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72/25" calcext:value-type="string">
            <text:p>72/25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904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16" office:value-type="string" calcext:value-type="string">
            <text:p>Dénom</text:p>
          </table:table-cell>
          <table:table-cell table:style-name="ce616" office:value-type="string" calcext:value-type="string">
            <text:p>longueur</text:p>
          </table:table-cell>
          <table:table-cell table:style-name="ce571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4.68" calcext:value-type="float">
            <text:p>117/25 <text:s text:c="2"/></text:p>
          </table:table-cell>
          <table:table-cell table:style-name="ce535" table:formula="of:=[.$A$29]*[.J24]^2+[.$B$29]*[.J24]+[.$C$29]" office:value-type="float" office:value="4.68" calcext:value-type="float">
            <text:p>4,68</text:p>
          </table:table-cell>
          <table:table-cell table:style-name="ce629" table:formula="of:=[.K24]*[.N24]" office:value-type="float" office:value="1170" calcext:value-type="float">
            <text:p>117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4]);ABS([.N24]))" office:value-type="float" office:value="10" calcext:value-type="float">
            <text:p>10</text:p>
          </table:table-cell>
          <table:table-cell table:style-name="ce808" table:formula="of:=[.M24]/[.O24]" office:value-type="float" office:value="117" calcext:value-type="float">
            <text:p>117</text:p>
          </table:table-cell>
          <table:table-cell table:style-name="ce808" table:formula="of:=[.N24]/[.O24]" office:value-type="float" office:value="25" calcext:value-type="float">
            <text:p>25</text:p>
          </table:table-cell>
          <table:table-cell table:style-name="ce862" table:formula="of:=[.P24]/[.Q24]" office:value-type="float" office:value="4.68" calcext:value-type="float">
            <text:p>117/25 <text:s text:c="4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4.68" calcext:value-type="float">
            <text:p>117/25 <text:s text:c="3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117/25" calcext:value-type="string">
            <text:p>117/25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733"/>
          <table:table-cell table:style-name="ce65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4)" office:value-type="float" office:value="-4" calcext:value-type="float">
            <text:p>-4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table:formula="of:=([.B25]+[.F25])/2" office:value-type="float" office:value="1" calcext:value-type="float">
            <text:p>1</text:p>
          </table:table-cell>
          <table:table-cell table:style-name="ce547" office:value-type="string" calcext:value-type="string">
            <text:p>x<text:span text:style-name="T14">C</text:span></text:p>
          </table:table-cell>
          <table:table-cell table:style-name="ce719" table:formula="of:=RANDBETWEEN(4;9)" office:value-type="float" office:value="6" calcext:value-type="float">
            <text:p>6</text:p>
          </table:table-cell>
          <table:table-cell table:style-name="ce592" table:formula="of:=([.F25]-[.B25])*([.F25]-[.D25])*([.D25]-[.B25])" office:value-type="float" office:value="250" calcext:value-type="float">
            <text:p>250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571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6.72" calcext:value-type="float">
            <text:p>168/25 <text:s text:c="2"/></text:p>
          </table:table-cell>
          <table:table-cell table:style-name="ce535" table:formula="of:=[.$A$29]*[.J25]^2+[.$B$29]*[.J25]+[.$C$29]" office:value-type="float" office:value="6.72" calcext:value-type="float">
            <text:p>6,72</text:p>
          </table:table-cell>
          <table:table-cell table:style-name="ce629" table:formula="of:=[.K25]*[.N25]" office:value-type="float" office:value="1680" calcext:value-type="float">
            <text:p>1680</text:p>
          </table:table-cell>
          <table:table-cell table:style-name="ce629" table:formula="of:=[.$G$25]*10^[.$H$25]" office:value-type="float" office:value="250" calcext:value-type="float">
            <text:p>250</text:p>
          </table:table-cell>
          <table:table-cell table:style-name="ce808" table:formula="of:=GCD(ABS([.M25]);ABS([.N25]))" office:value-type="float" office:value="10" calcext:value-type="float">
            <text:p>10</text:p>
          </table:table-cell>
          <table:table-cell table:style-name="ce808" table:formula="of:=[.M25]/[.O25]" office:value-type="float" office:value="168" calcext:value-type="float">
            <text:p>168</text:p>
          </table:table-cell>
          <table:table-cell table:style-name="ce808" table:formula="of:=[.N25]/[.O25]" office:value-type="float" office:value="25" calcext:value-type="float">
            <text:p>25</text:p>
          </table:table-cell>
          <table:table-cell table:style-name="ce862" table:formula="of:=[.P25]/[.Q25]" office:value-type="float" office:value="6.72" calcext:value-type="float">
            <text:p>168/25 <text:s text:c="4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6.72" calcext:value-type="float">
            <text:p>168/25 <text:s text:c="3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168/25" calcext:value-type="string">
            <text:p>168/25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652" table:number-columns-repeated="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y<text:span text:style-name="T32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1;5)*IF(RANDBETWEEN(1;2)=1;-1;1)" office:value-type="float" office:value="-3" calcext:value-type="float">
            <text:p>-3</text:p>
          </table:table-cell>
          <table:table-cell table:style-name="ce547" office:value-type="string" calcext:value-type="string">
            <text:p>y<text:span text:style-name="T32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600"/>
          <table:table-cell table:style-name="ce571" table:number-columns-repeated="13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600" table:number-columns-repeated="8"/>
          <table:table-cell/>
          <table:table-cell table:style-name="ce571" table:number-columns-repeated="12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16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21" office:value-type="string" calcext:value-type="string">
            <text:p><text:span text:style-name="T30">x</text:span><text:span text:style-name="T14">max</text:span></text:p>
          </table:table-cell>
          <table:table-cell table:style-name="ce721" office:value-type="string" calcext:value-type="string">
            <text:p><text:span text:style-name="T30">y</text:span><text:span text:style-name="T14">max</text:span></text:p>
          </table:table-cell>
          <table:table-cell table:style-name="ce580"/>
          <table:table-cell/>
          <table:table-cell table:style-name="ce580" table:number-columns-repeated="2"/>
          <table:table-cell table:style-name="ce914" table:number-columns-spanned="2" table:number-rows-spanned="1"/>
          <table:covered-table-cell table:style-name="ce929"/>
          <table:table-cell table:number-columns-repeated="4"/>
          <table:table-cell table:style-name="ce864"/>
          <table:table-cell table:number-columns-repeated="3"/>
          <table:table-cell table:style-name="ce914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0.12" calcext:value-type="float">
            <text:p>3/25</text:p>
          </table:table-cell>
          <table:table-cell table:style-name="ce548" table:formula="of:=([.D26]-[.B26])/([.D25]-[.B25])-[.A29]*([.B25]+[.D25])" office:value-type="float" office:value="-0.24" calcext:value-type="float">
            <text:p>-6/25</text:p>
          </table:table-cell>
          <table:table-cell table:style-name="ce548" table:formula="of:=[.B26]-[.A29]*[.B25]*[.B25]-[.B29]*[.B25]" office:value-type="float" office:value="-2.88" calcext:value-type="float">
            <text:p>-72/25</text:p>
          </table:table-cell>
          <table:table-cell table:style-name="ce535" table:formula="of:=[.B25]" office:value-type="float" office:value="-4" calcext:value-type="float">
            <text:p>-4</text:p>
          </table:table-cell>
          <table:table-cell table:style-name="ce535" table:formula="of:=[.F25]" office:value-type="float" office:value="6" calcext:value-type="float">
            <text:p>6</text:p>
          </table:table-cell>
          <table:table-cell table:style-name="ce725" table:formula="of:=-[.B29]/(2*[.A29])" office:value-type="float" office:value="1" calcext:value-type="float">
            <text:p>1/1 </text:p>
          </table:table-cell>
          <table:table-cell table:style-name="ce592" table:formula="of:=[.A29]*[.F29]*[.F29]+[.B29]*[.F29]+[.C29]" office:value-type="float" office:value="-3" calcext:value-type="float">
            <text:p>-3</text:p>
          </table:table-cell>
          <table:table-cell table:style-name="ce580"/>
          <table:table-cell table:style-name="ce571"/>
          <table:table-cell table:style-name="ce580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733"/>
          <table:table-cell table:style-name="ce733"/>
          <table:table-cell table:style-name="ce914" table:number-columns-repeated="9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914"/>
          <table:table-cell table:style-name="ce733" table:number-columns-repeated="2"/>
          <table:table-cell table:style-name="ce887"/>
          <table:table-cell table:style-name="ce733" table:number-columns-repeated="4"/>
          <table:table-cell table:style-name="ce888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D29]" office:value-type="float" office:value="-4" calcext:value-type="float" table:number-columns-spanned="2" table:number-rows-spanned="1">
            <text:p>-4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677" table:formula="of:=[.E29]" office:value-type="float" office:value="6" calcext:value-type="float" table:number-columns-spanned="2" table:number-rows-spanned="1">
            <text:p>6</text:p>
          </table:table-cell>
          <table:covered-table-cell table:style-name="ce677"/>
          <table:table-cell table:style-name="ce701" office:value-type="float" office:value="10" calcext:value-type="float">
            <text:p>10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7"/>
          <table:table-cell table:style-name="ce887" table:number-columns-repeated="3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number-columns-repeated="2" table:style-name="ce686"/>
          <table:table-cell table:style-name="ce686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+" calcext:value-type="string" table:number-columns-spanned="3" table:number-rows-spanned="1">
            <text:p>+</text:p>
          </table:table-cell>
          <table:covered-table-cell table:style-name="ce686"/>
          <table:covered-table-cell table:style-name="ce883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899" table:number-columns-spanned="9" table:number-rows-spanned="1"/>
          <table:covered-table-cell table:number-columns-repeated="8" table:style-name="ce929"/>
          <table:table-cell table:style-name="ce914"/>
          <table:table-cell table:number-columns-repeated="990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01" table:formula="of:=IF([.A29]&gt;0;[.S5];&quot;&quot;)" office:value-type="float" office:value="11.52" calcext:value-type="float">
            <text:p>288/25 <text:s text:c="3"/></text:p>
          </table:table-cell>
          <table:table-cell table:style-name="ce761" table:formula="of:=IF([.A29]&l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687" table:formula="of:=IF([.A29]&gt;0;&quot;&quot;;[.G29])">
            <text:p/>
          </table:table-cell>
          <table:table-cell table:style-name="ce761" table:formula="of:=IF([.A29]&lt;0;&quot;&quot;;&quot;k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751" table:formula="of:=IF([.A29]&gt;0;[.S25];&quot;&quot;)" office:value-type="float" office:value="6.72" calcext:value-type="float">
            <text:p>168/25 <text:s text:c="2"/>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7"/>
          <table:table-cell table:style-name="ce733" table:number-columns-repeated="10"/>
          <table:table-cell table:style-name="ce914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>
            <text:p/>
          </table:table-cell>
          <table:covered-table-cell table:number-columns-repeated="2" table:style-name="ce764"/>
          <table:table-cell table:style-name="ce651" table:formula="of:=IF([.A29]&gt;0;[.G29];&quot;&quot;)" office:value-type="float" office:value="-3" calcext:value-type="float">
            <text:p>-3</text:p>
          </table:table-cell>
          <table:covered-table-cell table:number-columns-repeated="2" table:style-name="ce764"/>
          <table:table-cell table:style-name="ce753" table:formula="of:=IF([.A29]&gt;0;&quot;&quot;;[.S25])">
            <text:p/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$A$29]*([.C31]-1)^2+[.$B$29]*([.C31]-1)+[.$C$29]&gt;0;&quot;+&quot;;&quot;-&quot;)" office:value-type="string" office:string-value="+" calcext:value-type="string">
            <text:p>+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686" table:formula="of:=IF([.$A$29]*(([.C31]+[.F31])/2)^2+[.$B$29]*(([.C31]+[.F31])/2)+[.$C$29]&gt;0;&quot;+&quot;;&quot;-&quot;)" office:value-type="string" office:string-value="-" calcext:value-type="string">
            <text:p>-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83" table:formula="of:=IF([.$A$29]*([.F31]+1)^2+[.$B$29]*([.F31]+1)+[.$C$29]&gt;0;&quot;+&quot;;&quot;-&quot;)" office:value-type="string" office:string-value="+" calcext:value-type="string">
            <text:p>+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16">
          <table:table-cell table:style-name="ce534" office:value-type="string" calcext:value-type="string">
            <text:p><text:span text:style-name="T5">Num </text:span>x<text:span text:style-name="T14">S</text:span></text:p>
          </table:table-cell>
          <table:table-cell table:style-name="ce534" office:value-type="string" calcext:value-type="string">
            <text:p><text:span text:style-name="T5">Dénom </text:span>x<text:span text:style-name="T14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8"/>
          <table:table-cell table:style-name="ce733"/>
          <table:table-cell table:style-name="ce914"/>
          <table:table-cell table:style-name="ce733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60" calcext:value-type="float">
            <text:p>60</text:p>
          </table:table-cell>
          <table:table-cell table:style-name="ce535" table:formula="of:=2*(([.F26]-[.B26])*([.D25]-[.B25])-([.D26]-[.B26])*([.F25]-[.B25]))" office:value-type="float" office:value="60" calcext:value-type="float">
            <text:p>60</text:p>
          </table:table-cell>
          <table:table-cell table:style-name="ce535" table:formula="of:=GCD(ABS([.A39]);ABS([.B39]))" office:value-type="float" office:value="60" calcext:value-type="float">
            <text:p>60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1" calcext:value-type="string">
            <text:p>1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600" table:number-columns-repeated="6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89" office:value-type="string" calcext:value-type="string" table:number-columns-spanned="7" table:number-rows-spanned="1">
            <text:p>Tableau points parabole</text:p>
          </table:table-cell>
          <table:covered-table-cell table:style-name="ce571"/>
          <table:covered-table-cell table:style-name="ce655"/>
          <table:covered-table-cell table:number-columns-repeated="4"/>
          <table:table-cell table:style-name="ce600"/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666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80" table:number-columns-repeated="2"/>
          <table:table-cell table:style-name="ce733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74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4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4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4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4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600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4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80" table:number-columns-repeated="2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80" table:number-columns-repeated="8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600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860" office:value-type="string" calcext:value-type="string" table:number-columns-spanned="2" table:number-rows-spanned="1">
            <text:p>Graphique parabole 2</text:p>
          </table:table-cell>
          <table:covered-table-cell table:style-name="ce571"/>
          <table:table-cell/>
          <table:table-cell table:style-name="ce860" office:value-type="string" calcext:value-type="string" table:number-columns-spanned="2" table:number-rows-spanned="1">
            <text:p>Graphique droite 2</text:p>
          </table:table-cell>
          <table:covered-table-cell table:style-name="ce571"/>
          <table:table-cell table:number-columns-repeated="1005"/>
        </table:table-row>
        <table:table-row table:style-name="ro3">
          <table:table-cell table:style-name="ce600" table:number-columns-repeated="8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41" office:value-type="string" calcext:value-type="string">
            <text:p><text:span text:style-name="T30">x</text:span><text:span text:style-name="T31">moy</text:span></text:p>
          </table:table-cell>
          <table:table-cell table:style-name="ce641" office:value-type="string" calcext:value-type="string">
            <text:p><text:span text:style-name="T41">y</text:span><text:span text:style-name="T31">moy</text:span></text:p>
          </table:table-cell>
          <table:table-cell table:style-name="ce682"/>
          <table:table-cell table:style-name="ce580" table:number-columns-repeated="2"/>
          <table:table-cell table:style-name="ce733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4.875" calcext:value-type="float">
            <text:p>-4,87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24" calcext:value-type="float">
            <text:p>24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2)" office:value-type="float" office:value="-8" calcext:value-type="float">
            <text:p>-8</text:p>
          </table:table-cell>
          <table:table-cell table:style-name="ce547" office:value-type="string" calcext:value-type="string">
            <text:p>x<text:span text:style-name="T14">S</text:span></text:p>
          </table:table-cell>
          <table:table-cell table:style-name="ce535" table:formula="of:=RANDBETWEEN(1;9)" office:value-type="float" office:value="4" calcext:value-type="float">
            <text:p>4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2" calcext:value-type="float">
            <text:p>-2</text:p>
          </table:table-cell>
          <table:table-cell table:style-name="ce535" table:formula="of:=[.$A$55]*[.G51]^2+[.$B$55]*[.G51]+[.$C$55]" office:value-type="float" office:value="37.125" calcext:value-type="float">
            <text:p>37,125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7.59375" calcext:value-type="float">
            <text:p>7,5937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6" calcext:value-type="float">
            <text:p>-6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2">A</text:span></text:p>
          </table:table-cell>
          <table:table-cell table:style-name="ce535" table:formula="of:=RANDBETWEEN(-30;-3)*[.H52]" office:value-type="float" office:value="18" calcext:value-type="float">
            <text:p>18</text:p>
          </table:table-cell>
          <table:table-cell table:style-name="ce547" office:value-type="string" calcext:value-type="string">
            <text:p>y<text:span text:style-name="T32">S</text:span></text:p>
          </table:table-cell>
          <table:table-cell table:style-name="ce535" table:formula="of:=RANDBETWEEN(-30;-3)*(-[.H52])" office:value-type="float" office:value="-18" calcext:value-type="float">
            <text:p>-18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-30;-2)*[.H52]" office:value-type="float" office:value="27" calcext:value-type="float">
            <text:p>27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80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18" calcext:value-type="float">
            <text:p>18</text:p>
          </table:table-cell>
          <table:table-cell table:style-name="ce580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36" calcext:value-type="float">
            <text:p>-36</text:p>
          </table:table-cell>
          <table:table-cell table:number-columns-repeated="1005"/>
        </table:table-row>
        <table:table-row table:style-name="ro3">
          <table:table-cell table:style-name="ce600" table:number-columns-repeated="7"/>
          <table:table-cell table:style-name="ce741"/>
          <table:table-cell table:style-name="ce580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26.34375" calcext:value-type="float">
            <text:p>26,343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41"/>
          <table:table-cell table:style-name="ce580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32.625" calcext:value-type="float">
            <text:p>32,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1.03125" calcext:value-type="float">
            <text:p>-33/32</text:p>
          </table:table-cell>
          <table:table-cell table:style-name="ce553" table:formula="of:=([.D52]-[.B52])/([.D51]-[.B51])-[.A55]*([.B51]+[.D51])" office:value-type="float" office:value="-7.125" calcext:value-type="float">
            <text:p>-57/8 </text:p>
          </table:table-cell>
          <table:table-cell table:style-name="ce535" table:formula="of:=[.B52]-[.A55]*[.B51]*[.B51]-[.B55]*[.B51]" office:value-type="float" office:value="27" calcext:value-type="float">
            <text:p>27</text:p>
          </table:table-cell>
          <table:table-cell table:style-name="ce553" table:formula="of:=([.D52]-[.B52])/([.D51]-[.B51])" office:value-type="float" office:value="-3" calcext:value-type="float">
            <text:p>- 3/1 </text:p>
          </table:table-cell>
          <table:table-cell table:style-name="ce553" table:formula="of:=[.D52]-[.D55]*[.D51]" office:value-type="float" office:value="-6" calcext:value-type="float">
            <text:p>- 6/1 </text:p>
          </table:table-cell>
          <table:table-cell table:style-name="ce535" table:formula="of:=[.B51]" office:value-type="float" office:value="-8" calcext:value-type="float">
            <text:p>-8</text:p>
          </table:table-cell>
          <table:table-cell table:style-name="ce535" table:formula="of:=[.D51]" office:value-type="float" office:value="4" calcext:value-type="float">
            <text:p>4</text:p>
          </table:table-cell>
          <table:table-cell table:style-name="ce741"/>
          <table:table-cell table:style-name="ce580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36.84375" calcext:value-type="float">
            <text:p>36,843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39" calcext:value-type="float">
            <text:p>39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39.09375" calcext:value-type="float">
            <text:p>39,093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number-columns-repeated="5" table:style-name="ce571"/>
          <table:table-cell table:style-name="ce741"/>
          <table:table-cell table:style-name="ce616" office:value-type="string" calcext:value-type="string">
            <text:p>Choix in 2</text:p>
          </table:table-cell>
          <table:table-cell table:style-name="ce580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37.125" calcext:value-type="float">
            <text:p>37,1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7" office:value-type="string" calcext:value-type="string">
            <text:p>{</text:p>
          </table:table-cell>
          <table:table-cell table:style-name="ce677" table:formula="of:=[.F55]" office:value-type="float" office:value="-8" calcext:value-type="float">
            <text:p>-8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[.G55]" office:value-type="float" office:value="4" calcext:value-type="float">
            <text:p>4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36" calcext:value-type="float">
            <text:p>36</text:p>
          </table:table-cell>
          <table:table-cell table:style-name="ce580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33.09375" calcext:value-type="float">
            <text:p>33,093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61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7"/>
          <table:table-cell table:style-name="ce616" office:value-type="string" calcext:value-type="string">
            <text:p>Choix in 1</text:p>
          </table:table-cell>
          <table:table-cell table:style-name="ce616" office:value-type="string" calcext:value-type="string">
            <text:p>Inéq 1</text:p>
          </table:table-cell>
          <table:table-cell table:style-name="ce616" office:value-type="string" calcext:value-type="string">
            <text:p>Choix in 2</text:p>
          </table:table-cell>
          <table:table-cell table:style-name="ce616" office:value-type="string" calcext:value-type="string">
            <text:p>Inéq 2</text:p>
          </table:table-cell>
          <table:table-cell table:style-name="ce580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27" calcext:value-type="float">
            <text:p>27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3" calcext:value-type="float">
            <text:p>3</text:p>
          </table:table-cell>
          <table:table-cell table:style-name="ce557" table:formula="of:=IF([.$E$61]=1;&quot;≥&quot;;IF([.$E$61]=2;&quot;&gt;&quot;;IF([.$E$61]=3;&quot;≤&quot;;&quot;&lt;&quot;)))" office:value-type="string" office:string-value="≤" calcext:value-type="string">
            <text:p>≤</text:p>
          </table:table-cell>
          <table:table-cell table:style-name="ce713" table:formula="of:=RANDBETWEEN(5;6)" office:value-type="float" office:value="6" calcext:value-type="float">
            <text:p>6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gt;" calcext:value-type="string">
            <text:p>&gt;</text:p>
          </table:table-cell>
          <table:table-cell table:style-name="ce580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18.84375" calcext:value-type="float">
            <text:p>18,84375</text:p>
          </table:table-cell>
          <table:table-cell table:style-name="ce580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1" calcext:value-type="float">
            <text:p>1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8.625" calcext:value-type="float">
            <text:p>8,625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616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600"/>
          <table:covered-table-cell table:number-columns-repeated="3" table:style-name="ce535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3.65625" calcext:value-type="float">
            <text:p>-3,65625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18" calcext:value-type="float">
            <text:p>-18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34.40625" calcext:value-type="float">
            <text:p>-34,40625</text:p>
          </table:table-cell>
          <table:table-cell table:number-columns-repeated="1008"/>
        </table:table-row>
        <table:table-row table:style-name="ro3">
          <table:table-cell table:style-name="ce580" table:number-columns-repeated="8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52.875" calcext:value-type="float">
            <text:p>-52,875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F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73.40625" calcext:value-type="float">
            <text:p>-73,40625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86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77" table:formula="of:=IF([.$F$62]=2;[.$O$50];[.$F$55])" office:value-type="float" office:value="-10" calcext:value-type="float">
            <text:p>-10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IF([.$F$62]=2;[.$F$55];[.$G$55])" office:value-type="float" office:value="-8" calcext:value-type="float">
            <text:p>-8</text:p>
          </table:table-cell>
          <table:table-cell table:style-name="ce677" table:formula="of:=IF(OR([.$E$61]=1;[.$E$61]=3);&quot;]&quot;;&quot;[&quot;)" office:value-type="string" office:string-value="]" calcext:value-type="string">
            <text:p>]</text:p>
          </table:table-cell>
          <table:table-cell table:style-name="ce677" table:formula="of:=IF([.$F$62]=1;&quot;&quot;;&quot;ou&quot;)" office:value-type="string" office:string-value="ou" calcext:value-type="string">
            <text:p>ou</text:p>
          </table:table-cell>
          <table:table-cell table:style-name="ce677" table:formula="of:=IF([.$F$62]=1;&quot;&quot;;IF(OR([.$E$61]=1;[.$E$61]=3);&quot;[&quot;;&quot;]&quot;))" office:value-type="string" office:string-value="[" calcext:value-type="string">
            <text:p>[</text:p>
          </table:table-cell>
          <table:table-cell table:style-name="ce677" table:formula="of:=IF([.$F$62]=1;&quot;&quot;;[.G55])" office:value-type="float" office:value="4" calcext:value-type="float">
            <text:p>4</text:p>
          </table:table-cell>
          <table:table-cell table:style-name="ce677" table:formula="of:=IF([.$F$62]=1;&quot;&quot;;&quot;;&quot;)" office:value-type="string" office:string-value=";" calcext:value-type="string">
            <text:p>;</text:p>
          </table:table-cell>
          <table:table-cell table:style-name="ce677" table:formula="of:=IF([.$F$62]=1;&quot;&quot;;[.$O$70])" office:value-type="float" office:value="10" calcext:value-type="float">
            <text:p>10</text:p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96" calcext:value-type="float">
            <text:p>-96</text:p>
          </table:table-cell>
          <table:table-cell table:number-columns-repeated="3"/>
          <table:table-cell table:style-name="ce739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10" calcext:value-type="float">
            <text:p>-10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-8" calcext:value-type="float">
            <text:p>-8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 office:value-type="string" office:string-value="" calcext:value-type="string">
            <text:p></text:p>
          </table:table-cell>
          <table:table-cell table:style-name="ce675" table:formula="of:=[.H68]" office:value-type="string" office:string-value="[" calcext:value-type="string">
            <text:p>[</text:p>
          </table:table-cell>
          <table:table-cell table:style-name="ce675" table:formula="of:=[.I68]" office:value-type="float" office:value="4" calcext:value-type="float">
            <text:p>4</text:p>
          </table:table-cell>
          <table:table-cell table:style-name="ce675" table:formula="of:=[.J68]" office:value-type="string" office:string-value=";" calcext:value-type="string">
            <text:p>;</text:p>
          </table:table-cell>
          <table:table-cell table:style-name="ce675" table:formula="of:=[.K68]" office:value-type="float" office:value="10" calcext:value-type="float">
            <text:p>10</text:p>
          </table:table-cell>
          <table:table-cell table:style-name="ce776" table:formula="of:=[.L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120.65625" calcext:value-type="float">
            <text:p>-120,65625</text:p>
          </table:table-cell>
          <table:table-cell table:number-columns-repeated="3"/>
          <table:table-cell table:style-name="ce785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71" table:number-columns-repeated="7"/>
          <table:table-cell table:style-name="ce600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147.375" calcext:value-type="float">
            <text:p>-147,375</text:p>
          </table:table-cell>
          <table:table-cell table:number-columns-repeated="3"/>
          <table:table-cell table:style-name="ce876" table:number-columns-spanned="1" table:number-rows-spanned="2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H61]" office:value-type="string" office:string-value="&gt;" calcext:value-type="string">
            <text:p>&gt;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3"/>
          <table:table-cell table:style-name="ce580" table:number-columns-repeated="4"/>
          <table:covered-table-cell table:style-name="ce871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]" calcext:value-type="string">
            <text:p>]</text:p>
          </table:table-cell>
          <table:table-cell table:style-name="ce675" table:formula="of:=IF([.$H$62]=2;[.$O$50];[.$F$55])" office:value-type="float" office:value="-8" calcext:value-type="float">
            <text:p>-8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4" calcext:value-type="float">
            <text:p>4</text:p>
          </table:table-cell>
          <table:table-cell table:style-name="ce677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>
            <text:p/>
          </table:table-cell>
          <table:table-cell table:style-name="ce677" table:formula="of:=IF([.$H$62]=1;&quot;&quot;;IF(OR([.$H$59]=16;[.$H$59]=26;[.$H$59]=35;[.$H$59]=45);&quot;[&quot;;&quot;]&quot;))">
            <text:p/>
          </table:table-cell>
          <table:table-cell table:style-name="ce675" table:formula="of:=IF([.$H$62]=1;&quot;&quot;;[.G55])">
            <text:p/>
          </table:table-cell>
          <table:table-cell table:style-name="ce675" table:formula="of:=IF([.$H$62]=1;&quot;&quot;;&quot;;&quot;)">
            <text:p/>
          </table:table-cell>
          <table:table-cell table:style-name="ce675" table:formula="of:=IF([.$H$62]=1;&quot;&quot;;[.$O$70])">
            <text:p/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>
            <text:p/>
          </table:table-cell>
          <table:table-cell table:number-columns-repeated="3"/>
          <table:table-cell table:style-name="ce580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]" calcext:value-type="string">
            <text:p>]</text:p>
          </table:table-cell>
          <table:table-cell table:style-name="ce621" table:formula="of:=[.C72]" office:value-type="float" office:value="-8" calcext:value-type="float">
            <text:p>-8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4" calcext:value-type="float">
            <text:p>4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>
            <text:p/>
          </table:table-cell>
          <table:table-cell table:style-name="ce675" table:formula="of:=[.H72]">
            <text:p/>
          </table:table-cell>
          <table:table-cell table:style-name="ce675" table:formula="of:=[.I72]">
            <text:p/>
          </table:table-cell>
          <table:table-cell table:style-name="ce675" table:formula="of:=[.J72]">
            <text:p/>
          </table:table-cell>
          <table:table-cell table:style-name="ce675" table:formula="of:=[.K72]">
            <text:p/>
          </table:table-cell>
          <table:table-cell table:style-name="ce776" table:formula="of:=[.L72]">
            <text:p/>
          </table:table-cell>
          <table:table-cell table:number-columns-repeated="3"/>
          <table:table-cell table:style-name="ce580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600" table:number-columns-repeated="12"/>
          <table:table-cell table:number-columns-repeated="3"/>
          <table:table-cell table:style-name="ce580" table:number-columns-repeated="4"/>
          <table:table-cell table:style-name="ce876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571"/>
          <table:covered-table-cell table:style-name="ce655"/>
          <table:covered-table-cell table:number-columns-repeated="4"/>
          <table:covered-table-cell table:number-columns-repeated="5" table:style-name="ce600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3">f </text:span><text:span text:style-name="T34">(</text:span><text:span text:style-name="T35">x</text:span><text:span text:style-name="T34">)</text:span><text:span text:style-name="T36"> = </text:span><text:span text:style-name="T37">g</text:span><text:span text:style-name="T38">(</text:span><text:span text:style-name="T37">x</text:span><text:span text:style-name="T38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600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6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6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6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6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6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6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80"/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4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4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4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4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4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4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600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600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600" table:number-columns-repeated="6"/>
          <table:table-cell table:style-name="ce587"/>
          <table:table-cell table:style-name="ce600" table:number-columns-repeated="5"/>
          <table:table-cell table:number-columns-repeated="3"/>
          <table:table-cell table:style-name="ce864"/>
          <table:table-cell table:number-columns-repeated="988"/>
          <table:table-cell table:style-name="ce600"/>
        </table:table-row>
        <table:table-row table:style-name="ro3">
          <table:table-cell table:style-name="ce580" table:number-columns-repeated="10"/>
          <table:table-cell table:style-name="ce759"/>
          <table:table-cell table:style-name="ce580" table:number-columns-repeated="2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2"/>
          <table:table-cell table:style-name="ce816"/>
          <table:table-cell table:number-columns-repeated="3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600" table:number-columns-repeated="10"/>
          <table:table-cell table:style-name="ce762"/>
          <table:table-cell table:style-name="ce600"/>
          <table:table-cell table:number-columns-repeated="4"/>
          <table:table-cell table:style-name="ce580"/>
          <table:table-cell table:number-columns-repeated="2"/>
          <table:table-cell table:style-name="ce580" table:number-columns-repeated="9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11"/>
          <table:table-cell table:number-columns-repeated="98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8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80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9"/>
          <table:table-cell table:style-name="ce631" table:number-columns-repeated="2"/>
          <table:table-cell table:number-columns-repeated="972"/>
          <table:table-cell table:style-name="ce580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6" calcext:value-type="float">
            <text:p>-6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-2" calcext:value-type="float">
            <text:p>-2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2" calcext:value-type="float">
            <text:p>2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6" calcext:value-type="float">
            <text:p>6</text:p>
          </table:table-cell>
          <table:table-cell table:style-name="ce676" table:formula="of:=[.M130]">
            <text:p/>
          </table:table-cell>
          <table:table-cell table:style-name="ce777" table:formula="of:=[.N130]" office:value-type="float" office:value="8" calcext:value-type="float">
            <text:p>8</text:p>
          </table:table-cell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7" table:formula="of:=IF(ISBLANK([.E159]);&quot;&quot;;[.E159])">
            <text:p/>
          </table:table-cell>
          <table:table-cell table:style-name="ce677" table:formula="of:=IF(ISBLANK([.F159]);&quot;&quot;;[.F159])" office:value-type="float" office:value="-4" calcext:value-type="float">
            <text:p>-4</text:p>
          </table:table-cell>
          <table:table-cell table:style-name="ce677" table:formula="of:=IF(ISBLANK([.G159]);&quot;&quot;;[.G159])">
            <text:p/>
          </table:table-cell>
          <table:table-cell table:style-name="ce677" table:formula="of:=IF(ISBLANK([.H159]);&quot;&quot;;[.H159])" office:value-type="float" office:value="0" calcext:value-type="float">
            <text:p>0</text:p>
          </table:table-cell>
          <table:table-cell table:style-name="ce677" table:formula="of:=IF(ISBLANK([.I159]);&quot;&quot;;[.I159])">
            <text:p/>
          </table:table-cell>
          <table:table-cell table:style-name="ce677" table:formula="of:=IF(ISBLANK([.J159]);&quot;&quot;;[.J159])" office:value-type="float" office:value="4" calcext:value-type="float">
            <text:p>4</text:p>
          </table:table-cell>
          <table:table-cell table:style-name="ce677" table:formula="of:=IF(ISBLANK([.K159]);&quot;&quot;;[.K159])">
            <text:p/>
          </table:table-cell>
          <table:table-cell table:style-name="ce677" table:formula="of:=IF(ISBLANK([.L159]);&quot;&quot;;[.L159])" office:value-type="float" office:value="8" calcext:value-type="float">
            <text:p>8</text:p>
          </table:table-cell>
          <table:table-cell table:style-name="ce677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>
            <text:p/>
          </table:table-cell>
          <table:table-cell table:style-name="ce677" table:formula="of:=[.Q130]" office:value-type="string" office:string-value="-" calcext:value-type="string">
            <text:p>-</text:p>
          </table:table-cell>
          <table:table-cell table:style-name="ce677" table:formula="of:=[.R130]" office:value-type="float" office:value="0" calcext:value-type="float">
            <text:p>0</text:p>
          </table:table-cell>
          <table:table-cell table:style-name="ce677" table:formula="of:=[.S130]" office:value-type="string" office:string-value="+" calcext:value-type="string">
            <text:p>+</text:p>
          </table:table-cell>
          <table:table-cell table:style-name="ce677" table:formula="of:=[.T130]" office:value-type="float" office:value="0" calcext:value-type="float">
            <text:p>0</text:p>
          </table:table-cell>
          <table:table-cell table:style-name="ce677" table:formula="of:=[.U130]" office:value-type="string" office:string-value="-" calcext:value-type="string">
            <text:p>-</text:p>
          </table:table-cell>
          <table:table-cell table:style-name="ce677" table:formula="of:=[.V130]" office:value-type="float" office:value="0" calcext:value-type="float">
            <text:p>0</text:p>
          </table:table-cell>
          <table:table-cell table:style-name="ce677" table:formula="of:=[.W130]" office:value-type="string" office:string-value="+" calcext:value-type="string">
            <text:p>+</text:p>
          </table:table-cell>
          <table:table-cell table:style-name="ce677" table:formula="of:=[.X130]" office:value-type="float" office:value="0" calcext:value-type="float">
            <text:p>0</text:p>
          </table:table-cell>
          <table:table-cell table:style-name="ce677" table:formula="of:=[.Y130]" office:value-type="string" office:string-value="-" calcext:value-type="string">
            <text:p>-</text:p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 office:value-type="float" office:value="0" calcext:value-type="float">
            <text:p>0</text:p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6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593" table:formula="of:=IF([.Q88]=&quot;-&quot;;[.AB159];&quot;&quot;)">
            <text:p/>
          </table:table-cell>
          <table:table-cell table:style-name="ce761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6" calcext:value-type="float">
            <text:p>6</text:p>
          </table:table-cell>
          <table:table-cell table:style-name="ce761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761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8" calcext:value-type="float">
            <text:p>8</text:p>
          </table:table-cell>
          <table:table-cell table:style-name="ce761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79"/>
          <table:table-cell table:style-name="ce580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-6" calcext:value-type="float">
            <text:p>-6</text:p>
          </table:table-cell>
          <table:covered-table-cell table:style-name="ce764"/>
          <table:table-cell table:style-name="ce651" table:formula="of:=IF([.Q88]=&quot;-&quot;;IF([.Q88]=&quot;&quot;;&quot;&quot;;[.AD159]);&quot;&quot;)">
            <text:p/>
          </table:table-cell>
          <table:covered-table-cell table:style-name="ce764"/>
          <table:table-cell table:style-name="ce651" table:formula="of:=IF([.S88]=&quot;-&quot;;IF([.S88]=&quot;&quot;;&quot;&quot;;[.AF159]);&quot;&quot;)" office:value-type="float" office:value="-8" calcext:value-type="float">
            <text:p>-8</text:p>
          </table:table-cell>
          <table:covered-table-cell table:style-name="ce764"/>
          <table:table-cell table:style-name="ce651" table:formula="of:=IF([.U88]=&quot;-&quot;;IF([.U88]=&quot;&quot;;&quot;&quot;;[.AH159]);&quot;&quot;)">
            <text:p/>
          </table:table-cell>
          <table:covered-table-cell table:style-name="ce764"/>
          <table:table-cell table:style-name="ce651" table:formula="of:=IF([.W88]=&quot;-&quot;;IF([.W88]=&quot;&quot;;&quot;&quot;;[.AJ159]);&quot;&quot;)" office:value-type="float" office:value="-7" calcext:value-type="float">
            <text:p>-7</text:p>
          </table:table-cell>
          <table:covered-table-cell table:style-name="ce764"/>
          <table:table-cell table:style-name="ce906" table:formula="of:=IF([.Y88]=&quot;-&quot;;IF([.Y88]=&quot;&quot;;&quot;&quot;;[.AL159]);&quot;&quot;)">
            <text:p/>
          </table:table-cell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18"/>
          <table:table-cell table:style-name="ce580" table:number-columns-repeated="10"/>
          <table:table-cell/>
          <table:table-cell table:style-name="ce580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2:.F92])" office:value-type="float" office:value="6" calcext:value-type="float">
            <text:p>6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4" calcext:value-type="float">
            <text:p>4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80" table:number-columns-repeated="10"/>
          <table:table-cell table:number-columns-repeated="20"/>
          <table:table-cell table:style-name="ce580" table:number-columns-repeated="13"/>
          <table:table-cell table:style-name="ce744"/>
          <table:table-cell table:style-name="ce580" table:number-columns-repeated="21"/>
          <table:table-cell/>
          <table:table-cell table:style-name="ce580" table:number-columns-repeated="52"/>
          <table:table-cell table:number-columns-repeated="88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38" calcext:value-type="float">
            <text:p>38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 table:number-columns-repeated="17"/>
          <table:table-cell table:style-name="ce986"/>
          <table:table-cell table:style-name="ce580" table:number-columns-repeated="3"/>
          <table:table-cell table:style-name="ce945" table:number-columns-repeated="34"/>
          <table:table-cell table:style-name="ce580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8"/>
          <table:table-cell/>
        </table:table-row>
        <table:table-row table:style-name="ro3">
          <table:table-cell table:style-name="ce580" table:number-columns-repeated="3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8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44"/>
          <table:table-cell table:style-name="ce744" table:number-columns-repeated="28"/>
          <table:table-cell table:style-name="ce987"/>
          <table:table-cell table:style-name="ce744" table:number-columns-repeated="2"/>
          <table:table-cell table:style-name="ce872"/>
          <table:table-cell table:style-name="ce652" table:number-columns-repeated="11"/>
          <table:table-cell table:style-name="ce945"/>
          <table:table-cell table:style-name="ce652" table:number-columns-repeated="19"/>
          <table:table-cell table:style-name="ce914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80" table:number-columns-repeated="42"/>
          <table:table-cell/>
        </table:table-row>
        <table:table-row table:style-name="ro3">
          <table:table-cell table:style-name="ce580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6" calcext:value-type="float">
            <text:p>6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921" table:number-columns-repeated="11"/>
          <table:table-cell table:style-name="ce552"/>
          <table:table-cell table:style-name="ce1038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8"/>
          <table:covered-table-cell table:style-name="ce1052"/>
          <table:covered-table-cell table:number-columns-repeated="2" table:style-name="ce1038"/>
          <table:table-cell table:style-name="ce935"/>
          <table:table-cell table:style-name="ce1055" table:number-columns-spanned="11" table:number-rows-spanned="1"/>
          <table:covered-table-cell table:number-columns-repeated="10" table:style-name="ce1056"/>
          <table:table-cell table:style-name="ce891"/>
          <table:table-cell table:style-name="ce1055"/>
          <table:table-cell table:style-name="ce1056" table:number-columns-repeated="2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-6" calcext:value-type="float">
            <text:p>-6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4.24264068711928" calcext:value-type="float">
            <text:p>-4,24264068711928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0" calcext:value-type="float">
            <text:p>0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6" calcext:value-type="float">
            <text:p>6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0" calcext:value-type="float">
            <text:p>0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-8" calcext:value-type="float">
            <text:p>-8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0" calcext:value-type="float">
            <text:p>0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8" calcext:value-type="float">
            <text:p>8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0" calcext:value-type="float">
            <text:p>0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4.94974746830583" calcext:value-type="float">
            <text:p>-4,94974746830583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-7" calcext:value-type="float">
            <text:p>-7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80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52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761246" calcext:value-type="float">
            <text:p>761246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F100])))&lt;10^-5;0;-[.$W$100]*SIN(RADIANS(45*[.F100])))" office:value-type="float" office:value="-6" calcext:value-type="float">
            <text:p>-6</text:p>
          </table:table-cell>
          <table:table-cell table:style-name="ce695" table:formula="of:=IF(ABS(-[.$W$100]*SIN(RADIANS(45*[.G100])))&lt;10^-5;0;-[.$W$100]*SIN(RADIANS(45*[.G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4.24264068711929" calcext:value-type="float">
            <text:p>4,24264068711929</text:p>
          </table:table-cell>
          <table:table-cell table:style-name="ce695" table:formula="of:=IF(ABS(-[.$W$100]*SIN(RADIANS(45*[.J100])))&lt;10^-5;0;-[.$W$100]*SIN(RADIANS(45*[.J100])))" office:value-type="float" office:value="6" calcext:value-type="float">
            <text:p>6</text:p>
          </table:table-cell>
          <table:table-cell table:style-name="ce695" table:formula="of:=IF(ABS(-[.$W$100]*SIN(RADIANS(45*[.K100])))&lt;10^-5;0;-[.$W$100]*SIN(RADIANS(45*[.K100])))" office:value-type="float" office:value="4.24264068711929" calcext:value-type="float">
            <text:p>4,24264068711929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N100])))&lt;10^-5;0;-[.$X$100]*SIN(RADIANS(45*[.N100])))" office:value-type="float" office:value="-8" calcext:value-type="float">
            <text:p>-8</text:p>
          </table:table-cell>
          <table:table-cell table:style-name="ce695" table:formula="of:=IF(ABS(-[.$X$100]*SIN(RADIANS(45*[.O100])))&lt;10^-5;0;-[.$X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5.65685424949238" calcext:value-type="float">
            <text:p>5,65685424949238</text:p>
          </table:table-cell>
          <table:table-cell table:style-name="ce695" table:formula="of:=IF(ABS(-[.$X$100]*SIN(RADIANS(45*[.R100])))&lt;10^-5;0;-[.$X$100]*SIN(RADIANS(45*[.R100])))" office:value-type="float" office:value="8" calcext:value-type="float">
            <text:p>8</text:p>
          </table:table-cell>
          <table:table-cell table:style-name="ce695" table:formula="of:=IF(ABS(-[.$X$100]*SIN(RADIANS(45*[.S100])))&lt;10^-5;0;-[.$X$100]*SIN(RADIANS(45*[.S100])))" office:value-type="float" office:value="5.65685424949238" calcext:value-type="float">
            <text:p>5,65685424949238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140177" calcext:value-type="float">
            <text:p>140177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2.29610059419054" calcext:value-type="float">
            <text:p>-2,29610059419054</text:p>
          </table:table-cell>
          <table:table-cell table:style-name="ce696" table:formula="of:=IF(ABS([.$W$100]*SIN(RADIANS(22.5*[.F100])))&lt;10^-5;0;[.$W$100]*SIN(RADIANS(22.5*[.F100])))" office:value-type="float" office:value="-4.24264068711929" calcext:value-type="float">
            <text:p>-4,24264068711929</text:p>
          </table:table-cell>
          <table:table-cell table:style-name="ce696" table:formula="of:=IF(ABS([.$W$100]*SIN(RADIANS(22.5*[.G100])))&lt;10^-5;0;[.$W$100]*SIN(RADIANS(22.5*[.G100])))" office:value-type="float" office:value="-5.54327719506772" calcext:value-type="float">
            <text:p>-5,54327719506772</text:p>
          </table:table-cell>
          <table:table-cell table:style-name="ce696" table:formula="of:=IF(ABS([.$W$100]*SIN(RADIANS(22.5*[.H100])))&lt;10^-5;0;[.$W$100]*SIN(RADIANS(22.5*[.H100])))" office:value-type="float" office:value="-6" calcext:value-type="float">
            <text:p>-6</text:p>
          </table:table-cell>
          <table:table-cell table:style-name="ce696" table:formula="of:=IF(ABS([.$W$100]*SIN(RADIANS(22.5*[.I100])))&lt;10^-5;0;[.$W$100]*SIN(RADIANS(22.5*[.I100])))" office:value-type="float" office:value="-5.54327719506772" calcext:value-type="float">
            <text:p>-5,54327719506772</text:p>
          </table:table-cell>
          <table:table-cell table:style-name="ce696" table:formula="of:=IF(ABS([.$W$100]*SIN(RADIANS(22.5*[.J100])))&lt;10^-5;0;[.$W$100]*SIN(RADIANS(22.5*[.J100])))" office:value-type="float" office:value="-4.24264068711929" calcext:value-type="float">
            <text:p>-4,24264068711929</text:p>
          </table:table-cell>
          <table:table-cell table:style-name="ce696" table:formula="of:=IF(ABS([.$W$100]*SIN(RADIANS(22.5*[.K100])))&lt;10^-5;0;[.$W$100]*SIN(RADIANS(22.5*[.K100])))" office:value-type="float" office:value="-2.29610059419054" calcext:value-type="float">
            <text:p>-2,29610059419054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06146745892072" calcext:value-type="float">
            <text:p>3,06146745892072</text:p>
          </table:table-cell>
          <table:table-cell table:style-name="ce696" table:formula="of:=IF(ABS([.$X$100]*SIN(RADIANS(22.5*[.N100])))&lt;10^-5;0;[.$X$100]*SIN(RADIANS(22.5*[.N100])))" office:value-type="float" office:value="5.65685424949238" calcext:value-type="float">
            <text:p>5,65685424949238</text:p>
          </table:table-cell>
          <table:table-cell table:style-name="ce696" table:formula="of:=IF(ABS([.$X$100]*SIN(RADIANS(22.5*[.O100])))&lt;10^-5;0;[.$X$100]*SIN(RADIANS(22.5*[.O100])))" office:value-type="float" office:value="7.39103626009029" calcext:value-type="float">
            <text:p>7,39103626009029</text:p>
          </table:table-cell>
          <table:table-cell table:style-name="ce696" table:formula="of:=IF(ABS([.$X$100]*SIN(RADIANS(22.5*[.P100])))&lt;10^-5;0;[.$X$100]*SIN(RADIANS(22.5*[.P100])))" office:value-type="float" office:value="8" calcext:value-type="float">
            <text:p>8</text:p>
          </table:table-cell>
          <table:table-cell table:style-name="ce696" table:formula="of:=IF(ABS([.$X$100]*SIN(RADIANS(22.5*[.Q100])))&lt;10^-5;0;[.$X$100]*SIN(RADIANS(22.5*[.Q100])))" office:value-type="float" office:value="7.39103626009029" calcext:value-type="float">
            <text:p>7,39103626009029</text:p>
          </table:table-cell>
          <table:table-cell table:style-name="ce696" table:formula="of:=IF(ABS([.$X$100]*SIN(RADIANS(22.5*[.R100])))&lt;10^-5;0;[.$X$100]*SIN(RADIANS(22.5*[.R100])))" office:value-type="float" office:value="5.65685424949238" calcext:value-type="float">
            <text:p>5,65685424949238</text:p>
          </table:table-cell>
          <table:table-cell table:style-name="ce696" table:formula="of:=IF(ABS([.$X$100]*SIN(RADIANS(22.5*[.S100])))&lt;10^-5;0;[.$X$100]*SIN(RADIANS(22.5*[.S100])))" office:value-type="float" office:value="3.06146745892072" calcext:value-type="float">
            <text:p>3,06146745892072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4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381519" calcext:value-type="float">
            <text:p>381519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95" table:formula="of:=IF(ABS(-[.$W$100]*COS(RADIANS(45*[.D100])))&lt;10^-5;0;-[.$W$100]*COS(RADIANS(45*[.D100])))" office:value-type="float" office:value="-6" calcext:value-type="float">
            <text:p>-6</text:p>
          </table:table-cell>
          <table:table-cell table:style-name="ce695" table:formula="of:=IF(ABS(-[.$W$100]*COS(RADIANS(45*[.E100])))&lt;10^-5;0;-[.$W$100]*COS(RADIANS(45*[.E100])))" office:value-type="float" office:value="-4.24264068711928" calcext:value-type="float">
            <text:p>-4,2426406871192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4.24264068711929" calcext:value-type="float">
            <text:p>4,24264068711929</text:p>
          </table:table-cell>
          <table:table-cell table:style-name="ce695" table:formula="of:=IF(ABS(-[.$W$100]*COS(RADIANS(45*[.H100])))&lt;10^-5;0;-[.$W$100]*COS(RADIANS(45*[.H100])))" office:value-type="float" office:value="6" calcext:value-type="float">
            <text:p>6</text:p>
          </table:table-cell>
          <table:table-cell table:style-name="ce695" table:formula="of:=IF(ABS(-[.$W$100]*COS(RADIANS(45*[.I100])))&lt;10^-5;0;-[.$W$100]*COS(RADIANS(45*[.I100])))" office:value-type="float" office:value="4.24264068711929" calcext:value-type="float">
            <text:p>4,24264068711929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L100])))&lt;10^-5;0;-[.$X$100]*COS(RADIANS(45*[.L100])))" office:value-type="float" office:value="-8" calcext:value-type="float">
            <text:p>-8</text:p>
          </table:table-cell>
          <table:table-cell table:style-name="ce695" table:formula="of:=IF(ABS(-[.$X$100]*COS(RADIANS(45*[.M100])))&lt;10^-5;0;-[.$X$100]*COS(RADIANS(45*[.M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5.65685424949238" calcext:value-type="float">
            <text:p>5,65685424949238</text:p>
          </table:table-cell>
          <table:table-cell table:style-name="ce695" table:formula="of:=IF(ABS(-[.$Y$100]*COS(RADIANS(45*[.P100])))&lt;10^-5;0;-[.$Y$100]*COS(RADIANS(45*[.P100])))" office:value-type="float" office:value="8" calcext:value-type="float">
            <text:p>8</text:p>
          </table:table-cell>
          <table:table-cell table:style-name="ce695" table:formula="of:=IF(ABS(-[.$Y$100]*COS(RADIANS(45*[.Q100])))&lt;10^-5;0;-[.$Y$100]*COS(RADIANS(45*[.Q100])))" office:value-type="float" office:value="5.65685424949238" calcext:value-type="float">
            <text:p>5,65685424949238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4.94974746830583" calcext:value-type="float">
            <text:p>-4,94974746830583</text:p>
          </table:table-cell>
          <table:table-cell table:style-name="ce695" table:formula="of:=IF(ABS(-[.$Z$100]*COS(RADIANS(45*[.T100])))&lt;10^-5;0;-[.$Z$100]*COS(RADIANS(45*[.T100])))" office:value-type="float" office:value="-7" calcext:value-type="float">
            <text:p>-7</text:p>
          </table:table-cell>
          <table:table-cell table:style-name="ce559" table:formula="of:=RANK([.B104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24621" calcext:value-type="float">
            <text:p>24621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96" table:formula="of:=IF(ABS([.$W$100]*COS(RADIANS(22.5*[.D100])))&lt;10^-5;0;[.$W$100]*COS(RADIANS(22.5*[.D100])))" office:value-type="float" office:value="-6" calcext:value-type="float">
            <text:p>-6</text:p>
          </table:table-cell>
          <table:table-cell table:style-name="ce696" table:formula="of:=IF(ABS([.$W$100]*COS(RADIANS(22.5*[.E100])))&lt;10^-5;0;[.$W$100]*COS(RADIANS(22.5*[.E100])))" office:value-type="float" office:value="-5.54327719506772" calcext:value-type="float">
            <text:p>-5,54327719506772</text:p>
          </table:table-cell>
          <table:table-cell table:style-name="ce696" table:formula="of:=IF(ABS([.$W$100]*COS(RADIANS(22.5*[.F100])))&lt;10^-5;0;[.$W$100]*COS(RADIANS(22.5*[.F100])))" office:value-type="float" office:value="-4.24264068711929" calcext:value-type="float">
            <text:p>-4,24264068711929</text:p>
          </table:table-cell>
          <table:table-cell table:style-name="ce696" table:formula="of:=IF(ABS([.$W$100]*COS(RADIANS(22.5*[.G100])))&lt;10^-5;0;[.$W$100]*COS(RADIANS(22.5*[.G100])))" office:value-type="float" office:value="-2.29610059419054" calcext:value-type="float">
            <text:p>-2,29610059419054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06146745892072" calcext:value-type="float">
            <text:p>3,06146745892072</text:p>
          </table:table-cell>
          <table:table-cell table:style-name="ce696" table:formula="of:=IF(ABS([.$X$100]*COS(RADIANS(22.5*[.J100])))&lt;10^-5;0;[.$X$100]*COS(RADIANS(22.5*[.J100])))" office:value-type="float" office:value="5.65685424949238" calcext:value-type="float">
            <text:p>5,65685424949238</text:p>
          </table:table-cell>
          <table:table-cell table:style-name="ce696" table:formula="of:=IF(ABS([.$X$100]*COS(RADIANS(22.5*[.K100])))&lt;10^-5;0;[.$X$100]*COS(RADIANS(22.5*[.K100])))" office:value-type="float" office:value="7.39103626009029" calcext:value-type="float">
            <text:p>7,39103626009029</text:p>
          </table:table-cell>
          <table:table-cell table:style-name="ce696" table:formula="of:=IF(ABS([.$X$100]*COS(RADIANS(22.5*[.L100])))&lt;10^-5;0;[.$X$100]*COS(RADIANS(22.5*[.L100])))" office:value-type="float" office:value="8" calcext:value-type="float">
            <text:p>8</text:p>
          </table:table-cell>
          <table:table-cell table:style-name="ce696" table:formula="of:=IF(ABS([.$X$100]*COS(RADIANS(22.5*[.M100])))&lt;10^-5;0;[.$X$100]*COS(RADIANS(22.5*[.M100])))" office:value-type="float" office:value="7.39103626009029" calcext:value-type="float">
            <text:p>7,39103626009029</text:p>
          </table:table-cell>
          <table:table-cell table:style-name="ce696" table:formula="of:=IF(ABS([.$X$100]*COS(RADIANS(22.5*[.N100])))&lt;10^-5;0;[.$X$100]*COS(RADIANS(22.5*[.N100])))" office:value-type="float" office:value="5.65685424949238" calcext:value-type="float">
            <text:p>5,65685424949238</text:p>
          </table:table-cell>
          <table:table-cell table:style-name="ce696" table:formula="of:=IF(ABS([.$X$100]*COS(RADIANS(22.5*[.O100])))&lt;10^-5;0;[.$X$100]*COS(RADIANS(22.5*[.O100])))" office:value-type="float" office:value="3.06146745892072" calcext:value-type="float">
            <text:p>3,06146745892072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3.06146745892072" calcext:value-type="float">
            <text:p>-3,06146745892072</text:p>
          </table:table-cell>
          <table:table-cell table:style-name="ce696" table:formula="of:=IF(ABS([.$Y$100]*COS(RADIANS(22.5*[.R100])))&lt;10^-5;0;[.$Y$100]*COS(RADIANS(22.5*[.R100])))" office:value-type="float" office:value="-5.65685424949238" calcext:value-type="float">
            <text:p>-5,65685424949238</text:p>
          </table:table-cell>
          <table:table-cell table:style-name="ce696" table:formula="of:=IF(ABS([.$Y$100]*COS(RADIANS(22.5*[.S100])))&lt;10^-5;0;[.$Y$100]*COS(RADIANS(22.5*[.S100])))" office:value-type="float" office:value="-7.39103626009029" calcext:value-type="float">
            <text:p>-7,39103626009029</text:p>
          </table:table-cell>
          <table:table-cell table:style-name="ce696" table:formula="of:=IF(ABS([.$Y$100]*COS(RADIANS(22.5*[.T100])))&lt;10^-5;0;[.$Y$100]*COS(RADIANS(22.5*[.T100])))" office:value-type="float" office:value="-8" calcext:value-type="float">
            <text:p>-8</text:p>
          </table:table-cell>
          <table:table-cell table:style-name="ce559" table:formula="of:=RANK([.B105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338649" calcext:value-type="float">
            <text:p>338649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4.24264068711929" calcext:value-type="float">
            <text:p>4,24264068711929</text:p>
          </table:table-cell>
          <table:table-cell table:style-name="ce697" table:formula="of:=IF(ABS([.$W$100]*SIN(RADIANS(45*[.F100])))&lt;10^-5;0;[.$W$100]*SIN(RADIANS(45*[.F100])))" office:value-type="float" office:value="6" calcext:value-type="float">
            <text:p>6</text:p>
          </table:table-cell>
          <table:table-cell table:style-name="ce697" table:formula="of:=IF(ABS([.$W$100]*SIN(RADIANS(45*[.G100])))&lt;10^-5;0;[.$W$100]*SIN(RADIANS(45*[.G100])))" office:value-type="float" office:value="4.24264068711929" calcext:value-type="float">
            <text:p>4,24264068711929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4.24264068711929" calcext:value-type="float">
            <text:p>-4,24264068711929</text:p>
          </table:table-cell>
          <table:table-cell table:style-name="ce697" table:formula="of:=IF(ABS([.$W$100]*SIN(RADIANS(45*[.J100])))&lt;10^-5;0;[.$W$100]*SIN(RADIANS(45*[.J100])))" office:value-type="float" office:value="-6" calcext:value-type="float">
            <text:p>-6</text:p>
          </table:table-cell>
          <table:table-cell table:style-name="ce697" table:formula="of:=IF(ABS([.$W$100]*SIN(RADIANS(45*[.K100])))&lt;10^-5;0;[.$W$100]*SIN(RADIANS(45*[.K100])))" office:value-type="float" office:value="-4.24264068711929" calcext:value-type="float">
            <text:p>-4,24264068711929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5.65685424949238" calcext:value-type="float">
            <text:p>5,65685424949238</text:p>
          </table:table-cell>
          <table:table-cell table:style-name="ce697" table:formula="of:=IF(ABS([.$X$100]*SIN(RADIANS(45*[.N100])))&lt;10^-5;0;[.$X$100]*SIN(RADIANS(45*[.N100])))" office:value-type="float" office:value="8" calcext:value-type="float">
            <text:p>8</text:p>
          </table:table-cell>
          <table:table-cell table:style-name="ce697" table:formula="of:=IF(ABS([.$X$100]*SIN(RADIANS(45*[.O100])))&lt;10^-5;0;[.$X$100]*SIN(RADIANS(45*[.O100])))" office:value-type="float" office:value="5.65685424949238" calcext:value-type="float">
            <text:p>5,65685424949238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5.65685424949238" calcext:value-type="float">
            <text:p>-5,65685424949238</text:p>
          </table:table-cell>
          <table:table-cell table:style-name="ce697" table:formula="of:=IF(ABS([.$X$100]*SIN(RADIANS(45*[.R100])))&lt;10^-5;0;[.$X$100]*SIN(RADIANS(45*[.R100])))" office:value-type="float" office:value="-8" calcext:value-type="float">
            <text:p>-8</text:p>
          </table:table-cell>
          <table:table-cell table:style-name="ce697" table:formula="of:=IF(ABS([.$X$100]*SIN(RADIANS(45*[.S100])))&lt;10^-5;0;[.$X$100]*SIN(RADIANS(45*[.S100])))" office:value-type="float" office:value="-5.65685424949238" calcext:value-type="float">
            <text:p>-5,65685424949238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426112" calcext:value-type="float">
            <text:p>426112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2.29610059419054" calcext:value-type="float">
            <text:p>2,29610059419054</text:p>
          </table:table-cell>
          <table:table-cell table:style-name="ce696" table:formula="of:=IF(ABS(-[.$W$100]*SIN(RADIANS(22.5*[.F100])))&lt;10^-5;0;ABS([.$W$100]*SIN(RADIANS(22.5*[.F100]))))" office:value-type="float" office:value="4.24264068711929" calcext:value-type="float">
            <text:p>4,24264068711929</text:p>
          </table:table-cell>
          <table:table-cell table:style-name="ce696" table:formula="of:=IF(ABS(-[.$W$100]*SIN(RADIANS(22.5*[.G100])))&lt;10^-5;0;ABS([.$W$100]*SIN(RADIANS(22.5*[.G100]))))" office:value-type="float" office:value="5.54327719506772" calcext:value-type="float">
            <text:p>5,54327719506772</text:p>
          </table:table-cell>
          <table:table-cell table:style-name="ce696" table:formula="of:=IF(ABS(-[.$W$100]*SIN(RADIANS(22.5*[.H100])))&lt;10^-5;0;ABS([.$W$100]*SIN(RADIANS(22.5*[.H100]))))" office:value-type="float" office:value="6" calcext:value-type="float">
            <text:p>6</text:p>
          </table:table-cell>
          <table:table-cell table:style-name="ce696" table:formula="of:=IF(ABS(-[.$W$100]*SIN(RADIANS(22.5*[.I100])))&lt;10^-5;0;ABS([.$W$100]*SIN(RADIANS(22.5*[.I100]))))" office:value-type="float" office:value="5.54327719506772" calcext:value-type="float">
            <text:p>5,54327719506772</text:p>
          </table:table-cell>
          <table:table-cell table:style-name="ce696" table:formula="of:=IF(ABS(-[.$W$100]*SIN(RADIANS(22.5*[.J100])))&lt;10^-5;0;ABS([.$W$100]*SIN(RADIANS(22.5*[.J100]))))" office:value-type="float" office:value="4.24264068711929" calcext:value-type="float">
            <text:p>4,24264068711929</text:p>
          </table:table-cell>
          <table:table-cell table:style-name="ce696" table:formula="of:=IF(ABS(-[.$W$100]*SIN(RADIANS(22.5*[.K100])))&lt;10^-5;0;ABS([.$W$100]*SIN(RADIANS(22.5*[.K100]))))" office:value-type="float" office:value="2.29610059419054" calcext:value-type="float">
            <text:p>2,29610059419054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N100])))&lt;10^-5;0;ABS([.$X$100]*SIN(RADIANS(22.5*[.N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O100])))&lt;10^-5;0;ABS([.$X$100]*SIN(RADIANS(22.5*[.O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P100])))&lt;10^-5;0;ABS([.$X$100]*SIN(RADIANS(22.5*[.P100]))))" office:value-type="float" office:value="8" calcext:value-type="float">
            <text:p>8</text:p>
          </table:table-cell>
          <table:table-cell table:style-name="ce696" table:formula="of:=IF(ABS(-[.$X$100]*SIN(RADIANS(22.5*[.Q100])))&lt;10^-5;0;ABS([.$X$100]*SIN(RADIANS(22.5*[.Q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R100])))&lt;10^-5;0;ABS([.$X$100]*SIN(RADIANS(22.5*[.R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S100])))&lt;10^-5;0;ABS([.$X$100]*SIN(RADIANS(22.5*[.S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2"/>
          <table:table-cell table:style-name="ce887"/>
          <table:table-cell table:style-name="ce733" table:number-columns-repeated="4"/>
          <table:table-cell table:style-name="ce887"/>
          <table:table-cell table:style-name="ce733" table:number-columns-repeated="15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421729" calcext:value-type="float">
            <text:p>421729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97" table:formula="of:=IF(ABS(-[.$W$100]*COS(RADIANS(22.5*[.D100])))&lt;10^-5;0;ABS([.$W$100]*COS(RADIANS(22.5*[.D100]))))" office:value-type="float" office:value="6" calcext:value-type="float">
            <text:p>6</text:p>
          </table:table-cell>
          <table:table-cell table:style-name="ce697" table:formula="of:=IF(ABS(-[.$W$100]*COS(RADIANS(22.5*[.E100])))&lt;10^-5;0;ABS([.$W$100]*COS(RADIANS(22.5*[.E100]))))" office:value-type="float" office:value="5.54327719506772" calcext:value-type="float">
            <text:p>5,54327719506772</text:p>
          </table:table-cell>
          <table:table-cell table:style-name="ce697" table:formula="of:=IF(ABS(-[.$W$100]*COS(RADIANS(22.5*[.F100])))&lt;10^-5;0;ABS([.$W$100]*COS(RADIANS(22.5*[.F100]))))" office:value-type="float" office:value="4.24264068711929" calcext:value-type="float">
            <text:p>4,24264068711929</text:p>
          </table:table-cell>
          <table:table-cell table:style-name="ce697" table:formula="of:=IF(ABS(-[.$W$100]*COS(RADIANS(22.5*[.G100])))&lt;10^-5;0;ABS([.$W$100]*COS(RADIANS(22.5*[.G100]))))" office:value-type="float" office:value="2.29610059419054" calcext:value-type="float">
            <text:p>2,29610059419054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J100])))&lt;10^-5;0;ABS([.$X$100]*COS(RADIANS(22.5*[.J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K100])))&lt;10^-5;0;ABS([.$X$100]*COS(RADIANS(22.5*[.K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L100])))&lt;10^-5;0;ABS([.$X$100]*COS(RADIANS(22.5*[.L100]))))" office:value-type="float" office:value="8" calcext:value-type="float">
            <text:p>8</text:p>
          </table:table-cell>
          <table:table-cell table:style-name="ce697" table:formula="of:=IF(ABS(-[.$X$100]*COS(RADIANS(22.5*[.M100])))&lt;10^-5;0;ABS([.$X$100]*COS(RADIANS(22.5*[.M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N100])))&lt;10^-5;0;ABS([.$X$100]*COS(RADIANS(22.5*[.N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O100])))&lt;10^-5;0;ABS([.$X$100]*COS(RADIANS(22.5*[.O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3.06146745892072" calcext:value-type="float">
            <text:p>3,06146745892072</text:p>
          </table:table-cell>
          <table:table-cell table:style-name="ce697" table:formula="of:=IF(ABS(-[.$Y$100]*COS(RADIANS(22.5*[.R100])))&lt;10^-5;0;ABS([.$Y$100]*COS(RADIANS(22.5*[.R100]))))" office:value-type="float" office:value="5.65685424949238" calcext:value-type="float">
            <text:p>5,65685424949238</text:p>
          </table:table-cell>
          <table:table-cell table:style-name="ce697" table:formula="of:=IF(ABS(-[.$Y$100]*COS(RADIANS(22.5*[.S100])))&lt;10^-5;0;ABS([.$Y$100]*COS(RADIANS(22.5*[.S100]))))" office:value-type="float" office:value="7.39103626009029" calcext:value-type="float">
            <text:p>7,39103626009029</text:p>
          </table:table-cell>
          <table:table-cell table:style-name="ce697" table:formula="of:=IF(ABS(-[.$Y$100]*COS(RADIANS(22.5*[.T100])))&lt;10^-5;0;ABS([.$Y$100]*COS(RADIANS(22.5*[.T100]))))" office:value-type="float" office:value="8" calcext:value-type="float">
            <text:p>8</text:p>
          </table:table-cell>
          <table:table-cell table:style-name="ce559" table:formula="of:=RANK([.B108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901296" calcext:value-type="float">
            <text:p>901296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2.29610059419054" calcext:value-type="float">
            <text:p>2,29610059419054</text:p>
          </table:table-cell>
          <table:table-cell table:style-name="ce696" table:formula="of:=IF(ABS([.$W$100]*SIN(RADIANS(22.5*[.F100])))&lt;10^-5;0;-[.$W$100]*SIN(RADIANS(22.5*[.F100])))" office:value-type="float" office:value="4.24264068711929" calcext:value-type="float">
            <text:p>4,24264068711929</text:p>
          </table:table-cell>
          <table:table-cell table:style-name="ce696" table:formula="of:=IF(ABS([.$W$100]*SIN(RADIANS(22.5*[.G100])))&lt;10^-5;0;-[.$W$100]*SIN(RADIANS(22.5*[.G100])))" office:value-type="float" office:value="5.54327719506772" calcext:value-type="float">
            <text:p>5,54327719506772</text:p>
          </table:table-cell>
          <table:table-cell table:style-name="ce696" table:formula="of:=IF(ABS([.$W$100]*SIN(RADIANS(22.5*[.H100])))&lt;10^-5;0;-[.$W$100]*SIN(RADIANS(22.5*[.H100])))" office:value-type="float" office:value="6" calcext:value-type="float">
            <text:p>6</text:p>
          </table:table-cell>
          <table:table-cell table:style-name="ce696" table:formula="of:=IF(ABS([.$W$100]*SIN(RADIANS(22.5*[.I100])))&lt;10^-5;0;-[.$W$100]*SIN(RADIANS(22.5*[.I100])))" office:value-type="float" office:value="5.54327719506772" calcext:value-type="float">
            <text:p>5,54327719506772</text:p>
          </table:table-cell>
          <table:table-cell table:style-name="ce696" table:formula="of:=IF(ABS([.$W$100]*SIN(RADIANS(22.5*[.J100])))&lt;10^-5;0;-[.$W$100]*SIN(RADIANS(22.5*[.J100])))" office:value-type="float" office:value="4.24264068711929" calcext:value-type="float">
            <text:p>4,24264068711929</text:p>
          </table:table-cell>
          <table:table-cell table:style-name="ce696" table:formula="of:=IF(ABS([.$W$100]*SIN(RADIANS(22.5*[.K100])))&lt;10^-5;0;-[.$W$100]*SIN(RADIANS(22.5*[.K100])))" office:value-type="float" office:value="2.29610059419054" calcext:value-type="float">
            <text:p>2,29610059419054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N100])))&lt;10^-5;0;-[.$X$100]*SIN(RADIANS(22.5*[.N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O100])))&lt;10^-5;0;-[.$X$100]*SIN(RADIANS(22.5*[.O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P100])))&lt;10^-5;0;-[.$X$100]*SIN(RADIANS(22.5*[.P100])))" office:value-type="float" office:value="-8" calcext:value-type="float">
            <text:p>-8</text:p>
          </table:table-cell>
          <table:table-cell table:style-name="ce696" table:formula="of:=IF(ABS([.$X$100]*SIN(RADIANS(22.5*[.Q100])))&lt;10^-5;0;-[.$X$100]*SIN(RADIANS(22.5*[.Q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R100])))&lt;10^-5;0;-[.$X$100]*SIN(RADIANS(22.5*[.R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S100])))&lt;10^-5;0;-[.$X$100]*SIN(RADIANS(22.5*[.S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930062" calcext:value-type="float">
            <text:p>930062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F100])))&lt;10^-5;0;-[.$W$100]*SIN(RADIANS(45*[.F100])))" office:value-type="float" office:value="-6" calcext:value-type="float">
            <text:p>-6</text:p>
          </table:table-cell>
          <table:table-cell table:style-name="ce695" table:formula="of:=IF(ABS(-[.$W$100]*SIN(RADIANS(45*[.G100])))&lt;10^-5;0;-[.$W$100]*SIN(RADIANS(45*[.G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5.65685424949238" calcext:value-type="float">
            <text:p>5,65685424949238</text:p>
          </table:table-cell>
          <table:table-cell table:style-name="ce695" table:formula="of:=IF(ABS(-[.$X$100]*SIN(RADIANS(45*[.J100])))&lt;10^-5;0;-[.$X$100]*SIN(RADIANS(45*[.J100])))" office:value-type="float" office:value="8" calcext:value-type="float">
            <text:p>8</text:p>
          </table:table-cell>
          <table:table-cell table:style-name="ce695" table:formula="of:=IF(ABS(-[.$X$100]*SIN(RADIANS(45*[.K100])))&lt;10^-5;0;-[.$X$100]*SIN(RADIANS(45*[.K100])))" office:value-type="float" office:value="5.65685424949238" calcext:value-type="float">
            <text:p>5,65685424949238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N100])))&lt;10^-5;0;-[.$Y$100]*SIN(RADIANS(45*[.N100])))" office:value-type="float" office:value="-8" calcext:value-type="float">
            <text:p>-8</text:p>
          </table:table-cell>
          <table:table-cell table:style-name="ce695" table:formula="of:=IF(ABS(-[.$Y$100]*SIN(RADIANS(45*[.O100])))&lt;10^-5;0;-[.$Y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4.94974746830583" calcext:value-type="float">
            <text:p>4,94974746830583</text:p>
          </table:table-cell>
          <table:table-cell table:style-name="ce695" table:formula="of:=IF(ABS(-[.$Z$100]*SIN(RADIANS(45*[.R100])))&lt;10^-5;0;-[.$Z$100]*SIN(RADIANS(45*[.R100])))" office:value-type="float" office:value="7" calcext:value-type="float">
            <text:p>7</text:p>
          </table:table-cell>
          <table:table-cell table:style-name="ce695" table:formula="of:=IF(ABS(-[.$Z$100]*SIN(RADIANS(45*[.S100])))&lt;10^-5;0;-[.$Z$100]*SIN(RADIANS(45*[.S100])))" office:value-type="float" office:value="4.94974746830583" calcext:value-type="float">
            <text:p>4,9497474683058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116315" calcext:value-type="float">
            <text:p>116315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98" table:formula="of:=IF(ABS(-[.$W$100]*COS(RADIANS(45*[.D100])))&lt;10^-5;0;-[.$W$100]*COS(RADIANS(45*[.D100])))" office:value-type="float" office:value="-6" calcext:value-type="float">
            <text:p>-6</text:p>
          </table:table-cell>
          <table:table-cell table:style-name="ce698" table:formula="of:=IF(ABS(-[.$W$100]*COS(RADIANS(45*[.E100])))&lt;10^-5;0;-[.$W$100]*COS(RADIANS(45*[.E100])))" office:value-type="float" office:value="-4.24264068711928" calcext:value-type="float">
            <text:p>-4,2426406871192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5.65685424949238" calcext:value-type="float">
            <text:p>5,65685424949238</text:p>
          </table:table-cell>
          <table:table-cell table:style-name="ce698" table:formula="of:=IF(ABS(-[.$X$100]*COS(RADIANS(45*[.H100])))&lt;10^-5;0;-[.$X$100]*COS(RADIANS(45*[.H100])))" office:value-type="float" office:value="8" calcext:value-type="float">
            <text:p>8</text:p>
          </table:table-cell>
          <table:table-cell table:style-name="ce698" table:formula="of:=IF(ABS(-[.$X$100]*COS(RADIANS(45*[.I100])))&lt;10^-5;0;-[.$X$100]*COS(RADIANS(45*[.I100])))" office:value-type="float" office:value="5.65685424949238" calcext:value-type="float">
            <text:p>5,65685424949238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L100])))&lt;10^-5;0;-[.$Y$100]*COS(RADIANS(45*[.L100])))" office:value-type="float" office:value="-8" calcext:value-type="float">
            <text:p>-8</text:p>
          </table:table-cell>
          <table:table-cell table:style-name="ce698" table:formula="of:=IF(ABS(-[.$Y$100]*COS(RADIANS(45*[.M100])))&lt;10^-5;0;-[.$Y$100]*COS(RADIANS(45*[.M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4.94974746830583" calcext:value-type="float">
            <text:p>4,94974746830583</text:p>
          </table:table-cell>
          <table:table-cell table:style-name="ce698" table:formula="of:=IF(ABS(-[.$Z$100]*COS(RADIANS(45*[.P100])))&lt;10^-5;0;-[.$Z$100]*COS(RADIANS(45*[.P100])))" office:value-type="float" office:value="7" calcext:value-type="float">
            <text:p>7</text:p>
          </table:table-cell>
          <table:table-cell table:style-name="ce698" table:formula="of:=IF(ABS(-[.$Z$100]*COS(RADIANS(45*[.Q100])))&lt;10^-5;0;-[.$Z$100]*COS(RADIANS(45*[.Q100])))" office:value-type="float" office:value="4.94974746830583" calcext:value-type="float">
            <text:p>4,9497474683058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94974746830583" calcext:value-type="float">
            <text:p>-4,94974746830583</text:p>
          </table:table-cell>
          <table:table-cell table:style-name="ce698" table:formula="of:=IF(ABS(-[.$AA$100]*COS(RADIANS(45*[.T100])))&lt;10^-5;0;-[.$AA$100]*COS(RADIANS(45*[.T100])))" office:value-type="float" office:value="-7" calcext:value-type="float">
            <text:p>-7</text:p>
          </table:table-cell>
          <table:table-cell table:style-name="ce559" table:formula="of:=RANK([.B111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480446" calcext:value-type="float">
            <text:p>480446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2.29610059419054" calcext:value-type="float">
            <text:p>-2,29610059419054</text:p>
          </table:table-cell>
          <table:table-cell table:style-name="ce695" table:formula="of:=IF(ABS(-[.$W$100]*SIN(RADIANS(22.5*[.F100])))&lt;10^-5;0;-ABS([.$W$100]*SIN(RADIANS(22.5*[.F100]))))" office:value-type="float" office:value="-4.24264068711929" calcext:value-type="float">
            <text:p>-4,24264068711929</text:p>
          </table:table-cell>
          <table:table-cell table:style-name="ce695" table:formula="of:=IF(ABS(-[.$W$100]*SIN(RADIANS(22.5*[.G100])))&lt;10^-5;0;-ABS([.$W$100]*SIN(RADIANS(22.5*[.G100]))))" office:value-type="float" office:value="-5.54327719506772" calcext:value-type="float">
            <text:p>-5,54327719506772</text:p>
          </table:table-cell>
          <table:table-cell table:style-name="ce695" table:formula="of:=IF(ABS(-[.$W$100]*SIN(RADIANS(22.5*[.H100])))&lt;10^-5;0;-ABS([.$W$100]*SIN(RADIANS(22.5*[.H100]))))" office:value-type="float" office:value="-6" calcext:value-type="float">
            <text:p>-6</text:p>
          </table:table-cell>
          <table:table-cell table:style-name="ce695" table:formula="of:=IF(ABS(-[.$W$100]*SIN(RADIANS(22.5*[.I100])))&lt;10^-5;0;-ABS([.$W$100]*SIN(RADIANS(22.5*[.I100]))))" office:value-type="float" office:value="-5.54327719506772" calcext:value-type="float">
            <text:p>-5,54327719506772</text:p>
          </table:table-cell>
          <table:table-cell table:style-name="ce695" table:formula="of:=IF(ABS(-[.$W$100]*SIN(RADIANS(22.5*[.J100])))&lt;10^-5;0;-ABS([.$W$100]*SIN(RADIANS(22.5*[.J100]))))" office:value-type="float" office:value="-4.24264068711929" calcext:value-type="float">
            <text:p>-4,24264068711929</text:p>
          </table:table-cell>
          <table:table-cell table:style-name="ce695" table:formula="of:=IF(ABS(-[.$W$100]*SIN(RADIANS(22.5*[.K100])))&lt;10^-5;0;-ABS([.$W$100]*SIN(RADIANS(22.5*[.K100]))))" office:value-type="float" office:value="-2.29610059419054" calcext:value-type="float">
            <text:p>-2,29610059419054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N100])))&lt;10^-5;0;-ABS([.$X$100]*SIN(RADIANS(22.5*[.N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O100])))&lt;10^-5;0;-ABS([.$X$100]*SIN(RADIANS(22.5*[.O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P100])))&lt;10^-5;0;-ABS([.$X$100]*SIN(RADIANS(22.5*[.P100]))))" office:value-type="float" office:value="-8" calcext:value-type="float">
            <text:p>-8</text:p>
          </table:table-cell>
          <table:table-cell table:style-name="ce695" table:formula="of:=IF(ABS(-[.$X$100]*SIN(RADIANS(22.5*[.Q100])))&lt;10^-5;0;-ABS([.$X$100]*SIN(RADIANS(22.5*[.Q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R100])))&lt;10^-5;0;-ABS([.$X$100]*SIN(RADIANS(22.5*[.R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S100])))&lt;10^-5;0;-ABS([.$X$100]*SIN(RADIANS(22.5*[.S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236232" calcext:value-type="float">
            <text:p>236232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96" table:formula="of:=IF(ABS(-[.$W$100]*COS(RADIANS(22.5*[.D100])))&lt;10^-5;0;-ABS([.$W$100]*COS(RADIANS(22.5*[.D100]))))" office:value-type="float" office:value="-6" calcext:value-type="float">
            <text:p>-6</text:p>
          </table:table-cell>
          <table:table-cell table:style-name="ce696" table:formula="of:=IF(ABS(-[.$W$100]*COS(RADIANS(22.5*[.E100])))&lt;10^-5;0;-ABS([.$W$100]*COS(RADIANS(22.5*[.E100]))))" office:value-type="float" office:value="-5.54327719506772" calcext:value-type="float">
            <text:p>-5,54327719506772</text:p>
          </table:table-cell>
          <table:table-cell table:style-name="ce696" table:formula="of:=IF(ABS(-[.$W$100]*COS(RADIANS(22.5*[.F100])))&lt;10^-5;0;-ABS([.$W$100]*COS(RADIANS(22.5*[.F100]))))" office:value-type="float" office:value="-4.24264068711929" calcext:value-type="float">
            <text:p>-4,24264068711929</text:p>
          </table:table-cell>
          <table:table-cell table:style-name="ce696" table:formula="of:=IF(ABS(-[.$W$100]*COS(RADIANS(22.5*[.G100])))&lt;10^-5;0;-ABS([.$W$100]*COS(RADIANS(22.5*[.G100]))))" office:value-type="float" office:value="-2.29610059419054" calcext:value-type="float">
            <text:p>-2,29610059419054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J100])))&lt;10^-5;0;-ABS([.$X$100]*COS(RADIANS(22.5*[.J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K100])))&lt;10^-5;0;-ABS([.$X$100]*COS(RADIANS(22.5*[.K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L100])))&lt;10^-5;0;-ABS([.$X$100]*COS(RADIANS(22.5*[.L100]))))" office:value-type="float" office:value="-8" calcext:value-type="float">
            <text:p>-8</text:p>
          </table:table-cell>
          <table:table-cell table:style-name="ce696" table:formula="of:=IF(ABS(-[.$X$100]*COS(RADIANS(22.5*[.M100])))&lt;10^-5;0;-ABS([.$X$100]*COS(RADIANS(22.5*[.M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N100])))&lt;10^-5;0;-ABS([.$X$100]*COS(RADIANS(22.5*[.N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O100])))&lt;10^-5;0;-ABS([.$X$100]*COS(RADIANS(22.5*[.O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3.06146745892072" calcext:value-type="float">
            <text:p>-3,06146745892072</text:p>
          </table:table-cell>
          <table:table-cell table:style-name="ce696" table:formula="of:=IF(ABS(-[.$Y$100]*COS(RADIANS(22.5*[.R100])))&lt;10^-5;0;-ABS([.$Y$100]*COS(RADIANS(22.5*[.R100]))))" office:value-type="float" office:value="-5.65685424949238" calcext:value-type="float">
            <text:p>-5,65685424949238</text:p>
          </table:table-cell>
          <table:table-cell table:style-name="ce696" table:formula="of:=IF(ABS(-[.$Y$100]*COS(RADIANS(22.5*[.S100])))&lt;10^-5;0;-ABS([.$Y$100]*COS(RADIANS(22.5*[.S100]))))" office:value-type="float" office:value="-7.39103626009029" calcext:value-type="float">
            <text:p>-7,39103626009029</text:p>
          </table:table-cell>
          <table:table-cell table:style-name="ce696" table:formula="of:=IF(ABS(-[.$Y$100]*COS(RADIANS(22.5*[.T100])))&lt;10^-5;0;-ABS([.$Y$100]*COS(RADIANS(22.5*[.T100]))))" office:value-type="float" office:value="-8" calcext:value-type="float">
            <text:p>-8</text:p>
          </table:table-cell>
          <table:table-cell table:style-name="ce559" table:formula="of:=RANK([.B113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281507" calcext:value-type="float">
            <text:p>281507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3</text:span></text:p>
          </table:table-cell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2"/>
          <table:table-cell table:style-name="ce987"/>
          <table:table-cell table:style-name="ce744" table:number-columns-repeated="2"/>
          <table:table-cell table:style-name="ce925"/>
          <table:table-cell table:style-name="ce733" table:number-columns-repeated="6"/>
          <table:table-cell table:style-name="ce652" table:number-columns-repeated="5"/>
          <table:table-cell table:style-name="ce733" table:number-columns-repeated="7"/>
          <table:table-cell table:style-name="ce652" table:number-columns-repeated="15"/>
          <table:table-cell table:style-name="ce1055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235074" calcext:value-type="float">
            <text:p>235074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881366" calcext:value-type="float">
            <text:p>881366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227155" calcext:value-type="float">
            <text:p>227155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136166" calcext:value-type="float">
            <text:p>136166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335912" calcext:value-type="float">
            <text:p>335912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769283" calcext:value-type="float">
            <text:p>769283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654932" calcext:value-type="float">
            <text:p>654932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30526" calcext:value-type="float">
            <text:p>30526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409100" calcext:value-type="float">
            <text:p>409100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814455" calcext:value-type="float">
            <text:p>814455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339584" calcext:value-type="float">
            <text:p>339584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577243" calcext:value-type="float">
            <text:p>577243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3">
          <table:table-cell table:style-name="ce580" table:number-columns-repeated="25"/>
          <table:table-cell table:number-columns-repeated="34"/>
          <table:table-cell table:style-name="ce914" table:number-columns-repeated="34"/>
          <table:table-cell table:number-columns-repeated="931"/>
        </table:table-row>
        <table:table-row table:style-name="ro3">
          <table:table-cell table:style-name="ce580"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744"/>
          <table:table-cell table:number-columns-repeated="997"/>
        </table:table-row>
        <table:table-row table:style-name="ro3">
          <table:table-cell table:style-name="ce580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6" calcext:value-type="float">
            <text:p>-6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-2" calcext:value-type="float">
            <text:p>-2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2" calcext:value-type="float">
            <text:p>2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6" calcext:value-type="float">
            <text:p>6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 office:value-type="float" office:value="8" calcext:value-type="float">
            <text:p>8</text:p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>
            <text:p/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815"/>
          <table:table-cell table:style-name="ce589" office:value-type="string" calcext:value-type="string">
            <text:p>AB</text:p>
          </table:table-cell>
          <table:table-cell table:style-name="ce589" office:value-type="string" calcext:value-type="string">
            <text:p>AC</text:p>
          </table:table-cell>
          <table:table-cell table:style-name="ce589" office:value-type="string" calcext:value-type="string">
            <text:p>AD</text:p>
          </table:table-cell>
          <table:table-cell table:style-name="ce589" office:value-type="string" calcext:value-type="string">
            <text:p>AE</text:p>
          </table:table-cell>
          <table:table-cell table:style-name="ce589" office:value-type="string" calcext:value-type="string">
            <text:p>AF</text:p>
          </table:table-cell>
          <table:table-cell table:style-name="ce589" office:value-type="string" calcext:value-type="string">
            <text:p>AG</text:p>
          </table:table-cell>
          <table:table-cell table:style-name="ce589" office:value-type="string" calcext:value-type="string">
            <text:p>AH</text:p>
          </table:table-cell>
          <table:table-cell table:style-name="ce589" office:value-type="string" calcext:value-type="string">
            <text:p>AI</text:p>
          </table:table-cell>
          <table:table-cell table:style-name="ce589" office:value-type="string" calcext:value-type="string">
            <text:p>AJ</text:p>
          </table:table-cell>
          <table:table-cell table:style-name="ce589" office:value-type="string" calcext:value-type="string">
            <text:p>AK</text:p>
          </table:table-cell>
          <table:table-cell table:style-name="ce589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 office:value-type="float" office:value="0" calcext:value-type="float">
            <text:p>0</text:p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6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6" calcext:value-type="float">
            <text:p>6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8" calcext:value-type="float">
            <text:p>8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7" calcext:value-type="float">
            <text:p>-7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Y$100]" office:value-type="float" office:value="8" calcext:value-type="float">
            <text:p>8</text:p>
          </table:table-cell>
          <table:table-cell table:style-name="ce535"/>
          <table:table-cell table:style-name="ce629" table:formula="of:=-[.$Z$100]" office:value-type="float" office:value="-7" calcext:value-type="float">
            <text:p>-7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629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8" calcext:value-type="float">
            <text:p>8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6" calcext:value-type="float">
            <text:p>6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table:formula="of:=-[.$Y$100]" office:value-type="float" office:value="-8" calcext:value-type="float">
            <text:p>-8</text:p>
          </table:table-cell>
          <table:table-cell table:style-name="ce535"/>
          <table:table-cell table:style-name="ce535" table:formula="of:=[.$Z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/>
          <table:table-cell table:style-name="ce634" table:formula="of:=[.$Z$100]" office:value-type="float" office:value="7" calcext:value-type="float">
            <text:p>7</text:p>
          </table:table-cell>
          <table:table-cell table:style-name="ce634"/>
          <table:table-cell table:style-name="ce634" table:formula="of:=-[.$AA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7"/>
          <table:table-cell table:number-columns-repeated="985"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8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80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5" calcext:value-type="float">
            <text:p>-5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-0.4" calcext:value-type="float">
            <text:p>-0,4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-2.7" calcext:value-type="float">
            <text:p>-2,7</text:p>
          </table:table-cell>
          <table:table-cell table:style-name="ce592" table:formula="of:=-[.$B$208]/[.$A$208]" office:value-type="float" office:value="-0.4" calcext:value-type="float">
            <text:p>-0,4</text:p>
          </table:table-cell>
          <table:table-cell table:style-name="ce863" table:number-columns-repeated="3"/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office:value-type="float" office:value="-10" calcext:value-type="float">
            <text:p>-10</text:p>
          </table:table-cell>
          <table:table-cell table:style-name="ce977" table:number-columns-repeated="2"/>
          <table:table-cell table:style-name="ce677" table:formula="of:=[.E208]" office:value-type="float" office:value="-5" calcext:value-type="float">
            <text:p>-5</text:p>
          </table:table-cell>
          <table:table-cell table:style-name="ce978"/>
          <table:table-cell table:style-name="ce977"/>
          <table:table-cell table:style-name="ce988" office:value-type="float" office:value="10" calcext:value-type="float">
            <text:p>10</text:p>
          </table:table-cell>
          <table:table-cell table:style-name="ce733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+" calcext:value-type="string">
            <text:p>+</text:p>
          </table:table-cell>
          <table:table-cell table:style-name="ce773" table:formula="of:=IF([.$D$189]=[.$E$208];&quot;&quot;;IF([.C189]=[.$E$208];&quot;||&quot;;0))" office:value-type="string" office:string-value="||" calcext:value-type="string">
            <text:p>||</text:p>
          </table:table-cell>
          <table:table-cell table:style-name="ce686" table:formula="of:=IF([.D189]=[.$E$208];&quot;||&quot;;IF(([.$A$208]*[.$H$189]+[.$B$208])/([.$C$208]*[.$H$189]+[.$D$208])&lt;0;&quot;-&quot;;&quot;+&quot;))" office:value-type="string" office:string-value="-" calcext:value-type="string">
            <text:p>-</text:p>
          </table:table-cell>
          <table:table-cell table:style-name="ce686" table:formula="of:=IF([.$D$189]=[.$E$208];&quot;&quot;;IF([.E189]=[.$E$208];&quot;||&quot;;0))" office:value-type="float" office:value="0" calcext:value-type="float">
            <text:p>0</text:p>
          </table:table-cell>
          <table:table-cell table:style-name="ce846" table:formula="of:=IF([.C435]&lt;0;&quot;-&quot;;&quot;+&quot;)" office:value-type="string" office:string-value="+" calcext:value-type="string">
            <text:p>+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686"/>
          <table:covered-table-cell table:style-name="ce977"/>
          <table:table-cell table:style-name="ce686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686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6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949" table:formula="of:=IF([.$P$190]=&quot;-&quot;;[.$F$208];IF([.$P$190]=&quot;+&quot;;&quot;&quot;;[.$F$208]))">
            <text:p/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72" table:formula="of:=IF([.$P$190]=&quot;+&quot;;&quot;+∞&quot;;IF([.$P$190]=&quot;-&quot;;&quot;&quot;;&quot;-∞&quot;))" office:value-type="string" office:string-value="+∞" calcext:value-type="string">
            <text:p>+∞</text:p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>
            <text:p/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92" table:formula="of:=IF([.$P$190]=&quot;+&quot;;[.$F$208];IF([.$P$190]=&quot;-&quot;;&quot;&quot;;&quot;-∞&quot;))" office:value-type="float" office:value="5" calcext:value-type="float">
            <text:p>5</text:p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 office:value-type="float" office:value="5" calcext:value-type="float">
            <text:p>5</text:p>
          </table:table-cell>
          <table:covered-table-cell table:style-name="ce959"/>
          <table:table-cell table:style-name="ce972" table:formula="of:=IF([.$P$190]=&quot;-&quot;;&quot;-∞&quot;;IF([.$P$190]=&quot;+&quot;;&quot;&quot;;&quot;+∞&quot;))">
            <text:p/>
          </table:table-cell>
          <table:covered-table-cell table:style-name="ce959"/>
          <table:table-cell table:style-name="ce949" table:formula="of:=IF([.$P$190]=&quot;+&quot;;&quot;-∞&quot;;IF([.$P$190]=&quot;-&quot;;&quot;&quot;;&quot;-∞&quot;))" office:value-type="string" office:string-value="-∞" calcext:value-type="string">
            <text:p>-∞</text:p>
          </table:table-cell>
          <table:covered-table-cell table:style-name="ce959"/>
          <table:table-cell table:style-name="ce992" table:formula="of:=IF([.$P$190]=&quot;-&quot;;[.$F$208];IF([.$P$190]=&quot;+&quot;;&quot;&quot;;&quot;+∞&quot;))">
            <text:p/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194:.F194])" office:value-type="float" office:value="6" calcext:value-type="float">
            <text:p>6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4" calcext:value-type="float">
            <text:p>4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195:.F195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80" table:number-columns-repeated="10"/>
          <table:table-cell table:number-columns-repeated="988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6:.F196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51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38" calcext:value-type="float">
            <text:p>38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/>
          <table:table-cell table:number-columns-repeated="985"/>
        </table:table-row>
        <table:table-row table:style-name="ro3">
          <table:table-cell table:style-name="ce580" table:number-columns-repeated="4"/>
          <table:table-cell table:style-name="ce744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52"/>
          <table:table-cell table:style-name="ce768"/>
          <table:table-cell table:style-name="ce828" table:number-columns-repeated="19"/>
          <table:table-cell table:style-name="ce744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44" table:number-columns-repeated="17"/>
          <table:table-cell table:number-columns-repeated="950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52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5" calcext:value-type="float">
            <text:p>5</text:p>
          </table:table-cell>
          <table:table-cell table:style-name="ce967" table:formula="of:=RANDBETWEEN(1;9)" office:value-type="float" office:value="2" calcext:value-type="float">
            <text:p>2</text:p>
          </table:table-cell>
          <table:table-cell table:style-name="ce967" table:formula="of:=RANDBETWEEN(1;5)" office:value-type="float" office:value="1" calcext:value-type="float">
            <text:p>1</text:p>
          </table:table-cell>
          <table:table-cell table:style-name="ce967" table:formula="of:=-[.C208]*[.E208]" office:value-type="float" office:value="5" calcext:value-type="float">
            <text:p>5</text:p>
          </table:table-cell>
          <table:table-cell table:style-name="ce557" table:formula="of:=RANDBETWEEN(-5;5)" office:value-type="float" office:value="-5" calcext:value-type="float">
            <text:p>-5</text:p>
          </table:table-cell>
          <table:table-cell table:style-name="ce557" table:formula="of:=RANDBETWEEN(-6;6)" office:value-type="float" office:value="5" calcext:value-type="float">
            <text:p>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E208]" office:value-type="float" office:value="-5" calcext:value-type="float">
            <text:p>-5</text:p>
          </table:table-cell>
          <table:table-cell table:style-name="ce557" table:formula="of:=[.E208]" office:value-type="float" office:value="-5" calcext:value-type="float">
            <text:p>-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9.6" calcext:value-type="float">
            <text:p>9,6</text:p>
          </table:table-cell>
          <table:table-cell table:style-name="ce685" table:formula="of:=INDIRECT(CONCATENATE(INDEX([.$D$230:.$AB$230];[.$D$233]);ROW([.D235])))" office:value-type="float" office:value="9.6" calcext:value-type="float">
            <text:p>9,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9.69387755102041" calcext:value-type="float">
            <text:p>9,69387755102041</text:p>
          </table:table-cell>
          <table:table-cell table:style-name="ce685" table:formula="of:=INDIRECT(CONCATENATE(INDEX([.$D$230:.$AB$230];[.$D$233]);ROW([.D236])))" office:value-type="float" office:value="9.69387755102041" calcext:value-type="float">
            <text:p>9,6938775510204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9.79166666666667" calcext:value-type="float">
            <text:p>9,79166666666667</text:p>
          </table:table-cell>
          <table:table-cell table:style-name="ce685" table:formula="of:=INDIRECT(CONCATENATE(INDEX([.$D$230:.$AB$230];[.$D$233]);ROW([.D237])))" office:value-type="float" office:value="9.79166666666667" calcext:value-type="float">
            <text:p>9,79166666666667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9.8936170212766" calcext:value-type="float">
            <text:p>9,8936170212766</text:p>
          </table:table-cell>
          <table:table-cell table:style-name="ce685" table:formula="of:=INDIRECT(CONCATENATE(INDEX([.$D$230:.$AB$230];[.$D$233]);ROW([.D238])))" office:value-type="float" office:value="9.8936170212766" calcext:value-type="float">
            <text:p>9,893617021276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80" table:number-columns-repeated="9"/>
          <table:table-cell table:style-name="ce892" table:number-columns-repeated="2"/>
          <table:table-cell table:style-name="ce580" table:number-columns-repeated="14"/>
          <table:table-cell table:number-columns-repeated="15"/>
          <table:table-cell table:style-name="ce682"/>
          <table:table-cell table:number-columns-repeated="13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Colonne</text:p>
          </table:table-cell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589" office:value-type="string" calcext:value-type="string">
            <text:p>AA</text:p>
          </table:table-cell>
          <table:table-cell table:style-name="ce58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582016" calcext:value-type="float">
            <text:p>582016</text:p>
          </table:table-cell>
          <table:table-cell table:style-name="ce535" table:formula="of:=RANDBETWEEN(1;1000000)" office:value-type="float" office:value="747551" calcext:value-type="float">
            <text:p>747551</text:p>
          </table:table-cell>
          <table:table-cell table:style-name="ce535" table:formula="of:=RANDBETWEEN(1;1000000)" office:value-type="float" office:value="966906" calcext:value-type="float">
            <text:p>966906</text:p>
          </table:table-cell>
          <table:table-cell table:style-name="ce535" table:formula="of:=RANDBETWEEN(1;1000000)" office:value-type="float" office:value="647009" calcext:value-type="float">
            <text:p>647009</text:p>
          </table:table-cell>
          <table:table-cell table:style-name="ce535" table:formula="of:=RANDBETWEEN(1;1000000)" office:value-type="float" office:value="458914" calcext:value-type="float">
            <text:p>458914</text:p>
          </table:table-cell>
          <table:table-cell table:style-name="ce535" table:formula="of:=RANDBETWEEN(1;1000000)" office:value-type="float" office:value="272071" calcext:value-type="float">
            <text:p>272071</text:p>
          </table:table-cell>
          <table:table-cell table:style-name="ce535" table:formula="of:=RANDBETWEEN(1;1000000)" office:value-type="float" office:value="811774" calcext:value-type="float">
            <text:p>811774</text:p>
          </table:table-cell>
          <table:table-cell table:style-name="ce535" table:formula="of:=RANDBETWEEN(1;1000000)" office:value-type="float" office:value="946256" calcext:value-type="float">
            <text:p>946256</text:p>
          </table:table-cell>
          <table:table-cell table:style-name="ce535" table:formula="of:=RANDBETWEEN(1;1000000)" office:value-type="float" office:value="859990" calcext:value-type="float">
            <text:p>859990</text:p>
          </table:table-cell>
          <table:table-cell table:style-name="ce535" table:formula="of:=RANDBETWEEN(1;1000000)" office:value-type="float" office:value="100261" calcext:value-type="float">
            <text:p>100261</text:p>
          </table:table-cell>
          <table:table-cell table:style-name="ce535" table:formula="of:=RANDBETWEEN(1;1000000)" office:value-type="float" office:value="468923" calcext:value-type="float">
            <text:p>468923</text:p>
          </table:table-cell>
          <table:table-cell table:style-name="ce535" table:formula="of:=RANDBETWEEN(1;1000000)" office:value-type="float" office:value="237661" calcext:value-type="float">
            <text:p>237661</text:p>
          </table:table-cell>
          <table:table-cell table:style-name="ce535" table:formula="of:=RANDBETWEEN(1;1000000)" office:value-type="float" office:value="864682" calcext:value-type="float">
            <text:p>864682</text:p>
          </table:table-cell>
          <table:table-cell table:style-name="ce535" table:formula="of:=RANDBETWEEN(1;1000000)" office:value-type="float" office:value="143361" calcext:value-type="float">
            <text:p>143361</text:p>
          </table:table-cell>
          <table:table-cell table:style-name="ce535" table:formula="of:=RANDBETWEEN(1;1000000)" office:value-type="float" office:value="633448" calcext:value-type="float">
            <text:p>633448</text:p>
          </table:table-cell>
          <table:table-cell table:style-name="ce535" table:formula="of:=RANDBETWEEN(1;1000000)" office:value-type="float" office:value="854130" calcext:value-type="float">
            <text:p>854130</text:p>
          </table:table-cell>
          <table:table-cell table:style-name="ce535" table:formula="of:=RANDBETWEEN(1;1000000)" office:value-type="float" office:value="929548" calcext:value-type="float">
            <text:p>929548</text:p>
          </table:table-cell>
          <table:table-cell table:style-name="ce535" table:formula="of:=RANDBETWEEN(1;1000000)" office:value-type="float" office:value="196786" calcext:value-type="float">
            <text:p>196786</text:p>
          </table:table-cell>
          <table:table-cell table:style-name="ce535" table:formula="of:=RANDBETWEEN(1;1000000)" office:value-type="float" office:value="870361" calcext:value-type="float">
            <text:p>870361</text:p>
          </table:table-cell>
          <table:table-cell table:style-name="ce535" table:formula="of:=RANDBETWEEN(1;1000000)" office:value-type="float" office:value="246469" calcext:value-type="float">
            <text:p>246469</text:p>
          </table:table-cell>
          <table:table-cell table:style-name="ce535" table:formula="of:=RANDBETWEEN(1;1000000)" office:value-type="float" office:value="560890" calcext:value-type="float">
            <text:p>560890</text:p>
          </table:table-cell>
          <table:table-cell table:style-name="ce535" table:formula="of:=RANDBETWEEN(1;1000000)" office:value-type="float" office:value="387542" calcext:value-type="float">
            <text:p>387542</text:p>
          </table:table-cell>
          <table:table-cell table:style-name="ce535" table:formula="of:=RANDBETWEEN(1;1000000)" office:value-type="float" office:value="168841" calcext:value-type="float">
            <text:p>168841</text:p>
          </table:table-cell>
          <table:table-cell table:style-name="ce535" table:formula="of:=RANDBETWEEN(1;1000000)" office:value-type="float" office:value="61358" calcext:value-type="float">
            <text:p>61358</text:p>
          </table:table-cell>
          <table:table-cell table:style-name="ce535" table:formula="of:=RANDBETWEEN(1;1000000)" office:value-type="float" office:value="2621" calcext:value-type="float">
            <text:p>2621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9" calcext:value-type="float">
            <text:p>9</text:p>
          </table:table-cell>
          <table:table-cell table:style-name="ce559" table:formula="of:=RANK([.F231];[.$D$231:.$AB$231];0)" office:value-type="float" office:value="1" calcext:value-type="float">
            <text:p>1</text:p>
          </table:table-cell>
          <table:table-cell table:style-name="ce559" table:formula="of:=RANK([.G231];[.$D$231:.$AB$231];0)" office:value-type="float" office:value="10" calcext:value-type="float">
            <text:p>10</text:p>
          </table:table-cell>
          <table:table-cell table:style-name="ce559" table:formula="of:=RANK([.H231];[.$D$231:.$AB$231];0)" office:value-type="float" office:value="15" calcext:value-type="float">
            <text:p>15</text:p>
          </table:table-cell>
          <table:table-cell table:style-name="ce559" table:formula="of:=RANK([.I231];[.$D$231:.$AB$231];0)" office:value-type="float" office:value="17" calcext:value-type="float">
            <text:p>17</text:p>
          </table:table-cell>
          <table:table-cell table:style-name="ce559" table:formula="of:=RANK([.J231];[.$D$231:.$AB$231];0)" office:value-type="float" office:value="8" calcext:value-type="float">
            <text:p>8</text:p>
          </table:table-cell>
          <table:table-cell table:style-name="ce559" table:formula="of:=RANK([.K231];[.$D$231:.$AB$231];0)" office:value-type="float" office:value="2" calcext:value-type="float">
            <text:p>2</text:p>
          </table:table-cell>
          <table:table-cell table:style-name="ce559" table:formula="of:=RANK([.L231];[.$D$231:.$AB$231];0)" office:value-type="float" office:value="6" calcext:value-type="float">
            <text:p>6</text:p>
          </table:table-cell>
          <table:table-cell table:style-name="ce559" table:formula="of:=RANK([.M231];[.$D$231:.$AB$231];0)" office:value-type="float" office:value="23" calcext:value-type="float">
            <text:p>23</text:p>
          </table:table-cell>
          <table:table-cell table:style-name="ce559" table:formula="of:=RANK([.N231];[.$D$231:.$AB$231];0)" office:value-type="float" office:value="14" calcext:value-type="float">
            <text:p>14</text:p>
          </table:table-cell>
          <table:table-cell table:style-name="ce559" table:formula="of:=RANK([.O231];[.$D$231:.$AB$231];0)" office:value-type="float" office:value="19" calcext:value-type="float">
            <text:p>19</text:p>
          </table:table-cell>
          <table:table-cell table:style-name="ce559" table:formula="of:=RANK([.P231];[.$D$231:.$AB$231];0)" office:value-type="float" office:value="5" calcext:value-type="float">
            <text:p>5</text:p>
          </table:table-cell>
          <table:table-cell table:style-name="ce559" table:formula="of:=RANK([.Q231];[.$D$231:.$AB$231];0)" office:value-type="float" office:value="22" calcext:value-type="float">
            <text:p>22</text:p>
          </table:table-cell>
          <table:table-cell table:style-name="ce559" table:formula="of:=RANK([.R231];[.$D$231:.$AB$231];0)" office:value-type="float" office:value="11" calcext:value-type="float">
            <text:p>11</text:p>
          </table:table-cell>
          <table:table-cell table:style-name="ce559" table:formula="of:=RANK([.S231];[.$D$231:.$AB$231];0)" office:value-type="float" office:value="7" calcext:value-type="float">
            <text:p>7</text:p>
          </table:table-cell>
          <table:table-cell table:style-name="ce559" table:formula="of:=RANK([.T231];[.$D$231:.$AB$231];0)" office:value-type="float" office:value="3" calcext:value-type="float">
            <text:p>3</text:p>
          </table:table-cell>
          <table:table-cell table:style-name="ce559" table:formula="of:=RANK([.U231];[.$D$231:.$AB$231];0)" office:value-type="float" office:value="20" calcext:value-type="float">
            <text:p>20</text:p>
          </table:table-cell>
          <table:table-cell table:style-name="ce559" table:formula="of:=RANK([.V231];[.$D$231:.$AB$231];0)" office:value-type="float" office:value="4" calcext:value-type="float">
            <text:p>4</text:p>
          </table:table-cell>
          <table:table-cell table:style-name="ce559" table:formula="of:=RANK([.W231];[.$D$231:.$AB$231];0)" office:value-type="float" office:value="18" calcext:value-type="float">
            <text:p>18</text:p>
          </table:table-cell>
          <table:table-cell table:style-name="ce559" table:formula="of:=RANK([.X231];[.$D$231:.$AB$231];0)" office:value-type="float" office:value="13" calcext:value-type="float">
            <text:p>13</text:p>
          </table:table-cell>
          <table:table-cell table:style-name="ce559" table:formula="of:=RANK([.Y231];[.$D$231:.$AB$231];0)" office:value-type="float" office:value="16" calcext:value-type="float">
            <text:p>16</text:p>
          </table:table-cell>
          <table:table-cell table:style-name="ce559" table:formula="of:=RANK([.Z231];[.$D$231:.$AB$231];0)" office:value-type="float" office:value="21" calcext:value-type="float">
            <text:p>21</text:p>
          </table:table-cell>
          <table:table-cell table:style-name="ce559" table:formula="of:=RANK([.AA231];[.$D$231:.$AB$231];0)" office:value-type="float" office:value="24" calcext:value-type="float">
            <text:p>24</text:p>
          </table:table-cell>
          <table:table-cell table:style-name="ce559" table:formula="of:=RANK([.AB231];[.$D$231:.$AB$231];0)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16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9.6" calcext:value-type="float">
            <text:p>9,6</text:p>
          </table:table-cell>
          <table:table-cell table:style-name="ce629" table:formula="of:=IF([.B235]&lt;&gt;[.$E$208];([.$A$208]*[.B235]+[.$B$208])/([.$C$208]*[.B235]+[.$D$208]);&quot;&quot;)" office:value-type="float" office:value="9.6" calcext:value-type="float">
            <text:p>9,6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9.69387755102041" calcext:value-type="float">
            <text:p>9,69387755102041</text:p>
          </table:table-cell>
          <table:table-cell table:style-name="ce696" table:formula="of:=IF([.B236]&lt;&gt;[.$E$208];([.$A$208]*[.B236]+[.$B$208])/([.$C$208]*[.B236]+[.$D$208]);&quot;&quot;)" office:value-type="float" office:value="9.69387755102041" calcext:value-type="float">
            <text:p>9,6938775510204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9.79166666666667" calcext:value-type="float">
            <text:p>9,79166666666667</text:p>
          </table:table-cell>
          <table:table-cell table:style-name="ce695" table:formula="of:=IF([.B237]&lt;&gt;[.$E$208];([.$A$208]*[.B237]+[.$B$208])/([.$C$208]*[.B237]+[.$D$208]);&quot;&quot;)" office:value-type="float" office:value="9.79166666666667" calcext:value-type="float">
            <text:p>9,79166666666667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9.8936170212766" calcext:value-type="float">
            <text:p>9,8936170212766</text:p>
          </table:table-cell>
          <table:table-cell table:style-name="ce696" table:formula="of:=IF([.B238]&lt;&gt;[.$E$208];([.$A$208]*[.B238]+[.$B$208])/([.$C$208]*[.B238]+[.$D$208]);&quot;&quot;)" office:value-type="float" office:value="9.8936170212766" calcext:value-type="float">
            <text:p>9,893617021276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10" calcext:value-type="float">
            <text:p>10</text:p>
          </table:table-cell>
          <table:table-cell table:style-name="ce697" table:formula="of:=IF([.B239]&lt;&gt;[.$E$208];([.$A$208]*[.B239]+[.$B$208])/([.$C$208]*[.B239]+[.$D$208]);&quot;&quot;)" office:value-type="float" office:value="10" calcext:value-type="float">
            <text:p>10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10.1111111111111" calcext:value-type="float">
            <text:p>10,1111111111111</text:p>
          </table:table-cell>
          <table:table-cell table:style-name="ce696" table:formula="of:=IF([.B240]&lt;&gt;[.$E$208];([.$A$208]*[.B240]+[.$B$208])/([.$C$208]*[.B240]+[.$D$208]);&quot;&quot;)" office:value-type="float" office:value="10.1111111111111" calcext:value-type="float">
            <text:p>10,111111111111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10.2272727272727" calcext:value-type="float">
            <text:p>10,2272727272727</text:p>
          </table:table-cell>
          <table:table-cell table:style-name="ce697" table:formula="of:=IF([.B241]&lt;&gt;[.$E$208];([.$A$208]*[.B241]+[.$B$208])/([.$C$208]*[.B241]+[.$D$208]);&quot;&quot;)" office:value-type="float" office:value="10.2272727272727" calcext:value-type="float">
            <text:p>10,227272727272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10.3488372093023" calcext:value-type="float">
            <text:p>10,3488372093023</text:p>
          </table:table-cell>
          <table:table-cell table:style-name="ce696" table:formula="of:=IF([.B242]&lt;&gt;[.$E$208];([.$A$208]*[.B242]+[.$B$208])/([.$C$208]*[.B242]+[.$D$208]);&quot;&quot;)" office:value-type="float" office:value="10.3488372093023" calcext:value-type="float">
            <text:p>10,3488372093023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10.4761904761905" calcext:value-type="float">
            <text:p>10,4761904761905</text:p>
          </table:table-cell>
          <table:table-cell table:style-name="ce695" table:formula="of:=IF([.B243]&lt;&gt;[.$E$208];([.$A$208]*[.B243]+[.$B$208])/([.$C$208]*[.B243]+[.$D$208]);&quot;&quot;)" office:value-type="float" office:value="10.4761904761905" calcext:value-type="float">
            <text:p>10,476190476190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10.609756097561" calcext:value-type="float">
            <text:p>10,609756097561</text:p>
          </table:table-cell>
          <table:table-cell table:style-name="ce698" table:formula="of:=IF([.B244]&lt;&gt;[.$E$208];([.$A$208]*[.B244]+[.$B$208])/([.$C$208]*[.B244]+[.$D$208]);&quot;&quot;)" office:value-type="float" office:value="10.609756097561" calcext:value-type="float">
            <text:p>10,609756097561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10.75" calcext:value-type="float">
            <text:p>10,75</text:p>
          </table:table-cell>
          <table:table-cell table:style-name="ce695" table:formula="of:=IF([.B245]&lt;&gt;[.$E$208];([.$A$208]*[.B245]+[.$B$208])/([.$C$208]*[.B245]+[.$D$208]);&quot;&quot;)" office:value-type="float" office:value="10.75" calcext:value-type="float">
            <text:p>10,7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10.8974358974359" calcext:value-type="float">
            <text:p>10,8974358974359</text:p>
          </table:table-cell>
          <table:table-cell table:style-name="ce696" table:formula="of:=IF([.B246]&lt;&gt;[.$E$208];([.$A$208]*[.B246]+[.$B$208])/([.$C$208]*[.B246]+[.$D$208]);&quot;&quot;)" office:value-type="float" office:value="10.8974358974359" calcext:value-type="float">
            <text:p>10,897435897435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11.0526315789474" calcext:value-type="float">
            <text:p>11,0526315789474</text:p>
          </table:table-cell>
          <table:table-cell table:style-name="ce697" table:formula="of:=IF([.B247]&lt;&gt;[.$E$208];([.$A$208]*[.B247]+[.$B$208])/([.$C$208]*[.B247]+[.$D$208]);&quot;&quot;)" office:value-type="float" office:value="11.0526315789474" calcext:value-type="float">
            <text:p>11,0526315789474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11.2162162162162" calcext:value-type="float">
            <text:p>11,2162162162162</text:p>
          </table:table-cell>
          <table:table-cell table:style-name="ce698" table:formula="of:=IF([.B248]&lt;&gt;[.$E$208];([.$A$208]*[.B248]+[.$B$208])/([.$C$208]*[.B248]+[.$D$208]);&quot;&quot;)" office:value-type="float" office:value="11.2162162162162" calcext:value-type="float">
            <text:p>11,216216216216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11.3888888888889" calcext:value-type="float">
            <text:p>11,3888888888889</text:p>
          </table:table-cell>
          <table:table-cell table:style-name="ce697" table:formula="of:=IF([.B249]&lt;&gt;[.$E$208];([.$A$208]*[.B249]+[.$B$208])/([.$C$208]*[.B249]+[.$D$208]);&quot;&quot;)" office:value-type="float" office:value="11.3888888888889" calcext:value-type="float">
            <text:p>11,388888888888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11.5714285714286" calcext:value-type="float">
            <text:p>11,5714285714286</text:p>
          </table:table-cell>
          <table:table-cell table:style-name="ce698" table:formula="of:=IF([.B250]&lt;&gt;[.$E$208];([.$A$208]*[.B250]+[.$B$208])/([.$C$208]*[.B250]+[.$D$208]);&quot;&quot;)" office:value-type="float" office:value="11.5714285714286" calcext:value-type="float">
            <text:p>11,5714285714286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11.7647058823529" calcext:value-type="float">
            <text:p>11,7647058823529</text:p>
          </table:table-cell>
          <table:table-cell table:style-name="ce697" table:formula="of:=IF([.B251]&lt;&gt;[.$E$208];([.$A$208]*[.B251]+[.$B$208])/([.$C$208]*[.B251]+[.$D$208]);&quot;&quot;)" office:value-type="float" office:value="11.7647058823529" calcext:value-type="float">
            <text:p>11,76470588235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11.969696969697" calcext:value-type="float">
            <text:p>11,969696969697</text:p>
          </table:table-cell>
          <table:table-cell table:style-name="ce698" table:formula="of:=IF([.B252]&lt;&gt;[.$E$208];([.$A$208]*[.B252]+[.$B$208])/([.$C$208]*[.B252]+[.$D$208]);&quot;&quot;)" office:value-type="float" office:value="11.969696969697" calcext:value-type="float">
            <text:p>11,96969696969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12.1875" calcext:value-type="float">
            <text:p>12,1875</text:p>
          </table:table-cell>
          <table:table-cell table:style-name="ce697" table:formula="of:=IF([.B253]&lt;&gt;[.$E$208];([.$A$208]*[.B253]+[.$B$208])/([.$C$208]*[.B253]+[.$D$208]);&quot;&quot;)" office:value-type="float" office:value="12.1875" calcext:value-type="float">
            <text:p>12,187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12.4193548387097" calcext:value-type="float">
            <text:p>12,4193548387097</text:p>
          </table:table-cell>
          <table:table-cell table:style-name="ce698" table:formula="of:=IF([.B254]&lt;&gt;[.$E$208];([.$A$208]*[.B254]+[.$B$208])/([.$C$208]*[.B254]+[.$D$208]);&quot;&quot;)" office:value-type="float" office:value="12.4193548387097" calcext:value-type="float">
            <text:p>12,419354838709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12.6666666666667" calcext:value-type="float">
            <text:p>12,6666666666667</text:p>
          </table:table-cell>
          <table:table-cell table:style-name="ce697" table:formula="of:=IF([.B255]&lt;&gt;[.$E$208];([.$A$208]*[.B255]+[.$B$208])/([.$C$208]*[.B255]+[.$D$208]);&quot;&quot;)" office:value-type="float" office:value="12.6666666666667" calcext:value-type="float">
            <text:p>12,666666666666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12.9310344827586" calcext:value-type="float">
            <text:p>12,9310344827586</text:p>
          </table:table-cell>
          <table:table-cell table:style-name="ce698" table:formula="of:=IF([.B256]&lt;&gt;[.$E$208];([.$A$208]*[.B256]+[.$B$208])/([.$C$208]*[.B256]+[.$D$208]);&quot;&quot;)" office:value-type="float" office:value="12.9310344827586" calcext:value-type="float">
            <text:p>12,9310344827586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13.2142857142857" calcext:value-type="float">
            <text:p>13,2142857142857</text:p>
          </table:table-cell>
          <table:table-cell table:style-name="ce697" table:formula="of:=IF([.B257]&lt;&gt;[.$E$208];([.$A$208]*[.B257]+[.$B$208])/([.$C$208]*[.B257]+[.$D$208]);&quot;&quot;)" office:value-type="float" office:value="13.2142857142857" calcext:value-type="float">
            <text:p>13,214285714285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13.5185185185185" calcext:value-type="float">
            <text:p>13,5185185185185</text:p>
          </table:table-cell>
          <table:table-cell table:style-name="ce698" table:formula="of:=IF([.B258]&lt;&gt;[.$E$208];([.$A$208]*[.B258]+[.$B$208])/([.$C$208]*[.B258]+[.$D$208]);&quot;&quot;)" office:value-type="float" office:value="13.5185185185185" calcext:value-type="float">
            <text:p>13,518518518518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13.8461538461538" calcext:value-type="float">
            <text:p>13,8461538461538</text:p>
          </table:table-cell>
          <table:table-cell table:style-name="ce697" table:formula="of:=IF([.B259]&lt;&gt;[.$E$208];([.$A$208]*[.B259]+[.$B$208])/([.$C$208]*[.B259]+[.$D$208]);&quot;&quot;)" office:value-type="float" office:value="13.8461538461538" calcext:value-type="float">
            <text:p>13,8461538461538</text:p>
          </table:table-cell>
          <table:table-cell table:style-name="ce697" table:number-columns-repeated="7"/>
          <table:table-cell table:style-name="ce535" table:number-columns-repeated="17"/>
          <table:table-cell table:style-name="ce744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14.2" calcext:value-type="float">
            <text:p>14,2</text:p>
          </table:table-cell>
          <table:table-cell table:style-name="ce696" table:formula="of:=IF([.B260]&lt;&gt;[.$E$208];([.$A$208]*[.B260]+[.$B$208])/([.$C$208]*[.B260]+[.$D$208]);&quot;&quot;)" office:value-type="float" office:value="14.2" calcext:value-type="float">
            <text:p>14,2</text:p>
          </table:table-cell>
          <table:table-cell table:style-name="ce696" table:number-columns-repeated="24"/>
          <table:table-cell table:style-name="ce1038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14.5833333333333" calcext:value-type="float">
            <text:p>14,5833333333333</text:p>
          </table:table-cell>
          <table:table-cell table:style-name="ce695" table:formula="of:=IF([.B261]&lt;&gt;[.$E$208];([.$A$208]*[.B261]+[.$B$208])/([.$C$208]*[.B261]+[.$D$208]);&quot;&quot;)" office:value-type="float" office:value="14.5833333333333" calcext:value-type="float">
            <text:p>14,5833333333333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15" calcext:value-type="float">
            <text:p>15</text:p>
          </table:table-cell>
          <table:table-cell table:style-name="ce696" table:formula="of:=IF([.B262]&lt;&gt;[.$E$208];([.$A$208]*[.B262]+[.$B$208])/([.$C$208]*[.B262]+[.$D$208]);&quot;&quot;)" office:value-type="float" office:value="15" calcext:value-type="float">
            <text:p>1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15.4545454545455" calcext:value-type="float">
            <text:p>15,4545454545455</text:p>
          </table:table-cell>
          <table:table-cell table:style-name="ce697" table:formula="of:=IF([.B263]&lt;&gt;[.$E$208];([.$A$208]*[.B263]+[.$B$208])/([.$C$208]*[.B263]+[.$D$208]);&quot;&quot;)" office:value-type="float" office:value="15.4545454545455" calcext:value-type="float">
            <text:p>15,4545454545455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15.952380952381" calcext:value-type="float">
            <text:p>15,952380952381</text:p>
          </table:table-cell>
          <table:table-cell table:style-name="ce696" table:formula="of:=IF([.B264]&lt;&gt;[.$E$208];([.$A$208]*[.B264]+[.$B$208])/([.$C$208]*[.B264]+[.$D$208]);&quot;&quot;)" office:value-type="float" office:value="15.952380952381" calcext:value-type="float">
            <text:p>15,95238095238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16.5" calcext:value-type="float">
            <text:p>16,5</text:p>
          </table:table-cell>
          <table:table-cell table:style-name="ce697" table:formula="of:=IF([.B265]&lt;&gt;[.$E$208];([.$A$208]*[.B265]+[.$B$208])/([.$C$208]*[.B265]+[.$D$208]);&quot;&quot;)" office:value-type="float" office:value="16.5" calcext:value-type="float">
            <text:p>16,5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17.1052631578947" calcext:value-type="float">
            <text:p>17,1052631578947</text:p>
          </table:table-cell>
          <table:table-cell table:style-name="ce696" table:formula="of:=IF([.B266]&lt;&gt;[.$E$208];([.$A$208]*[.B266]+[.$B$208])/([.$C$208]*[.B266]+[.$D$208]);&quot;&quot;)" office:value-type="float" office:value="17.1052631578947" calcext:value-type="float">
            <text:p>17,1052631578947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17.7777777777778" calcext:value-type="float">
            <text:p>17,7777777777778</text:p>
          </table:table-cell>
          <table:table-cell table:style-name="ce695" table:formula="of:=IF([.B267]&lt;&gt;[.$E$208];([.$A$208]*[.B267]+[.$B$208])/([.$C$208]*[.B267]+[.$D$208]);&quot;&quot;)" office:value-type="float" office:value="17.7777777777778" calcext:value-type="float">
            <text:p>17,7777777777778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18.5294117647059" calcext:value-type="float">
            <text:p>18,5294117647059</text:p>
          </table:table-cell>
          <table:table-cell table:style-name="ce698" table:formula="of:=IF([.B268]&lt;&gt;[.$E$208];([.$A$208]*[.B268]+[.$B$208])/([.$C$208]*[.B268]+[.$D$208]);&quot;&quot;)" office:value-type="float" office:value="18.5294117647059" calcext:value-type="float">
            <text:p>18,5294117647059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19.375" calcext:value-type="float">
            <text:p>19,375</text:p>
          </table:table-cell>
          <table:table-cell table:style-name="ce695" table:formula="of:=IF([.B269]&lt;&gt;[.$E$208];([.$A$208]*[.B269]+[.$B$208])/([.$C$208]*[.B269]+[.$D$208]);&quot;&quot;)" office:value-type="float" office:value="19.375" calcext:value-type="float">
            <text:p>19,375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20.3333333333333" calcext:value-type="float">
            <text:p>20,3333333333333</text:p>
          </table:table-cell>
          <table:table-cell table:style-name="ce696" table:formula="of:=IF([.B270]&lt;&gt;[.$E$208];([.$A$208]*[.B270]+[.$B$208])/([.$C$208]*[.B270]+[.$D$208]);&quot;&quot;)" office:value-type="float" office:value="20.3333333333333" calcext:value-type="float">
            <text:p>20,3333333333333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21.4285714285714" calcext:value-type="float">
            <text:p>21,4285714285714</text:p>
          </table:table-cell>
          <table:table-cell table:style-name="ce697" table:formula="of:=IF([.B271]&lt;&gt;[.$E$208];([.$A$208]*[.B271]+[.$B$208])/([.$C$208]*[.B271]+[.$D$208]);&quot;&quot;)" office:value-type="float" office:value="21.4285714285714" calcext:value-type="float">
            <text:p>21,4285714285714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22.6923076923077" calcext:value-type="float">
            <text:p>22,6923076923077</text:p>
          </table:table-cell>
          <table:table-cell table:style-name="ce698" table:formula="of:=IF([.B272]&lt;&gt;[.$E$208];([.$A$208]*[.B272]+[.$B$208])/([.$C$208]*[.B272]+[.$D$208]);&quot;&quot;)" office:value-type="float" office:value="22.6923076923077" calcext:value-type="float">
            <text:p>22,692307692307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24.1666666666667" calcext:value-type="float">
            <text:p>24,1666666666667</text:p>
          </table:table-cell>
          <table:table-cell table:style-name="ce697" table:formula="of:=IF([.B273]&lt;&gt;[.$E$208];([.$A$208]*[.B273]+[.$B$208])/([.$C$208]*[.B273]+[.$D$208]);&quot;&quot;)" office:value-type="float" office:value="24.1666666666667" calcext:value-type="float">
            <text:p>24,166666666666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25.9090909090909" calcext:value-type="float">
            <text:p>25,9090909090909</text:p>
          </table:table-cell>
          <table:table-cell table:style-name="ce698" table:formula="of:=IF([.B274]&lt;&gt;[.$E$208];([.$A$208]*[.B274]+[.$B$208])/([.$C$208]*[.B274]+[.$D$208]);&quot;&quot;)" office:value-type="float" office:value="25.9090909090909" calcext:value-type="float">
            <text:p>25,9090909090909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44" table:number-columns-repeated="5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28" calcext:value-type="float">
            <text:p>28</text:p>
          </table:table-cell>
          <table:table-cell table:style-name="ce697" table:formula="of:=IF([.B275]&lt;&gt;[.$E$208];([.$A$208]*[.B275]+[.$B$208])/([.$C$208]*[.B275]+[.$D$208]);&quot;&quot;)" office:value-type="float" office:value="28" calcext:value-type="float">
            <text:p>2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30.5555555555555" calcext:value-type="float">
            <text:p>30,5555555555555</text:p>
          </table:table-cell>
          <table:table-cell table:style-name="ce698" table:formula="of:=IF([.B276]&lt;&gt;[.$E$208];([.$A$208]*[.B276]+[.$B$208])/([.$C$208]*[.B276]+[.$D$208]);&quot;&quot;)" office:value-type="float" office:value="30.5555555555555" calcext:value-type="float">
            <text:p>30,5555555555555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33.75" calcext:value-type="float">
            <text:p>33,75</text:p>
          </table:table-cell>
          <table:table-cell table:style-name="ce697" table:formula="of:=IF([.B277]&lt;&gt;[.$E$208];([.$A$208]*[.B277]+[.$B$208])/([.$C$208]*[.B277]+[.$D$208]);&quot;&quot;)" office:value-type="float" office:value="33.75" calcext:value-type="float">
            <text:p>33,7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37.8571428571428" calcext:value-type="float">
            <text:p>37,8571428571428</text:p>
          </table:table-cell>
          <table:table-cell table:style-name="ce698" table:formula="of:=IF([.B278]&lt;&gt;[.$E$208];([.$A$208]*[.B278]+[.$B$208])/([.$C$208]*[.B278]+[.$D$208]);&quot;&quot;)" office:value-type="float" office:value="37.8571428571428" calcext:value-type="float">
            <text:p>37,857142857142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43.3333333333334" calcext:value-type="float">
            <text:p>43,3333333333334</text:p>
          </table:table-cell>
          <table:table-cell table:style-name="ce697" table:formula="of:=IF([.B279]&lt;&gt;[.$E$208];([.$A$208]*[.B279]+[.$B$208])/([.$C$208]*[.B279]+[.$D$208]);&quot;&quot;)" office:value-type="float" office:value="43.3333333333334" calcext:value-type="float">
            <text:p>43,3333333333334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51" calcext:value-type="float">
            <text:p>51</text:p>
          </table:table-cell>
          <table:table-cell table:style-name="ce698" table:formula="of:=IF([.B280]&lt;&gt;[.$E$208];([.$A$208]*[.B280]+[.$B$208])/([.$C$208]*[.B280]+[.$D$208]);&quot;&quot;)" office:value-type="float" office:value="51" calcext:value-type="float">
            <text:p>51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62.5" calcext:value-type="float">
            <text:p>62,5</text:p>
          </table:table-cell>
          <table:table-cell table:style-name="ce697" table:formula="of:=IF([.B281]&lt;&gt;[.$E$208];([.$A$208]*[.B281]+[.$B$208])/([.$C$208]*[.B281]+[.$D$208]);&quot;&quot;)" office:value-type="float" office:value="62.5" calcext:value-type="float">
            <text:p>62,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81.6666666666667" calcext:value-type="float">
            <text:p>81,6666666666667</text:p>
          </table:table-cell>
          <table:table-cell table:style-name="ce698" table:formula="of:=IF([.B282]&lt;&gt;[.$E$208];([.$A$208]*[.B282]+[.$B$208])/([.$C$208]*[.B282]+[.$D$208]);&quot;&quot;)" office:value-type="float" office:value="81.6666666666667" calcext:value-type="float">
            <text:p>81,666666666666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120" calcext:value-type="float">
            <text:p>120</text:p>
          </table:table-cell>
          <table:table-cell table:style-name="ce697" table:formula="of:=IF([.B283]&lt;&gt;[.$E$208];([.$A$208]*[.B283]+[.$B$208])/([.$C$208]*[.B283]+[.$D$208]);&quot;&quot;)" office:value-type="float" office:value="120" calcext:value-type="float">
            <text:p>120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235.000000000001" calcext:value-type="float">
            <text:p>235,000000000001</text:p>
          </table:table-cell>
          <table:table-cell table:style-name="ce696" table:formula="of:=IF([.B284]&lt;&gt;[.$E$208];([.$A$208]*[.B284]+[.$B$208])/([.$C$208]*[.B284]+[.$D$208]);&quot;&quot;)" office:value-type="float" office:value="235.000000000001" calcext:value-type="float">
            <text:p>235,00000000000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>
            <text:p/>
          </table:table-cell>
          <table:table-cell table:style-name="ce695" table:formula="of:=IF([.B285]&lt;&gt;[.$E$208];([.$A$208]*[.B285]+[.$B$208])/([.$C$208]*[.B285]+[.$D$208]);&quot;&quot;)">
            <text:p/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-225.000000000001" calcext:value-type="float">
            <text:p>-225,000000000001</text:p>
          </table:table-cell>
          <table:table-cell table:style-name="ce696" table:formula="of:=IF([.B286]&lt;&gt;[.$E$208];([.$A$208]*[.B286]+[.$B$208])/([.$C$208]*[.B286]+[.$D$208]);&quot;&quot;)" office:value-type="float" office:value="-225.000000000001" calcext:value-type="float">
            <text:p>-225,00000000000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-110" calcext:value-type="float">
            <text:p>-110</text:p>
          </table:table-cell>
          <table:table-cell table:style-name="ce697" table:formula="of:=IF([.B287]&lt;&gt;[.$E$208];([.$A$208]*[.B287]+[.$B$208])/([.$C$208]*[.B287]+[.$D$208]);&quot;&quot;)" office:value-type="float" office:value="-110" calcext:value-type="float">
            <text:p>-110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-71.6666666666667" calcext:value-type="float">
            <text:p>-71,6666666666667</text:p>
          </table:table-cell>
          <table:table-cell table:style-name="ce696" table:formula="of:=IF([.B288]&lt;&gt;[.$E$208];([.$A$208]*[.B288]+[.$B$208])/([.$C$208]*[.B288]+[.$D$208]);&quot;&quot;)" office:value-type="float" office:value="-71.6666666666667" calcext:value-type="float">
            <text:p>-71,6666666666667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-52.5" calcext:value-type="float">
            <text:p>-52,5</text:p>
          </table:table-cell>
          <table:table-cell table:style-name="ce697" table:formula="of:=IF([.B289]&lt;&gt;[.$E$208];([.$A$208]*[.B289]+[.$B$208])/([.$C$208]*[.B289]+[.$D$208]);&quot;&quot;)" office:value-type="float" office:value="-52.5" calcext:value-type="float">
            <text:p>-52,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-41" calcext:value-type="float">
            <text:p>-41</text:p>
          </table:table-cell>
          <table:table-cell table:style-name="ce696" table:formula="of:=IF([.B290]&lt;&gt;[.$E$208];([.$A$208]*[.B290]+[.$B$208])/([.$C$208]*[.B290]+[.$D$208]);&quot;&quot;)" office:value-type="float" office:value="-41" calcext:value-type="float">
            <text:p>-4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-33.3333333333333" calcext:value-type="float">
            <text:p>-33,3333333333333</text:p>
          </table:table-cell>
          <table:table-cell table:style-name="ce695" table:formula="of:=IF([.B291]&lt;&gt;[.$E$208];([.$A$208]*[.B291]+[.$B$208])/([.$C$208]*[.B291]+[.$D$208]);&quot;&quot;)" office:value-type="float" office:value="-33.3333333333333" calcext:value-type="float">
            <text:p>-33,3333333333333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-27.8571428571429" calcext:value-type="float">
            <text:p>-27,8571428571429</text:p>
          </table:table-cell>
          <table:table-cell table:style-name="ce698" table:formula="of:=IF([.B292]&lt;&gt;[.$E$208];([.$A$208]*[.B292]+[.$B$208])/([.$C$208]*[.B292]+[.$D$208]);&quot;&quot;)" office:value-type="float" office:value="-27.8571428571429" calcext:value-type="float">
            <text:p>-27,8571428571429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-23.75" calcext:value-type="float">
            <text:p>-23,75</text:p>
          </table:table-cell>
          <table:table-cell table:style-name="ce695" table:formula="of:=IF([.B293]&lt;&gt;[.$E$208];([.$A$208]*[.B293]+[.$B$208])/([.$C$208]*[.B293]+[.$D$208]);&quot;&quot;)" office:value-type="float" office:value="-23.75" calcext:value-type="float">
            <text:p>-23,7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-20.5555555555555" calcext:value-type="float">
            <text:p>-20,5555555555555</text:p>
          </table:table-cell>
          <table:table-cell table:style-name="ce696" table:formula="of:=IF([.B294]&lt;&gt;[.$E$208];([.$A$208]*[.B294]+[.$B$208])/([.$C$208]*[.B294]+[.$D$208]);&quot;&quot;)" office:value-type="float" office:value="-20.5555555555555" calcext:value-type="float">
            <text:p>-20,555555555555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-18" calcext:value-type="float">
            <text:p>-18</text:p>
          </table:table-cell>
          <table:table-cell table:style-name="ce697" table:formula="of:=IF([.B295]&lt;&gt;[.$E$208];([.$A$208]*[.B295]+[.$B$208])/([.$C$208]*[.B295]+[.$D$208]);&quot;&quot;)" office:value-type="float" office:value="-18" calcext:value-type="float">
            <text:p>-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-15.9090909090909" calcext:value-type="float">
            <text:p>-15,9090909090909</text:p>
          </table:table-cell>
          <table:table-cell table:style-name="ce698" table:formula="of:=IF([.B296]&lt;&gt;[.$E$208];([.$A$208]*[.B296]+[.$B$208])/([.$C$208]*[.B296]+[.$D$208]);&quot;&quot;)" office:value-type="float" office:value="-15.9090909090909" calcext:value-type="float">
            <text:p>-15,909090909090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-14.1666666666667" calcext:value-type="float">
            <text:p>-14,1666666666667</text:p>
          </table:table-cell>
          <table:table-cell table:style-name="ce697" table:formula="of:=IF([.B297]&lt;&gt;[.$E$208];([.$A$208]*[.B297]+[.$B$208])/([.$C$208]*[.B297]+[.$D$208]);&quot;&quot;)" office:value-type="float" office:value="-14.1666666666667" calcext:value-type="float">
            <text:p>-14,1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-12.6923076923077" calcext:value-type="float">
            <text:p>-12,6923076923077</text:p>
          </table:table-cell>
          <table:table-cell table:style-name="ce698" table:formula="of:=IF([.B298]&lt;&gt;[.$E$208];([.$A$208]*[.B298]+[.$B$208])/([.$C$208]*[.B298]+[.$D$208]);&quot;&quot;)" office:value-type="float" office:value="-12.6923076923077" calcext:value-type="float">
            <text:p>-12,692307692307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-11.4285714285714" calcext:value-type="float">
            <text:p>-11,4285714285714</text:p>
          </table:table-cell>
          <table:table-cell table:style-name="ce697" table:formula="of:=IF([.B299]&lt;&gt;[.$E$208];([.$A$208]*[.B299]+[.$B$208])/([.$C$208]*[.B299]+[.$D$208]);&quot;&quot;)" office:value-type="float" office:value="-11.4285714285714" calcext:value-type="float">
            <text:p>-11,428571428571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-10.3333333333333" calcext:value-type="float">
            <text:p>-10,3333333333333</text:p>
          </table:table-cell>
          <table:table-cell table:style-name="ce698" table:formula="of:=IF([.B300]&lt;&gt;[.$E$208];([.$A$208]*[.B300]+[.$B$208])/([.$C$208]*[.B300]+[.$D$208]);&quot;&quot;)" office:value-type="float" office:value="-10.3333333333333" calcext:value-type="float">
            <text:p>-10,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-9.375" calcext:value-type="float">
            <text:p>-9,375</text:p>
          </table:table-cell>
          <table:table-cell table:style-name="ce697" table:formula="of:=IF([.B301]&lt;&gt;[.$E$208];([.$A$208]*[.B301]+[.$B$208])/([.$C$208]*[.B301]+[.$D$208]);&quot;&quot;)" office:value-type="float" office:value="-9.375" calcext:value-type="float">
            <text:p>-9,3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-8.52941176470588" calcext:value-type="float">
            <text:p>-8,52941176470588</text:p>
          </table:table-cell>
          <table:table-cell table:style-name="ce698" table:formula="of:=IF([.B302]&lt;&gt;[.$E$208];([.$A$208]*[.B302]+[.$B$208])/([.$C$208]*[.B302]+[.$D$208]);&quot;&quot;)" office:value-type="float" office:value="-8.52941176470588" calcext:value-type="float">
            <text:p>-8,5294117647058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-7.77777777777778" calcext:value-type="float">
            <text:p>-7,77777777777778</text:p>
          </table:table-cell>
          <table:table-cell table:style-name="ce697" table:formula="of:=IF([.B303]&lt;&gt;[.$E$208];([.$A$208]*[.B303]+[.$B$208])/([.$C$208]*[.B303]+[.$D$208]);&quot;&quot;)" office:value-type="float" office:value="-7.77777777777778" calcext:value-type="float">
            <text:p>-7,7777777777777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-7.10526315789474" calcext:value-type="float">
            <text:p>-7,10526315789474</text:p>
          </table:table-cell>
          <table:table-cell table:style-name="ce698" table:formula="of:=IF([.B304]&lt;&gt;[.$E$208];([.$A$208]*[.B304]+[.$B$208])/([.$C$208]*[.B304]+[.$D$208]);&quot;&quot;)" office:value-type="float" office:value="-7.10526315789474" calcext:value-type="float">
            <text:p>-7,1052631578947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-6.5" calcext:value-type="float">
            <text:p>-6,5</text:p>
          </table:table-cell>
          <table:table-cell table:style-name="ce697" table:formula="of:=IF([.B305]&lt;&gt;[.$E$208];([.$A$208]*[.B305]+[.$B$208])/([.$C$208]*[.B305]+[.$D$208]);&quot;&quot;)" office:value-type="float" office:value="-6.5" calcext:value-type="float">
            <text:p>-6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-5.95238095238095" calcext:value-type="float">
            <text:p>-5,95238095238095</text:p>
          </table:table-cell>
          <table:table-cell table:style-name="ce698" table:formula="of:=IF([.B306]&lt;&gt;[.$E$208];([.$A$208]*[.B306]+[.$B$208])/([.$C$208]*[.B306]+[.$D$208]);&quot;&quot;)" office:value-type="float" office:value="-5.95238095238095" calcext:value-type="float">
            <text:p>-5,9523809523809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-5.45454545454545" calcext:value-type="float">
            <text:p>-5,45454545454545</text:p>
          </table:table-cell>
          <table:table-cell table:style-name="ce697" table:formula="of:=IF([.B307]&lt;&gt;[.$E$208];([.$A$208]*[.B307]+[.$B$208])/([.$C$208]*[.B307]+[.$D$208]);&quot;&quot;)" office:value-type="float" office:value="-5.45454545454545" calcext:value-type="float">
            <text:p>-5,454545454545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-5" calcext:value-type="float">
            <text:p>-5</text:p>
          </table:table-cell>
          <table:table-cell table:style-name="ce696" table:formula="of:=IF([.B308]&lt;&gt;[.$E$208];([.$A$208]*[.B308]+[.$B$208])/([.$C$208]*[.B308]+[.$D$208]);&quot;&quot;)" office:value-type="float" office:value="-5" calcext:value-type="float">
            <text:p>-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-4.58333333333333" calcext:value-type="float">
            <text:p>-4,58333333333333</text:p>
          </table:table-cell>
          <table:table-cell table:style-name="ce695" table:formula="of:=IF([.B309]&lt;&gt;[.$E$208];([.$A$208]*[.B309]+[.$B$208])/([.$C$208]*[.B309]+[.$D$208]);&quot;&quot;)" office:value-type="float" office:value="-4.58333333333333" calcext:value-type="float">
            <text:p>-4,58333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-4.2" calcext:value-type="float">
            <text:p>-4,2</text:p>
          </table:table-cell>
          <table:table-cell table:style-name="ce696" table:formula="of:=IF([.B310]&lt;&gt;[.$E$208];([.$A$208]*[.B310]+[.$B$208])/([.$C$208]*[.B310]+[.$D$208]);&quot;&quot;)" office:value-type="float" office:value="-4.2" calcext:value-type="float">
            <text:p>-4,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-3.84615384615385" calcext:value-type="float">
            <text:p>-3,84615384615385</text:p>
          </table:table-cell>
          <table:table-cell table:style-name="ce697" table:formula="of:=IF([.B311]&lt;&gt;[.$E$208];([.$A$208]*[.B311]+[.$B$208])/([.$C$208]*[.B311]+[.$D$208]);&quot;&quot;)" office:value-type="float" office:value="-3.84615384615385" calcext:value-type="float">
            <text:p>-3,8461538461538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-3.51851851851852" calcext:value-type="float">
            <text:p>-3,51851851851852</text:p>
          </table:table-cell>
          <table:table-cell table:style-name="ce696" table:formula="of:=IF([.B312]&lt;&gt;[.$E$208];([.$A$208]*[.B312]+[.$B$208])/([.$C$208]*[.B312]+[.$D$208]);&quot;&quot;)" office:value-type="float" office:value="-3.51851851851852" calcext:value-type="float">
            <text:p>-3,5185185185185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-3.21428571428571" calcext:value-type="float">
            <text:p>-3,21428571428571</text:p>
          </table:table-cell>
          <table:table-cell table:style-name="ce697" table:formula="of:=IF([.B313]&lt;&gt;[.$E$208];([.$A$208]*[.B313]+[.$B$208])/([.$C$208]*[.B313]+[.$D$208]);&quot;&quot;)" office:value-type="float" office:value="-3.21428571428571" calcext:value-type="float">
            <text:p>-3,21428571428571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-2.93103448275862" calcext:value-type="float">
            <text:p>-2,93103448275862</text:p>
          </table:table-cell>
          <table:table-cell table:style-name="ce696" table:formula="of:=IF([.B314]&lt;&gt;[.$E$208];([.$A$208]*[.B314]+[.$B$208])/([.$C$208]*[.B314]+[.$D$208]);&quot;&quot;)" office:value-type="float" office:value="-2.93103448275862" calcext:value-type="float">
            <text:p>-2,9310344827586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-2.66666666666667" calcext:value-type="float">
            <text:p>-2,66666666666667</text:p>
          </table:table-cell>
          <table:table-cell table:style-name="ce695" table:formula="of:=IF([.B315]&lt;&gt;[.$E$208];([.$A$208]*[.B315]+[.$B$208])/([.$C$208]*[.B315]+[.$D$208]);&quot;&quot;)" office:value-type="float" office:value="-2.66666666666667" calcext:value-type="float">
            <text:p>-2,66666666666667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-2.41935483870968" calcext:value-type="float">
            <text:p>-2,41935483870968</text:p>
          </table:table-cell>
          <table:table-cell table:style-name="ce698" table:formula="of:=IF([.B316]&lt;&gt;[.$E$208];([.$A$208]*[.B316]+[.$B$208])/([.$C$208]*[.B316]+[.$D$208]);&quot;&quot;)" office:value-type="float" office:value="-2.41935483870968" calcext:value-type="float">
            <text:p>-2,41935483870968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-2.1875" calcext:value-type="float">
            <text:p>-2,1875</text:p>
          </table:table-cell>
          <table:table-cell table:style-name="ce695" table:formula="of:=IF([.B317]&lt;&gt;[.$E$208];([.$A$208]*[.B317]+[.$B$208])/([.$C$208]*[.B317]+[.$D$208]);&quot;&quot;)" office:value-type="float" office:value="-2.1875" calcext:value-type="float">
            <text:p>-2,187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-1.96969696969697" calcext:value-type="float">
            <text:p>-1,96969696969697</text:p>
          </table:table-cell>
          <table:table-cell table:style-name="ce696" table:formula="of:=IF([.B318]&lt;&gt;[.$E$208];([.$A$208]*[.B318]+[.$B$208])/([.$C$208]*[.B318]+[.$D$208]);&quot;&quot;)" office:value-type="float" office:value="-1.96969696969697" calcext:value-type="float">
            <text:p>-1,9696969696969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-1.76470588235294" calcext:value-type="float">
            <text:p>-1,76470588235294</text:p>
          </table:table-cell>
          <table:table-cell table:style-name="ce697" table:formula="of:=IF([.B319]&lt;&gt;[.$E$208];([.$A$208]*[.B319]+[.$B$208])/([.$C$208]*[.B319]+[.$D$208]);&quot;&quot;)" office:value-type="float" office:value="-1.76470588235294" calcext:value-type="float">
            <text:p>-1,7647058823529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-1.57142857142857" calcext:value-type="float">
            <text:p>-1,57142857142857</text:p>
          </table:table-cell>
          <table:table-cell table:style-name="ce698" table:formula="of:=IF([.B320]&lt;&gt;[.$E$208];([.$A$208]*[.B320]+[.$B$208])/([.$C$208]*[.B320]+[.$D$208]);&quot;&quot;)" office:value-type="float" office:value="-1.57142857142857" calcext:value-type="float">
            <text:p>-1,5714285714285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-1.38888888888889" calcext:value-type="float">
            <text:p>-1,38888888888889</text:p>
          </table:table-cell>
          <table:table-cell table:style-name="ce697" table:formula="of:=IF([.B321]&lt;&gt;[.$E$208];([.$A$208]*[.B321]+[.$B$208])/([.$C$208]*[.B321]+[.$D$208]);&quot;&quot;)" office:value-type="float" office:value="-1.38888888888889" calcext:value-type="float">
            <text:p>-1,38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-1.21621621621622" calcext:value-type="float">
            <text:p>-1,21621621621622</text:p>
          </table:table-cell>
          <table:table-cell table:style-name="ce698" table:formula="of:=IF([.B322]&lt;&gt;[.$E$208];([.$A$208]*[.B322]+[.$B$208])/([.$C$208]*[.B322]+[.$D$208]);&quot;&quot;)" office:value-type="float" office:value="-1.21621621621622" calcext:value-type="float">
            <text:p>-1,2162162162162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-1.05263157894737" calcext:value-type="float">
            <text:p>-1,05263157894737</text:p>
          </table:table-cell>
          <table:table-cell table:style-name="ce697" table:formula="of:=IF([.B323]&lt;&gt;[.$E$208];([.$A$208]*[.B323]+[.$B$208])/([.$C$208]*[.B323]+[.$D$208]);&quot;&quot;)" office:value-type="float" office:value="-1.05263157894737" calcext:value-type="float">
            <text:p>-1,0526315789473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-0.897435897435897" calcext:value-type="float">
            <text:p>-0,897435897435897</text:p>
          </table:table-cell>
          <table:table-cell table:style-name="ce698" table:formula="of:=IF([.B324]&lt;&gt;[.$E$208];([.$A$208]*[.B324]+[.$B$208])/([.$C$208]*[.B324]+[.$D$208]);&quot;&quot;)" office:value-type="float" office:value="-0.897435897435897" calcext:value-type="float">
            <text:p>-0,89743589743589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-0.75" calcext:value-type="float">
            <text:p>-0,75</text:p>
          </table:table-cell>
          <table:table-cell table:style-name="ce697" table:formula="of:=IF([.B325]&lt;&gt;[.$E$208];([.$A$208]*[.B325]+[.$B$208])/([.$C$208]*[.B325]+[.$D$208]);&quot;&quot;)" office:value-type="float" office:value="-0.75" calcext:value-type="float">
            <text:p>-0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-0.60975609756098" calcext:value-type="float">
            <text:p>-0,60975609756098</text:p>
          </table:table-cell>
          <table:table-cell table:style-name="ce698" table:formula="of:=IF([.B326]&lt;&gt;[.$E$208];([.$A$208]*[.B326]+[.$B$208])/([.$C$208]*[.B326]+[.$D$208]);&quot;&quot;)" office:value-type="float" office:value="-0.60975609756098" calcext:value-type="float">
            <text:p>-0,6097560975609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-0.47619047619048" calcext:value-type="float">
            <text:p>-0,47619047619048</text:p>
          </table:table-cell>
          <table:table-cell table:style-name="ce697" table:formula="of:=IF([.B327]&lt;&gt;[.$E$208];([.$A$208]*[.B327]+[.$B$208])/([.$C$208]*[.B327]+[.$D$208]);&quot;&quot;)" office:value-type="float" office:value="-0.47619047619048" calcext:value-type="float">
            <text:p>-0,4761904761904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-0.348837209302329" calcext:value-type="float">
            <text:p>-0,348837209302329</text:p>
          </table:table-cell>
          <table:table-cell table:style-name="ce698" table:formula="of:=IF([.B328]&lt;&gt;[.$E$208];([.$A$208]*[.B328]+[.$B$208])/([.$C$208]*[.B328]+[.$D$208]);&quot;&quot;)" office:value-type="float" office:value="-0.348837209302329" calcext:value-type="float">
            <text:p>-0,34883720930232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-0.227272727272731" calcext:value-type="float">
            <text:p>-0,227272727272731</text:p>
          </table:table-cell>
          <table:table-cell table:style-name="ce697" table:formula="of:=IF([.B329]&lt;&gt;[.$E$208];([.$A$208]*[.B329]+[.$B$208])/([.$C$208]*[.B329]+[.$D$208]);&quot;&quot;)" office:value-type="float" office:value="-0.227272727272731" calcext:value-type="float">
            <text:p>-0,22727272727273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-0.111111111111116" calcext:value-type="float">
            <text:p>-0,111111111111116</text:p>
          </table:table-cell>
          <table:table-cell table:style-name="ce698" table:formula="of:=IF([.B330]&lt;&gt;[.$E$208];([.$A$208]*[.B330]+[.$B$208])/([.$C$208]*[.B330]+[.$D$208]);&quot;&quot;)" office:value-type="float" office:value="-0.111111111111116" calcext:value-type="float">
            <text:p>-0,1111111111111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-3.28239850758742E-015" calcext:value-type="float">
            <text:p>-3,28239850758742E-15</text:p>
          </table:table-cell>
          <table:table-cell table:style-name="ce697" table:formula="of:=IF([.B331]&lt;&gt;[.$E$208];([.$A$208]*[.B331]+[.$B$208])/([.$C$208]*[.B331]+[.$D$208]);&quot;&quot;)" office:value-type="float" office:value="-3.28239850758742E-015" calcext:value-type="float">
            <text:p>-3,28239850758742E-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0.106382978723401" calcext:value-type="float">
            <text:p>0,106382978723401</text:p>
          </table:table-cell>
          <table:table-cell table:style-name="ce696" table:formula="of:=IF([.B332]&lt;&gt;[.$E$208];([.$A$208]*[.B332]+[.$B$208])/([.$C$208]*[.B332]+[.$D$208]);&quot;&quot;)" office:value-type="float" office:value="0.106382978723401" calcext:value-type="float">
            <text:p>0,106382978723401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0.20833333333333" calcext:value-type="float">
            <text:p>0,20833333333333</text:p>
          </table:table-cell>
          <table:table-cell table:style-name="ce695" table:formula="of:=IF([.B333]&lt;&gt;[.$E$208];([.$A$208]*[.B333]+[.$B$208])/([.$C$208]*[.B333]+[.$D$208]);&quot;&quot;)" office:value-type="float" office:value="0.20833333333333" calcext:value-type="float">
            <text:p>0,20833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0.306122448979589" calcext:value-type="float">
            <text:p>0,306122448979589</text:p>
          </table:table-cell>
          <table:table-cell table:style-name="ce696" table:formula="of:=IF([.B334]&lt;&gt;[.$E$208];([.$A$208]*[.B334]+[.$B$208])/([.$C$208]*[.B334]+[.$D$208]);&quot;&quot;)" office:value-type="float" office:value="0.306122448979589" calcext:value-type="float">
            <text:p>0,30612244897958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0.4" calcext:value-type="float">
            <text:p>0,4</text:p>
          </table:table-cell>
          <table:table-cell table:style-name="ce697" table:formula="of:=IF([.B335]&lt;&gt;[.$E$208];([.$A$208]*[.B335]+[.$B$208])/([.$C$208]*[.B335]+[.$D$208]);&quot;&quot;)" office:value-type="float" office:value="0.4" calcext:value-type="float">
            <text:p>0,4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0.49019607843137" calcext:value-type="float">
            <text:p>0,49019607843137</text:p>
          </table:table-cell>
          <table:table-cell table:style-name="ce696" table:formula="of:=IF([.B336]&lt;&gt;[.$E$208];([.$A$208]*[.B336]+[.$B$208])/([.$C$208]*[.B336]+[.$D$208]);&quot;&quot;)" office:value-type="float" office:value="0.49019607843137" calcext:value-type="float">
            <text:p>0,4901960784313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0.576923076923074" calcext:value-type="float">
            <text:p>0,576923076923074</text:p>
          </table:table-cell>
          <table:table-cell table:style-name="ce697" table:formula="of:=IF([.B337]&lt;&gt;[.$E$208];([.$A$208]*[.B337]+[.$B$208])/([.$C$208]*[.B337]+[.$D$208]);&quot;&quot;)" office:value-type="float" office:value="0.576923076923074" calcext:value-type="float">
            <text:p>0,576923076923074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0.660377358490564" calcext:value-type="float">
            <text:p>0,660377358490564</text:p>
          </table:table-cell>
          <table:table-cell table:style-name="ce696" table:formula="of:=IF([.B338]&lt;&gt;[.$E$208];([.$A$208]*[.B338]+[.$B$208])/([.$C$208]*[.B338]+[.$D$208]);&quot;&quot;)" office:value-type="float" office:value="0.660377358490564" calcext:value-type="float">
            <text:p>0,66037735849056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0.740740740740738" calcext:value-type="float">
            <text:p>0,740740740740738</text:p>
          </table:table-cell>
          <table:table-cell table:style-name="ce695" table:formula="of:=IF([.B339]&lt;&gt;[.$E$208];([.$A$208]*[.B339]+[.$B$208])/([.$C$208]*[.B339]+[.$D$208]);&quot;&quot;)" office:value-type="float" office:value="0.740740740740738" calcext:value-type="float">
            <text:p>0,740740740740738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0.818181818181816" calcext:value-type="float">
            <text:p>0,818181818181816</text:p>
          </table:table-cell>
          <table:table-cell table:style-name="ce698" table:formula="of:=IF([.B340]&lt;&gt;[.$E$208];([.$A$208]*[.B340]+[.$B$208])/([.$C$208]*[.B340]+[.$D$208]);&quot;&quot;)" office:value-type="float" office:value="0.818181818181816" calcext:value-type="float">
            <text:p>0,818181818181816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0.892857142857141" calcext:value-type="float">
            <text:p>0,892857142857141</text:p>
          </table:table-cell>
          <table:table-cell table:style-name="ce695" table:formula="of:=IF([.B341]&lt;&gt;[.$E$208];([.$A$208]*[.B341]+[.$B$208])/([.$C$208]*[.B341]+[.$D$208]);&quot;&quot;)" office:value-type="float" office:value="0.892857142857141" calcext:value-type="float">
            <text:p>0,892857142857141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0.964912280701752" calcext:value-type="float">
            <text:p>0,964912280701752</text:p>
          </table:table-cell>
          <table:table-cell table:style-name="ce696" table:formula="of:=IF([.B342]&lt;&gt;[.$E$208];([.$A$208]*[.B342]+[.$B$208])/([.$C$208]*[.B342]+[.$D$208]);&quot;&quot;)" office:value-type="float" office:value="0.964912280701752" calcext:value-type="float">
            <text:p>0,96491228070175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1.03448275862069" calcext:value-type="float">
            <text:p>1,03448275862069</text:p>
          </table:table-cell>
          <table:table-cell table:style-name="ce697" table:formula="of:=IF([.B343]&lt;&gt;[.$E$208];([.$A$208]*[.B343]+[.$B$208])/([.$C$208]*[.B343]+[.$D$208]);&quot;&quot;)" office:value-type="float" office:value="1.03448275862069" calcext:value-type="float">
            <text:p>1,034482758620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1.10169491525424" calcext:value-type="float">
            <text:p>1,10169491525424</text:p>
          </table:table-cell>
          <table:table-cell table:style-name="ce698" table:formula="of:=IF([.B344]&lt;&gt;[.$E$208];([.$A$208]*[.B344]+[.$B$208])/([.$C$208]*[.B344]+[.$D$208]);&quot;&quot;)" office:value-type="float" office:value="1.10169491525424" calcext:value-type="float">
            <text:p>1,1016949152542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1.16666666666666" calcext:value-type="float">
            <text:p>1,16666666666666</text:p>
          </table:table-cell>
          <table:table-cell table:style-name="ce697" table:formula="of:=IF([.B345]&lt;&gt;[.$E$208];([.$A$208]*[.B345]+[.$B$208])/([.$C$208]*[.B345]+[.$D$208]);&quot;&quot;)" office:value-type="float" office:value="1.16666666666666" calcext:value-type="float">
            <text:p>1,1666666666666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1.22950819672131" calcext:value-type="float">
            <text:p>1,22950819672131</text:p>
          </table:table-cell>
          <table:table-cell table:style-name="ce698" table:formula="of:=IF([.B346]&lt;&gt;[.$E$208];([.$A$208]*[.B346]+[.$B$208])/([.$C$208]*[.B346]+[.$D$208]);&quot;&quot;)" office:value-type="float" office:value="1.22950819672131" calcext:value-type="float">
            <text:p>1,2295081967213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1.29032258064516" calcext:value-type="float">
            <text:p>1,29032258064516</text:p>
          </table:table-cell>
          <table:table-cell table:style-name="ce697" table:formula="of:=IF([.B347]&lt;&gt;[.$E$208];([.$A$208]*[.B347]+[.$B$208])/([.$C$208]*[.B347]+[.$D$208]);&quot;&quot;)" office:value-type="float" office:value="1.29032258064516" calcext:value-type="float">
            <text:p>1,2903225806451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1.34920634920635" calcext:value-type="float">
            <text:p>1,34920634920635</text:p>
          </table:table-cell>
          <table:table-cell table:style-name="ce698" table:formula="of:=IF([.B348]&lt;&gt;[.$E$208];([.$A$208]*[.B348]+[.$B$208])/([.$C$208]*[.B348]+[.$D$208]);&quot;&quot;)" office:value-type="float" office:value="1.34920634920635" calcext:value-type="float">
            <text:p>1,349206349206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1.40625" calcext:value-type="float">
            <text:p>1,40625</text:p>
          </table:table-cell>
          <table:table-cell table:style-name="ce697" table:formula="of:=IF([.B349]&lt;&gt;[.$E$208];([.$A$208]*[.B349]+[.$B$208])/([.$C$208]*[.B349]+[.$D$208]);&quot;&quot;)" office:value-type="float" office:value="1.40625" calcext:value-type="float">
            <text:p>1,40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1.46153846153846" calcext:value-type="float">
            <text:p>1,46153846153846</text:p>
          </table:table-cell>
          <table:table-cell table:style-name="ce698" table:formula="of:=IF([.B350]&lt;&gt;[.$E$208];([.$A$208]*[.B350]+[.$B$208])/([.$C$208]*[.B350]+[.$D$208]);&quot;&quot;)" office:value-type="float" office:value="1.46153846153846" calcext:value-type="float">
            <text:p>1,461538461538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1.51515151515152" calcext:value-type="float">
            <text:p>1,51515151515152</text:p>
          </table:table-cell>
          <table:table-cell table:style-name="ce697" table:formula="of:=IF([.B351]&lt;&gt;[.$E$208];([.$A$208]*[.B351]+[.$B$208])/([.$C$208]*[.B351]+[.$D$208]);&quot;&quot;)" office:value-type="float" office:value="1.51515151515152" calcext:value-type="float">
            <text:p>1,5151515151515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1.56716417910448" calcext:value-type="float">
            <text:p>1,56716417910448</text:p>
          </table:table-cell>
          <table:table-cell table:style-name="ce698" table:formula="of:=IF([.B352]&lt;&gt;[.$E$208];([.$A$208]*[.B352]+[.$B$208])/([.$C$208]*[.B352]+[.$D$208]);&quot;&quot;)" office:value-type="float" office:value="1.56716417910448" calcext:value-type="float">
            <text:p>1,5671641791044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1.61764705882353" calcext:value-type="float">
            <text:p>1,61764705882353</text:p>
          </table:table-cell>
          <table:table-cell table:style-name="ce697" table:formula="of:=IF([.B353]&lt;&gt;[.$E$208];([.$A$208]*[.B353]+[.$B$208])/([.$C$208]*[.B353]+[.$D$208]);&quot;&quot;)" office:value-type="float" office:value="1.61764705882353" calcext:value-type="float">
            <text:p>1,6176470588235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1.66666666666667" calcext:value-type="float">
            <text:p>1,66666666666667</text:p>
          </table:table-cell>
          <table:table-cell table:style-name="ce698" table:formula="of:=IF([.B354]&lt;&gt;[.$E$208];([.$A$208]*[.B354]+[.$B$208])/([.$C$208]*[.B354]+[.$D$208]);&quot;&quot;)" office:value-type="float" office:value="1.66666666666667" calcext:value-type="float">
            <text:p>1,6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1.71428571428571" calcext:value-type="float">
            <text:p>1,71428571428571</text:p>
          </table:table-cell>
          <table:table-cell table:style-name="ce697" table:formula="of:=IF([.B355]&lt;&gt;[.$E$208];([.$A$208]*[.B355]+[.$B$208])/([.$C$208]*[.B355]+[.$D$208]);&quot;&quot;)" office:value-type="float" office:value="1.71428571428571" calcext:value-type="float">
            <text:p>1,71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1.76056338028169" calcext:value-type="float">
            <text:p>1,76056338028169</text:p>
          </table:table-cell>
          <table:table-cell table:style-name="ce696" table:formula="of:=IF([.B356]&lt;&gt;[.$E$208];([.$A$208]*[.B356]+[.$B$208])/([.$C$208]*[.B356]+[.$D$208]);&quot;&quot;)" office:value-type="float" office:value="1.76056338028169" calcext:value-type="float">
            <text:p>1,7605633802816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1.80555555555556" calcext:value-type="float">
            <text:p>1,80555555555556</text:p>
          </table:table-cell>
          <table:table-cell table:style-name="ce695" table:formula="of:=IF([.B357]&lt;&gt;[.$E$208];([.$A$208]*[.B357]+[.$B$208])/([.$C$208]*[.B357]+[.$D$208]);&quot;&quot;)" office:value-type="float" office:value="1.80555555555556" calcext:value-type="float">
            <text:p>1,80555555555556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1.84931506849315" calcext:value-type="float">
            <text:p>1,84931506849315</text:p>
          </table:table-cell>
          <table:table-cell table:style-name="ce696" table:formula="of:=IF([.B358]&lt;&gt;[.$E$208];([.$A$208]*[.B358]+[.$B$208])/([.$C$208]*[.B358]+[.$D$208]);&quot;&quot;)" office:value-type="float" office:value="1.84931506849315" calcext:value-type="float">
            <text:p>1,8493150684931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1.89189189189189" calcext:value-type="float">
            <text:p>1,89189189189189</text:p>
          </table:table-cell>
          <table:table-cell table:style-name="ce697" table:formula="of:=IF([.B359]&lt;&gt;[.$E$208];([.$A$208]*[.B359]+[.$B$208])/([.$C$208]*[.B359]+[.$D$208]);&quot;&quot;)" office:value-type="float" office:value="1.89189189189189" calcext:value-type="float">
            <text:p>1,89189189189189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1.93333333333333" calcext:value-type="float">
            <text:p>1,93333333333333</text:p>
          </table:table-cell>
          <table:table-cell table:style-name="ce696" table:formula="of:=IF([.B360]&lt;&gt;[.$E$208];([.$A$208]*[.B360]+[.$B$208])/([.$C$208]*[.B360]+[.$D$208]);&quot;&quot;)" office:value-type="float" office:value="1.93333333333333" calcext:value-type="float">
            <text:p>1,9333333333333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1.97368421052632" calcext:value-type="float">
            <text:p>1,97368421052632</text:p>
          </table:table-cell>
          <table:table-cell table:style-name="ce697" table:formula="of:=IF([.B361]&lt;&gt;[.$E$208];([.$A$208]*[.B361]+[.$B$208])/([.$C$208]*[.B361]+[.$D$208]);&quot;&quot;)" office:value-type="float" office:value="1.97368421052632" calcext:value-type="float">
            <text:p>1,97368421052632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2.01298701298701" calcext:value-type="float">
            <text:p>2,01298701298701</text:p>
          </table:table-cell>
          <table:table-cell table:style-name="ce696" table:formula="of:=IF([.B362]&lt;&gt;[.$E$208];([.$A$208]*[.B362]+[.$B$208])/([.$C$208]*[.B362]+[.$D$208]);&quot;&quot;)" office:value-type="float" office:value="2.01298701298701" calcext:value-type="float">
            <text:p>2,01298701298701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2.05128205128205" calcext:value-type="float">
            <text:p>2,05128205128205</text:p>
          </table:table-cell>
          <table:table-cell table:style-name="ce695" table:formula="of:=IF([.B363]&lt;&gt;[.$E$208];([.$A$208]*[.B363]+[.$B$208])/([.$C$208]*[.B363]+[.$D$208]);&quot;&quot;)" office:value-type="float" office:value="2.05128205128205" calcext:value-type="float">
            <text:p>2,0512820512820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2.08860759493671" calcext:value-type="float">
            <text:p>2,08860759493671</text:p>
          </table:table-cell>
          <table:table-cell table:style-name="ce698" table:formula="of:=IF([.B364]&lt;&gt;[.$E$208];([.$A$208]*[.B364]+[.$B$208])/([.$C$208]*[.B364]+[.$D$208]);&quot;&quot;)" office:value-type="float" office:value="2.08860759493671" calcext:value-type="float">
            <text:p>2,08860759493671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2.125" calcext:value-type="float">
            <text:p>2,125</text:p>
          </table:table-cell>
          <table:table-cell table:style-name="ce695" table:formula="of:=IF([.B365]&lt;&gt;[.$E$208];([.$A$208]*[.B365]+[.$B$208])/([.$C$208]*[.B365]+[.$D$208]);&quot;&quot;)" office:value-type="float" office:value="2.125" calcext:value-type="float">
            <text:p>2,12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2.16049382716049" calcext:value-type="float">
            <text:p>2,16049382716049</text:p>
          </table:table-cell>
          <table:table-cell table:style-name="ce696" table:formula="of:=IF([.B366]&lt;&gt;[.$E$208];([.$A$208]*[.B366]+[.$B$208])/([.$C$208]*[.B366]+[.$D$208]);&quot;&quot;)" office:value-type="float" office:value="2.16049382716049" calcext:value-type="float">
            <text:p>2,1604938271604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2.19512195121951" calcext:value-type="float">
            <text:p>2,19512195121951</text:p>
          </table:table-cell>
          <table:table-cell table:style-name="ce697" table:formula="of:=IF([.B367]&lt;&gt;[.$E$208];([.$A$208]*[.B367]+[.$B$208])/([.$C$208]*[.B367]+[.$D$208]);&quot;&quot;)" office:value-type="float" office:value="2.19512195121951" calcext:value-type="float">
            <text:p>2,1951219512195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2.2289156626506" calcext:value-type="float">
            <text:p>2,2289156626506</text:p>
          </table:table-cell>
          <table:table-cell table:style-name="ce698" table:formula="of:=IF([.B368]&lt;&gt;[.$E$208];([.$A$208]*[.B368]+[.$B$208])/([.$C$208]*[.B368]+[.$D$208]);&quot;&quot;)" office:value-type="float" office:value="2.2289156626506" calcext:value-type="float">
            <text:p>2,228915662650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2.26190476190476" calcext:value-type="float">
            <text:p>2,26190476190476</text:p>
          </table:table-cell>
          <table:table-cell table:style-name="ce697" table:formula="of:=IF([.B369]&lt;&gt;[.$E$208];([.$A$208]*[.B369]+[.$B$208])/([.$C$208]*[.B369]+[.$D$208]);&quot;&quot;)" office:value-type="float" office:value="2.26190476190476" calcext:value-type="float">
            <text:p>2,261904761904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2.29411764705882" calcext:value-type="float">
            <text:p>2,29411764705882</text:p>
          </table:table-cell>
          <table:table-cell table:style-name="ce698" table:formula="of:=IF([.B370]&lt;&gt;[.$E$208];([.$A$208]*[.B370]+[.$B$208])/([.$C$208]*[.B370]+[.$D$208]);&quot;&quot;)" office:value-type="float" office:value="2.29411764705882" calcext:value-type="float">
            <text:p>2,2941176470588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2.32558139534884" calcext:value-type="float">
            <text:p>2,32558139534884</text:p>
          </table:table-cell>
          <table:table-cell table:style-name="ce697" table:formula="of:=IF([.B371]&lt;&gt;[.$E$208];([.$A$208]*[.B371]+[.$B$208])/([.$C$208]*[.B371]+[.$D$208]);&quot;&quot;)" office:value-type="float" office:value="2.32558139534884" calcext:value-type="float">
            <text:p>2,3255813953488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2.35632183908046" calcext:value-type="float">
            <text:p>2,35632183908046</text:p>
          </table:table-cell>
          <table:table-cell table:style-name="ce698" table:formula="of:=IF([.B372]&lt;&gt;[.$E$208];([.$A$208]*[.B372]+[.$B$208])/([.$C$208]*[.B372]+[.$D$208]);&quot;&quot;)" office:value-type="float" office:value="2.35632183908046" calcext:value-type="float">
            <text:p>2,356321839080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2.38636363636364" calcext:value-type="float">
            <text:p>2,38636363636364</text:p>
          </table:table-cell>
          <table:table-cell table:style-name="ce697" table:formula="of:=IF([.B373]&lt;&gt;[.$E$208];([.$A$208]*[.B373]+[.$B$208])/([.$C$208]*[.B373]+[.$D$208]);&quot;&quot;)" office:value-type="float" office:value="2.38636363636364" calcext:value-type="float">
            <text:p>2,386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2.41573033707865" calcext:value-type="float">
            <text:p>2,41573033707865</text:p>
          </table:table-cell>
          <table:table-cell table:style-name="ce698" table:formula="of:=IF([.B374]&lt;&gt;[.$E$208];([.$A$208]*[.B374]+[.$B$208])/([.$C$208]*[.B374]+[.$D$208]);&quot;&quot;)" office:value-type="float" office:value="2.41573033707865" calcext:value-type="float">
            <text:p>2,4157303370786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2.44444444444444" calcext:value-type="float">
            <text:p>2,44444444444444</text:p>
          </table:table-cell>
          <table:table-cell table:style-name="ce697" table:formula="of:=IF([.B375]&lt;&gt;[.$E$208];([.$A$208]*[.B375]+[.$B$208])/([.$C$208]*[.B375]+[.$D$208]);&quot;&quot;)" office:value-type="float" office:value="2.44444444444444" calcext:value-type="float">
            <text:p>2,4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2.47252747252747" calcext:value-type="float">
            <text:p>2,47252747252747</text:p>
          </table:table-cell>
          <table:table-cell table:style-name="ce698" table:formula="of:=IF([.B376]&lt;&gt;[.$E$208];([.$A$208]*[.B376]+[.$B$208])/([.$C$208]*[.B376]+[.$D$208]);&quot;&quot;)" office:value-type="float" office:value="2.47252747252747" calcext:value-type="float">
            <text:p>2,4725274725274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2.5" calcext:value-type="float">
            <text:p>2,5</text:p>
          </table:table-cell>
          <table:table-cell table:style-name="ce697" table:formula="of:=IF([.B377]&lt;&gt;[.$E$208];([.$A$208]*[.B377]+[.$B$208])/([.$C$208]*[.B377]+[.$D$208]);&quot;&quot;)" office:value-type="float" office:value="2.5" calcext:value-type="float">
            <text:p>2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2.52688172043011" calcext:value-type="float">
            <text:p>2,52688172043011</text:p>
          </table:table-cell>
          <table:table-cell table:style-name="ce698" table:formula="of:=IF([.B378]&lt;&gt;[.$E$208];([.$A$208]*[.B378]+[.$B$208])/([.$C$208]*[.B378]+[.$D$208]);&quot;&quot;)" office:value-type="float" office:value="2.52688172043011" calcext:value-type="float">
            <text:p>2,5268817204301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2.5531914893617" calcext:value-type="float">
            <text:p>2,5531914893617</text:p>
          </table:table-cell>
          <table:table-cell table:style-name="ce697" table:formula="of:=IF([.B379]&lt;&gt;[.$E$208];([.$A$208]*[.B379]+[.$B$208])/([.$C$208]*[.B379]+[.$D$208]);&quot;&quot;)" office:value-type="float" office:value="2.5531914893617" calcext:value-type="float">
            <text:p>2,553191489361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2.57894736842105" calcext:value-type="float">
            <text:p>2,57894736842105</text:p>
          </table:table-cell>
          <table:table-cell table:style-name="ce696" table:formula="of:=IF([.B380]&lt;&gt;[.$E$208];([.$A$208]*[.B380]+[.$B$208])/([.$C$208]*[.B380]+[.$D$208]);&quot;&quot;)" office:value-type="float" office:value="2.57894736842105" calcext:value-type="float">
            <text:p>2,57894736842105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2.60416666666667" calcext:value-type="float">
            <text:p>2,60416666666667</text:p>
          </table:table-cell>
          <table:table-cell table:style-name="ce695" table:formula="of:=IF([.B381]&lt;&gt;[.$E$208];([.$A$208]*[.B381]+[.$B$208])/([.$C$208]*[.B381]+[.$D$208]);&quot;&quot;)" office:value-type="float" office:value="2.60416666666667" calcext:value-type="float">
            <text:p>2,60416666666667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2.62886597938144" calcext:value-type="float">
            <text:p>2,62886597938144</text:p>
          </table:table-cell>
          <table:table-cell table:style-name="ce696" table:formula="of:=IF([.B382]&lt;&gt;[.$E$208];([.$A$208]*[.B382]+[.$B$208])/([.$C$208]*[.B382]+[.$D$208]);&quot;&quot;)" office:value-type="float" office:value="2.62886597938144" calcext:value-type="float">
            <text:p>2,6288659793814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2.6530612244898" calcext:value-type="float">
            <text:p>2,6530612244898</text:p>
          </table:table-cell>
          <table:table-cell table:style-name="ce697" table:formula="of:=IF([.B383]&lt;&gt;[.$E$208];([.$A$208]*[.B383]+[.$B$208])/([.$C$208]*[.B383]+[.$D$208]);&quot;&quot;)" office:value-type="float" office:value="2.6530612244898" calcext:value-type="float">
            <text:p>2,6530612244898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2.67676767676768" calcext:value-type="float">
            <text:p>2,67676767676768</text:p>
          </table:table-cell>
          <table:table-cell table:style-name="ce696" table:formula="of:=IF([.B384]&lt;&gt;[.$E$208];([.$A$208]*[.B384]+[.$B$208])/([.$C$208]*[.B384]+[.$D$208]);&quot;&quot;)" office:value-type="float" office:value="2.67676767676768" calcext:value-type="float">
            <text:p>2,6767676767676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2.7" calcext:value-type="float">
            <text:p>2,7</text:p>
          </table:table-cell>
          <table:table-cell table:style-name="ce697" table:formula="of:=IF([.B385]&lt;&gt;[.$E$208];([.$A$208]*[.B385]+[.$B$208])/([.$C$208]*[.B385]+[.$D$208]);&quot;&quot;)" office:value-type="float" office:value="2.7" calcext:value-type="float">
            <text:p>2,7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2.72277227722772" calcext:value-type="float">
            <text:p>2,72277227722772</text:p>
          </table:table-cell>
          <table:table-cell table:style-name="ce696" table:formula="of:=IF([.B386]&lt;&gt;[.$E$208];([.$A$208]*[.B386]+[.$B$208])/([.$C$208]*[.B386]+[.$D$208]);&quot;&quot;)" office:value-type="float" office:value="2.72277227722772" calcext:value-type="float">
            <text:p>2,7227722772277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2.74509803921569" calcext:value-type="float">
            <text:p>2,74509803921569</text:p>
          </table:table-cell>
          <table:table-cell table:style-name="ce695" table:formula="of:=IF([.B387]&lt;&gt;[.$E$208];([.$A$208]*[.B387]+[.$B$208])/([.$C$208]*[.B387]+[.$D$208]);&quot;&quot;)" office:value-type="float" office:value="2.74509803921569" calcext:value-type="float">
            <text:p>2,74509803921569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2.76699029126214" calcext:value-type="float">
            <text:p>2,76699029126214</text:p>
          </table:table-cell>
          <table:table-cell table:style-name="ce698" table:formula="of:=IF([.B388]&lt;&gt;[.$E$208];([.$A$208]*[.B388]+[.$B$208])/([.$C$208]*[.B388]+[.$D$208]);&quot;&quot;)" office:value-type="float" office:value="2.76699029126214" calcext:value-type="float">
            <text:p>2,7669902912621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2.78846153846154" calcext:value-type="float">
            <text:p>2,78846153846154</text:p>
          </table:table-cell>
          <table:table-cell table:style-name="ce695" table:formula="of:=IF([.B389]&lt;&gt;[.$E$208];([.$A$208]*[.B389]+[.$B$208])/([.$C$208]*[.B389]+[.$D$208]);&quot;&quot;)" office:value-type="float" office:value="2.78846153846154" calcext:value-type="float">
            <text:p>2,78846153846154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2.80952380952381" calcext:value-type="float">
            <text:p>2,80952380952381</text:p>
          </table:table-cell>
          <table:table-cell table:style-name="ce696" table:formula="of:=IF([.B390]&lt;&gt;[.$E$208];([.$A$208]*[.B390]+[.$B$208])/([.$C$208]*[.B390]+[.$D$208]);&quot;&quot;)" office:value-type="float" office:value="2.80952380952381" calcext:value-type="float">
            <text:p>2,80952380952381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2.83018867924528" calcext:value-type="float">
            <text:p>2,83018867924528</text:p>
          </table:table-cell>
          <table:table-cell table:style-name="ce697" table:formula="of:=IF([.B391]&lt;&gt;[.$E$208];([.$A$208]*[.B391]+[.$B$208])/([.$C$208]*[.B391]+[.$D$208]);&quot;&quot;)" office:value-type="float" office:value="2.83018867924528" calcext:value-type="float">
            <text:p>2,8301886792452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2.85046728971963" calcext:value-type="float">
            <text:p>2,85046728971963</text:p>
          </table:table-cell>
          <table:table-cell table:style-name="ce698" table:formula="of:=IF([.B392]&lt;&gt;[.$E$208];([.$A$208]*[.B392]+[.$B$208])/([.$C$208]*[.B392]+[.$D$208]);&quot;&quot;)" office:value-type="float" office:value="2.85046728971963" calcext:value-type="float">
            <text:p>2,8504672897196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2.87037037037037" calcext:value-type="float">
            <text:p>2,87037037037037</text:p>
          </table:table-cell>
          <table:table-cell table:style-name="ce697" table:formula="of:=IF([.B393]&lt;&gt;[.$E$208];([.$A$208]*[.B393]+[.$B$208])/([.$C$208]*[.B393]+[.$D$208]);&quot;&quot;)" office:value-type="float" office:value="2.87037037037037" calcext:value-type="float">
            <text:p>2,8703703703703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2.88990825688073" calcext:value-type="float">
            <text:p>2,88990825688073</text:p>
          </table:table-cell>
          <table:table-cell table:style-name="ce698" table:formula="of:=IF([.B394]&lt;&gt;[.$E$208];([.$A$208]*[.B394]+[.$B$208])/([.$C$208]*[.B394]+[.$D$208]);&quot;&quot;)" office:value-type="float" office:value="2.88990825688073" calcext:value-type="float">
            <text:p>2,8899082568807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2.90909090909091" calcext:value-type="float">
            <text:p>2,90909090909091</text:p>
          </table:table-cell>
          <table:table-cell table:style-name="ce697" table:formula="of:=IF([.B395]&lt;&gt;[.$E$208];([.$A$208]*[.B395]+[.$B$208])/([.$C$208]*[.B395]+[.$D$208]);&quot;&quot;)" office:value-type="float" office:value="2.90909090909091" calcext:value-type="float">
            <text:p>2,9090909090909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2.92792792792793" calcext:value-type="float">
            <text:p>2,92792792792793</text:p>
          </table:table-cell>
          <table:table-cell table:style-name="ce698" table:formula="of:=IF([.B396]&lt;&gt;[.$E$208];([.$A$208]*[.B396]+[.$B$208])/([.$C$208]*[.B396]+[.$D$208]);&quot;&quot;)" office:value-type="float" office:value="2.92792792792793" calcext:value-type="float">
            <text:p>2,9279279279279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2.94642857142857" calcext:value-type="float">
            <text:p>2,94642857142857</text:p>
          </table:table-cell>
          <table:table-cell table:style-name="ce697" table:formula="of:=IF([.B397]&lt;&gt;[.$E$208];([.$A$208]*[.B397]+[.$B$208])/([.$C$208]*[.B397]+[.$D$208]);&quot;&quot;)" office:value-type="float" office:value="2.94642857142857" calcext:value-type="float">
            <text:p>2,946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2.9646017699115" calcext:value-type="float">
            <text:p>2,9646017699115</text:p>
          </table:table-cell>
          <table:table-cell table:style-name="ce698" table:formula="of:=IF([.B398]&lt;&gt;[.$E$208];([.$A$208]*[.B398]+[.$B$208])/([.$C$208]*[.B398]+[.$D$208]);&quot;&quot;)" office:value-type="float" office:value="2.9646017699115" calcext:value-type="float">
            <text:p>2,96460176991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2.98245614035088" calcext:value-type="float">
            <text:p>2,98245614035088</text:p>
          </table:table-cell>
          <table:table-cell table:style-name="ce697" table:formula="of:=IF([.B399]&lt;&gt;[.$E$208];([.$A$208]*[.B399]+[.$B$208])/([.$C$208]*[.B399]+[.$D$208]);&quot;&quot;)" office:value-type="float" office:value="2.98245614035088" calcext:value-type="float">
            <text:p>2,9824561403508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3" calcext:value-type="float">
            <text:p>3</text:p>
          </table:table-cell>
          <table:table-cell table:style-name="ce698" table:formula="of:=IF([.B400]&lt;&gt;[.$E$208];([.$A$208]*[.B400]+[.$B$208])/([.$C$208]*[.B400]+[.$D$208]);&quot;&quot;)" office:value-type="float" office:value="3" calcext:value-type="float">
            <text:p>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3.01724137931034" calcext:value-type="float">
            <text:p>3,01724137931034</text:p>
          </table:table-cell>
          <table:table-cell table:style-name="ce697" table:formula="of:=IF([.B401]&lt;&gt;[.$E$208];([.$A$208]*[.B401]+[.$B$208])/([.$C$208]*[.B401]+[.$D$208]);&quot;&quot;)" office:value-type="float" office:value="3.01724137931034" calcext:value-type="float">
            <text:p>3,0172413793103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3.03418803418803" calcext:value-type="float">
            <text:p>3,03418803418803</text:p>
          </table:table-cell>
          <table:table-cell table:style-name="ce698" table:formula="of:=IF([.B402]&lt;&gt;[.$E$208];([.$A$208]*[.B402]+[.$B$208])/([.$C$208]*[.B402]+[.$D$208]);&quot;&quot;)" office:value-type="float" office:value="3.03418803418803" calcext:value-type="float">
            <text:p>3,0341880341880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3.05084745762712" calcext:value-type="float">
            <text:p>3,05084745762712</text:p>
          </table:table-cell>
          <table:table-cell table:style-name="ce697" table:formula="of:=IF([.B403]&lt;&gt;[.$E$208];([.$A$208]*[.B403]+[.$B$208])/([.$C$208]*[.B403]+[.$D$208]);&quot;&quot;)" office:value-type="float" office:value="3.05084745762712" calcext:value-type="float">
            <text:p>3,0508474576271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3.0672268907563" calcext:value-type="float">
            <text:p>3,0672268907563</text:p>
          </table:table-cell>
          <table:table-cell table:style-name="ce698" table:formula="of:=IF([.B404]&lt;&gt;[.$E$208];([.$A$208]*[.B404]+[.$B$208])/([.$C$208]*[.B404]+[.$D$208]);&quot;&quot;)" office:value-type="float" office:value="3.0672268907563" calcext:value-type="float">
            <text:p>3,067226890756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3.08333333333333" calcext:value-type="float">
            <text:p>3,08333333333333</text:p>
          </table:table-cell>
          <table:table-cell table:style-name="ce697" table:formula="of:=IF([.B405]&lt;&gt;[.$E$208];([.$A$208]*[.B405]+[.$B$208])/([.$C$208]*[.B405]+[.$D$208]);&quot;&quot;)" office:value-type="float" office:value="3.08333333333333" calcext:value-type="float">
            <text:p>3,0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3.09917355371901" calcext:value-type="float">
            <text:p>3,09917355371901</text:p>
          </table:table-cell>
          <table:table-cell table:style-name="ce698" table:formula="of:=IF([.B406]&lt;&gt;[.$E$208];([.$A$208]*[.B406]+[.$B$208])/([.$C$208]*[.B406]+[.$D$208]);&quot;&quot;)" office:value-type="float" office:value="3.09917355371901" calcext:value-type="float">
            <text:p>3,099173553719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3.11475409836066" calcext:value-type="float">
            <text:p>3,11475409836066</text:p>
          </table:table-cell>
          <table:table-cell table:style-name="ce697" table:formula="of:=IF([.B407]&lt;&gt;[.$E$208];([.$A$208]*[.B407]+[.$B$208])/([.$C$208]*[.B407]+[.$D$208]);&quot;&quot;)" office:value-type="float" office:value="3.11475409836066" calcext:value-type="float">
            <text:p>3,1147540983606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3.13008130081301" calcext:value-type="float">
            <text:p>3,13008130081301</text:p>
          </table:table-cell>
          <table:table-cell table:style-name="ce698" table:formula="of:=IF([.B408]&lt;&gt;[.$E$208];([.$A$208]*[.B408]+[.$B$208])/([.$C$208]*[.B408]+[.$D$208]);&quot;&quot;)" office:value-type="float" office:value="3.13008130081301" calcext:value-type="float">
            <text:p>3,130081300813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3.14516129032258" calcext:value-type="float">
            <text:p>3,14516129032258</text:p>
          </table:table-cell>
          <table:table-cell table:style-name="ce697" table:formula="of:=IF([.B409]&lt;&gt;[.$E$208];([.$A$208]*[.B409]+[.$B$208])/([.$C$208]*[.B409]+[.$D$208]);&quot;&quot;)" office:value-type="float" office:value="3.14516129032258" calcext:value-type="float">
            <text:p>3,145161290322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3.16" calcext:value-type="float">
            <text:p>3,16</text:p>
          </table:table-cell>
          <table:table-cell table:style-name="ce698" table:formula="of:=IF([.B410]&lt;&gt;[.$E$208];([.$A$208]*[.B410]+[.$B$208])/([.$C$208]*[.B410]+[.$D$208]);&quot;&quot;)" office:value-type="float" office:value="3.16" calcext:value-type="float">
            <text:p>3,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3.17460317460317" calcext:value-type="float">
            <text:p>3,17460317460317</text:p>
          </table:table-cell>
          <table:table-cell table:style-name="ce697" table:formula="of:=IF([.B411]&lt;&gt;[.$E$208];([.$A$208]*[.B411]+[.$B$208])/([.$C$208]*[.B411]+[.$D$208]);&quot;&quot;)" office:value-type="float" office:value="3.17460317460317" calcext:value-type="float">
            <text:p>3,1746031746031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3.18897637795276" calcext:value-type="float">
            <text:p>3,18897637795276</text:p>
          </table:table-cell>
          <table:table-cell table:style-name="ce698" table:formula="of:=IF([.B412]&lt;&gt;[.$E$208];([.$A$208]*[.B412]+[.$B$208])/([.$C$208]*[.B412]+[.$D$208]);&quot;&quot;)" office:value-type="float" office:value="3.18897637795276" calcext:value-type="float">
            <text:p>3,188976377952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3.203125" calcext:value-type="float">
            <text:p>3,203125</text:p>
          </table:table-cell>
          <table:table-cell table:style-name="ce697" table:formula="of:=IF([.B413]&lt;&gt;[.$E$208];([.$A$208]*[.B413]+[.$B$208])/([.$C$208]*[.B413]+[.$D$208]);&quot;&quot;)" office:value-type="float" office:value="3.203125" calcext:value-type="float">
            <text:p>3,203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3.21705426356589" calcext:value-type="float">
            <text:p>3,21705426356589</text:p>
          </table:table-cell>
          <table:table-cell table:style-name="ce698" table:formula="of:=IF([.B414]&lt;&gt;[.$E$208];([.$A$208]*[.B414]+[.$B$208])/([.$C$208]*[.B414]+[.$D$208]);&quot;&quot;)" office:value-type="float" office:value="3.21705426356589" calcext:value-type="float">
            <text:p>3,2170542635658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3.23076923076923" calcext:value-type="float">
            <text:p>3,23076923076923</text:p>
          </table:table-cell>
          <table:table-cell table:style-name="ce697" table:formula="of:=IF([.B415]&lt;&gt;[.$E$208];([.$A$208]*[.B415]+[.$B$208])/([.$C$208]*[.B415]+[.$D$208]);&quot;&quot;)" office:value-type="float" office:value="3.23076923076923" calcext:value-type="float">
            <text:p>3,2307692307692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3.24427480916031" calcext:value-type="float">
            <text:p>3,24427480916031</text:p>
          </table:table-cell>
          <table:table-cell table:style-name="ce698" table:formula="of:=IF([.B416]&lt;&gt;[.$E$208];([.$A$208]*[.B416]+[.$B$208])/([.$C$208]*[.B416]+[.$D$208]);&quot;&quot;)" office:value-type="float" office:value="3.24427480916031" calcext:value-type="float">
            <text:p>3,2442748091603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3.25757575757576" calcext:value-type="float">
            <text:p>3,25757575757576</text:p>
          </table:table-cell>
          <table:table-cell table:style-name="ce697" table:formula="of:=IF([.B417]&lt;&gt;[.$E$208];([.$A$208]*[.B417]+[.$B$208])/([.$C$208]*[.B417]+[.$D$208]);&quot;&quot;)" office:value-type="float" office:value="3.25757575757576" calcext:value-type="float">
            <text:p>3,257575757575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3.27067669172932" calcext:value-type="float">
            <text:p>3,27067669172932</text:p>
          </table:table-cell>
          <table:table-cell table:style-name="ce698" table:formula="of:=IF([.B418]&lt;&gt;[.$E$208];([.$A$208]*[.B418]+[.$B$208])/([.$C$208]*[.B418]+[.$D$208]);&quot;&quot;)" office:value-type="float" office:value="3.27067669172932" calcext:value-type="float">
            <text:p>3,2706766917293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3.28358208955224" calcext:value-type="float">
            <text:p>3,28358208955224</text:p>
          </table:table-cell>
          <table:table-cell table:style-name="ce697" table:formula="of:=IF([.B419]&lt;&gt;[.$E$208];([.$A$208]*[.B419]+[.$B$208])/([.$C$208]*[.B419]+[.$D$208]);&quot;&quot;)" office:value-type="float" office:value="3.28358208955224" calcext:value-type="float">
            <text:p>3,2835820895522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3.2962962962963" calcext:value-type="float">
            <text:p>3,2962962962963</text:p>
          </table:table-cell>
          <table:table-cell table:style-name="ce698" table:formula="of:=IF([.B420]&lt;&gt;[.$E$208];([.$A$208]*[.B420]+[.$B$208])/([.$C$208]*[.B420]+[.$D$208]);&quot;&quot;)" office:value-type="float" office:value="3.2962962962963" calcext:value-type="float">
            <text:p>3,296296296296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3.30882352941176" calcext:value-type="float">
            <text:p>3,30882352941176</text:p>
          </table:table-cell>
          <table:table-cell table:style-name="ce697" table:formula="of:=IF([.B421]&lt;&gt;[.$E$208];([.$A$208]*[.B421]+[.$B$208])/([.$C$208]*[.B421]+[.$D$208]);&quot;&quot;)" office:value-type="float" office:value="3.30882352941176" calcext:value-type="float">
            <text:p>3,308823529411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3.32116788321168" calcext:value-type="float">
            <text:p>3,32116788321168</text:p>
          </table:table-cell>
          <table:table-cell table:style-name="ce698" table:formula="of:=IF([.B422]&lt;&gt;[.$E$208];([.$A$208]*[.B422]+[.$B$208])/([.$C$208]*[.B422]+[.$D$208]);&quot;&quot;)" office:value-type="float" office:value="3.32116788321168" calcext:value-type="float">
            <text:p>3,3211678832116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3.33333333333333" calcext:value-type="float">
            <text:p>3,33333333333333</text:p>
          </table:table-cell>
          <table:table-cell table:style-name="ce697" table:formula="of:=IF([.B423]&lt;&gt;[.$E$208];([.$A$208]*[.B423]+[.$B$208])/([.$C$208]*[.B423]+[.$D$208]);&quot;&quot;)" office:value-type="float" office:value="3.33333333333333" calcext:value-type="float">
            <text:p>3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3.34532374100719" calcext:value-type="float">
            <text:p>3,34532374100719</text:p>
          </table:table-cell>
          <table:table-cell table:style-name="ce698" table:formula="of:=IF([.B424]&lt;&gt;[.$E$208];([.$A$208]*[.B424]+[.$B$208])/([.$C$208]*[.B424]+[.$D$208]);&quot;&quot;)" office:value-type="float" office:value="3.34532374100719" calcext:value-type="float">
            <text:p>3,3453237410071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3.35714285714286" calcext:value-type="float">
            <text:p>3,35714285714286</text:p>
          </table:table-cell>
          <table:table-cell table:style-name="ce697" table:formula="of:=IF([.B425]&lt;&gt;[.$E$208];([.$A$208]*[.B425]+[.$B$208])/([.$C$208]*[.B425]+[.$D$208]);&quot;&quot;)" office:value-type="float" office:value="3.35714285714286" calcext:value-type="float">
            <text:p>3,3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3.36879432624113" calcext:value-type="float">
            <text:p>3,36879432624113</text:p>
          </table:table-cell>
          <table:table-cell table:style-name="ce698" table:formula="of:=IF([.B426]&lt;&gt;[.$E$208];([.$A$208]*[.B426]+[.$B$208])/([.$C$208]*[.B426]+[.$D$208]);&quot;&quot;)" office:value-type="float" office:value="3.36879432624113" calcext:value-type="float">
            <text:p>3,3687943262411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3.38028169014085" calcext:value-type="float">
            <text:p>3,38028169014085</text:p>
          </table:table-cell>
          <table:table-cell table:style-name="ce697" table:formula="of:=IF([.B427]&lt;&gt;[.$E$208];([.$A$208]*[.B427]+[.$B$208])/([.$C$208]*[.B427]+[.$D$208]);&quot;&quot;)" office:value-type="float" office:value="3.38028169014085" calcext:value-type="float">
            <text:p>3,380281690140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3.39160839160839" calcext:value-type="float">
            <text:p>3,39160839160839</text:p>
          </table:table-cell>
          <table:table-cell table:style-name="ce698" table:formula="of:=IF([.B428]&lt;&gt;[.$E$208];([.$A$208]*[.B428]+[.$B$208])/([.$C$208]*[.B428]+[.$D$208]);&quot;&quot;)" office:value-type="float" office:value="3.39160839160839" calcext:value-type="float">
            <text:p>3,391608391608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3.40277777777778" calcext:value-type="float">
            <text:p>3,40277777777778</text:p>
          </table:table-cell>
          <table:table-cell table:style-name="ce697" table:formula="of:=IF([.B429]&lt;&gt;[.$E$208];([.$A$208]*[.B429]+[.$B$208])/([.$C$208]*[.B429]+[.$D$208]);&quot;&quot;)" office:value-type="float" office:value="3.40277777777778" calcext:value-type="float">
            <text:p>3,4027777777777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3.41379310344828" calcext:value-type="float">
            <text:p>3,41379310344828</text:p>
          </table:table-cell>
          <table:table-cell table:style-name="ce698" table:formula="of:=IF([.B430]&lt;&gt;[.$E$208];([.$A$208]*[.B430]+[.$B$208])/([.$C$208]*[.B430]+[.$D$208]);&quot;&quot;)" office:value-type="float" office:value="3.41379310344828" calcext:value-type="float">
            <text:p>3,4137931034482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3.42465753424658" calcext:value-type="float">
            <text:p>3,42465753424658</text:p>
          </table:table-cell>
          <table:table-cell table:style-name="ce697" table:formula="of:=IF([.B431]&lt;&gt;[.$E$208];([.$A$208]*[.B431]+[.$B$208])/([.$C$208]*[.B431]+[.$D$208]);&quot;&quot;)" office:value-type="float" office:value="3.42465753424658" calcext:value-type="float">
            <text:p>3,424657534246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3.43537414965986" calcext:value-type="float">
            <text:p>3,43537414965986</text:p>
          </table:table-cell>
          <table:table-cell table:style-name="ce698" table:formula="of:=IF([.B432]&lt;&gt;[.$E$208];([.$A$208]*[.B432]+[.$B$208])/([.$C$208]*[.B432]+[.$D$208]);&quot;&quot;)" office:value-type="float" office:value="3.43537414965986" calcext:value-type="float">
            <text:p>3,435374149659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3.44594594594595" calcext:value-type="float">
            <text:p>3,44594594594595</text:p>
          </table:table-cell>
          <table:table-cell table:style-name="ce697" table:formula="of:=IF([.B433]&lt;&gt;[.$E$208];([.$A$208]*[.B433]+[.$B$208])/([.$C$208]*[.B433]+[.$D$208]);&quot;&quot;)" office:value-type="float" office:value="3.44594594594595" calcext:value-type="float">
            <text:p>3,4459459459459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3.45637583892617" calcext:value-type="float">
            <text:p>3,45637583892617</text:p>
          </table:table-cell>
          <table:table-cell table:style-name="ce698" table:formula="of:=IF([.B434]&lt;&gt;[.$E$208];([.$A$208]*[.B434]+[.$B$208])/([.$C$208]*[.B434]+[.$D$208]);&quot;&quot;)" office:value-type="float" office:value="3.45637583892617" calcext:value-type="float">
            <text:p>3,456375838926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3.46666666666667" calcext:value-type="float">
            <text:p>3,46666666666667</text:p>
          </table:table-cell>
          <table:table-cell table:style-name="ce697" table:formula="of:=IF([.B435]&lt;&gt;[.$E$208];([.$A$208]*[.B435]+[.$B$208])/([.$C$208]*[.B435]+[.$D$208]);&quot;&quot;)" office:value-type="float" office:value="3.46666666666667" calcext:value-type="float">
            <text:p>3,4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8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5:10:21.9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8-30T05:10:45.374000000</dc:date>
    <meta:editing-duration>P3DT4H30M53S</meta:editing-duration>
    <meta:editing-cycles>887</meta:editing-cycles>
    <meta:generator>LibreOffice/6.1.6.3$Windows_X86_64 LibreOffice_project/5896ab1714085361c45cf540f76f60673dd96a72</meta:generator>
    <meta:document-statistic meta:table-count="7" meta:cell-count="3030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6">
                <text:p>-6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.24264068711928">
                <text:p>-4.24264068711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6">
                <text:p>-6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.24264068711928">
                <text:p>-4.24264068711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3cm" svg:width="31.247cm" svg:height="31.174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2.41777777777778">
                <text:p>2.41777777777778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2.41777777777778">
                <text:p>2.41777777777778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3.84">
                <text:p>3.84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995555555555556">
                <text:p>-0.99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.84888888888889">
                <text:p>-1.84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2.56">
                <text:p>-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3.12888888888889">
                <text:p>-3.12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3.84">
                <text:p>-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3.98222222222222">
                <text:p>-3.98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.98222222222222">
                <text:p>-3.98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3.84">
                <text:p>-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3.55555555555556">
                <text:p>-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3.12888888888889">
                <text:p>-3.12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2.56">
                <text:p>-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.84888888888889">
                <text:p>-1.84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0.995555555555555">
                <text:p>-0.99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.13777777777778">
                <text:p>1.13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.41777777777778">
                <text:p>2.41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4.875">
                <text:p>-4.87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24">
                <text:p>24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7.59375">
                <text:p>7.5937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6.34375">
                <text:p>26.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2.625">
                <text:p>3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6.84375">
                <text:p>36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9.09375">
                <text:p>39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7.125">
                <text:p>37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3.09375">
                <text:p>33.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8.84375">
                <text:p>18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8.625">
                <text:p>8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3.65625">
                <text:p>-3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34.40625">
                <text:p>-34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52.875">
                <text:p>-52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73.40625">
                <text:p>-73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120.65625">
                <text:p>-120.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47.375">
                <text:p>-147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12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12">
                <text:p>-12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9.6">
                <text:p>9.6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9.69387755102041">
                <text:p>9.6938775510204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9.79166666666667">
                <text:p>9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9.8936170212766">
                <text:p>9.89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10.3488372093023">
                <text:p>10.34883720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10.4761904761905">
                <text:p>10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10.609756097561">
                <text:p>10.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10.8974358974359">
                <text:p>10.897435897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11.0526315789474">
                <text:p>11.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11.2162162162162">
                <text:p>11.216216216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11.3888888888889">
                <text:p>11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11.5714285714286">
                <text:p>11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11.969696969697">
                <text:p>11.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12.1875">
                <text:p>1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13.5185185185185">
                <text:p>13.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13.8461538461538">
                <text:p>13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15.4545454545455">
                <text:p>15.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15.952380952381">
                <text:p>15.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17.1052631578947">
                <text:p>17.1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18.5294117647059">
                <text:p>18.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19.375">
                <text:p>1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2.6923076923077">
                <text:p>2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5.9090909090909">
                <text:p>25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37.8571428571428">
                <text:p>37.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43.3333333333334">
                <text:p>43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35.000000000001">
                <text:p>23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225.000000000001">
                <text:p>-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52.5">
                <text:p>-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33.3333333333333">
                <text:p>-3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27.8571428571429">
                <text:p>-27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23.75">
                <text:p>-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20.5555555555555">
                <text:p>-20.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5.9090909090909">
                <text:p>-15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12.6923076923077">
                <text:p>-1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11.4285714285714">
                <text:p>-1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0.3333333333333">
                <text:p>-1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9.375">
                <text:p>-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8.52941176470588">
                <text:p>-8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7.10526315789474">
                <text:p>-7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6.5">
                <text:p>-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5.95238095238095">
                <text:p>-5.952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5.45454545454545">
                <text:p>-5.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4.58333333333333">
                <text:p>-4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3.84615384615385">
                <text:p>-3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3.51851851851852">
                <text:p>-3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3.21428571428571">
                <text:p>-3.2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2.93103448275862">
                <text:p>-2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2.41935483870968">
                <text:p>-2.4193548387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2.1875">
                <text:p>-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1.96969696969697">
                <text:p>-1.96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1.76470588235294">
                <text:p>-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57142857142857">
                <text:p>-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38888888888889">
                <text:p>-1.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21621621621622">
                <text:p>-1.2162162162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05263157894737">
                <text:p>-1.0526315789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0.897435897435897">
                <text:p>-0.89743589743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0.60975609756098">
                <text:p>-0.6097560975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0.47619047619048">
                <text:p>-0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0.348837209302329">
                <text:p>-0.34883720930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0.227272727272731">
                <text:p>-0.22727272727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0.111111111111116">
                <text:p>-0.11111111111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3.28239850758742E-015">
                <text:p>-3.28239850758742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106382978723401">
                <text:p>0.10638297872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0.20833333333333">
                <text:p>0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0.306122448979589">
                <text:p>0.30612244897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49019607843137">
                <text:p>0.4901960784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576923076923074">
                <text:p>0.57692307692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660377358490564">
                <text:p>0.66037735849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740740740740738">
                <text:p>0.74074074074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818181818181816">
                <text:p>0.81818181818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892857142857141">
                <text:p>0.89285714285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964912280701752">
                <text:p>0.96491228070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1.10169491525424">
                <text:p>1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1.16666666666666">
                <text:p>1.1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22950819672131">
                <text:p>1.2295081967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1.34920634920635">
                <text:p>1.34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40625">
                <text:p>1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56716417910448">
                <text:p>1.5671641791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.76056338028169">
                <text:p>1.7605633802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84931506849315">
                <text:p>1.8493150684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.89189189189189">
                <text:p>1.891891891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01298701298701">
                <text:p>2.01298701298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05128205128205">
                <text:p>2.051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2.08860759493671">
                <text:p>2.088607594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16049382716049">
                <text:p>2.1604938271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2.19512195121951">
                <text:p>2.1951219512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2.2289156626506">
                <text:p>2.228915662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2.26190476190476">
                <text:p>2.2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29411764705882">
                <text:p>2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2.35632183908046">
                <text:p>2.3563218390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2.38636363636364">
                <text:p>2.38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2.41573033707865">
                <text:p>2.4157303370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.47252747252747">
                <text:p>2.4725274725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52688172043011">
                <text:p>2.526881720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2.5531914893617">
                <text:p>2.5531914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2.62886597938144">
                <text:p>2.6288659793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2.6530612244898">
                <text:p>2.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.67676767676768">
                <text:p>2.6767676767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.72277227722772">
                <text:p>2.7227722772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.74509803921569">
                <text:p>2.7450980392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.76699029126214">
                <text:p>2.7669902912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.78846153846154">
                <text:p>2.78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.80952380952381">
                <text:p>2.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2.83018867924528">
                <text:p>2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2.85046728971963">
                <text:p>2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2.87037037037037">
                <text:p>2.8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2.88990825688073">
                <text:p>2.8899082568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.92792792792793">
                <text:p>2.9279279279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2.94642857142857">
                <text:p>2.946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2.9646017699115">
                <text:p>2.964601769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3.01724137931034">
                <text:p>3.0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3.03418803418803">
                <text:p>3.0341880341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05084745762712">
                <text:p>3.0508474576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0672268907563">
                <text:p>3.06722689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3.09917355371901">
                <text:p>3.0991735537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3.11475409836066">
                <text:p>3.114754098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3.13008130081301">
                <text:p>3.1300813008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3.14516129032258">
                <text:p>3.145161290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3.18897637795276">
                <text:p>3.1889763779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3.203125">
                <text:p>3.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3.21705426356589">
                <text:p>3.2170542635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3.24427480916031">
                <text:p>3.2442748091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3.25757575757576">
                <text:p>3.2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3.27067669172932">
                <text:p>3.2706766917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3.28358208955224">
                <text:p>3.2835820895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.2962962962963">
                <text:p>3.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3.30882352941176">
                <text:p>3.30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3.32116788321168">
                <text:p>3.3211678832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34532374100719">
                <text:p>3.3453237410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3.36879432624113">
                <text:p>3.368794326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3.38028169014085">
                <text:p>3.3802816901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3.39160839160839">
                <text:p>3.3916083916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3.40277777777778">
                <text:p>3.402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.42465753424658">
                <text:p>3.4246575342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.43537414965986">
                <text:p>3.4353741496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3.44594594594595">
                <text:p>3.445945945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3.45637583892617">
                <text:p>3.4563758389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9.6">
                <text:p>9.6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9.69387755102041">
                <text:p>9.6938775510204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9.79166666666667">
                <text:p>9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9.8936170212766">
                <text:p>9.89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10.3488372093023">
                <text:p>10.34883720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10.4761904761905">
                <text:p>10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10.609756097561">
                <text:p>10.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10.8974358974359">
                <text:p>10.8974358974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11.0526315789474">
                <text:p>11.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11.2162162162162">
                <text:p>11.216216216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11.3888888888889">
                <text:p>11.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11.5714285714286">
                <text:p>11.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11.969696969697">
                <text:p>11.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12.1875">
                <text:p>1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13.5185185185185">
                <text:p>13.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13.8461538461538">
                <text:p>13.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15.4545454545455">
                <text:p>15.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15.952380952381">
                <text:p>15.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17.1052631578947">
                <text:p>17.10526315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18.5294117647059">
                <text:p>18.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19.375">
                <text:p>1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2.6923076923077">
                <text:p>2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5.9090909090909">
                <text:p>25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33.75">
                <text:p>3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37.8571428571428">
                <text:p>37.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43.3333333333334">
                <text:p>43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35.000000000001">
                <text:p>23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225.000000000001">
                <text:p>-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52.5">
                <text:p>-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33.3333333333333">
                <text:p>-3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27.8571428571429">
                <text:p>-27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23.75">
                <text:p>-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20.5555555555555">
                <text:p>-20.5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5.9090909090909">
                <text:p>-15.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12.6923076923077">
                <text:p>-1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11.4285714285714">
                <text:p>-11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0.3333333333333">
                <text:p>-10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9.375">
                <text:p>-9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8.52941176470588">
                <text:p>-8.5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7.10526315789474">
                <text:p>-7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6.5">
                <text:p>-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5.95238095238095">
                <text:p>-5.952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5.45454545454545">
                <text:p>-5.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4.58333333333333">
                <text:p>-4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3.84615384615385">
                <text:p>-3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3.51851851851852">
                <text:p>-3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3.21428571428571">
                <text:p>-3.2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2.93103448275862">
                <text:p>-2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2.41935483870968">
                <text:p>-2.4193548387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2.1875">
                <text:p>-2.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1.96969696969697">
                <text:p>-1.96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1.76470588235294">
                <text:p>-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57142857142857">
                <text:p>-1.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38888888888889">
                <text:p>-1.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21621621621622">
                <text:p>-1.2162162162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05263157894737">
                <text:p>-1.0526315789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0.897435897435897">
                <text:p>-0.89743589743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75">
                <text:p>-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0.60975609756098">
                <text:p>-0.6097560975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0.47619047619048">
                <text:p>-0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0.348837209302329">
                <text:p>-0.34883720930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0.227272727272731">
                <text:p>-0.22727272727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0.111111111111116">
                <text:p>-0.11111111111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3.28239850758742E-015">
                <text:p>-3.28239850758742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106382978723401">
                <text:p>0.106382978723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0.20833333333333">
                <text:p>0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0.306122448979589">
                <text:p>0.30612244897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49019607843137">
                <text:p>0.4901960784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576923076923074">
                <text:p>0.57692307692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660377358490564">
                <text:p>0.66037735849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740740740740738">
                <text:p>0.740740740740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818181818181816">
                <text:p>0.81818181818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892857142857141">
                <text:p>0.89285714285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964912280701752">
                <text:p>0.96491228070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1.03448275862069">
                <text:p>1.0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1.10169491525424">
                <text:p>1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1.16666666666666">
                <text:p>1.1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22950819672131">
                <text:p>1.2295081967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1.34920634920635">
                <text:p>1.3492063492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40625">
                <text:p>1.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46153846153846">
                <text:p>1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56716417910448">
                <text:p>1.5671641791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.76056338028169">
                <text:p>1.7605633802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.80555555555556">
                <text:p>1.80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84931506849315">
                <text:p>1.8493150684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.89189189189189">
                <text:p>1.891891891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2.01298701298701">
                <text:p>2.01298701298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2.05128205128205">
                <text:p>2.05128205128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2.08860759493671">
                <text:p>2.088607594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16049382716049">
                <text:p>2.1604938271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2.19512195121951">
                <text:p>2.1951219512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2.2289156626506">
                <text:p>2.228915662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2.26190476190476">
                <text:p>2.2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29411764705882">
                <text:p>2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2.35632183908046">
                <text:p>2.3563218390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2.38636363636364">
                <text:p>2.38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2.41573033707865">
                <text:p>2.4157303370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.47252747252747">
                <text:p>2.4725274725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52688172043011">
                <text:p>2.526881720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2.5531914893617">
                <text:p>2.5531914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2.62886597938144">
                <text:p>2.6288659793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2.6530612244898">
                <text:p>2.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.67676767676768">
                <text:p>2.6767676767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.72277227722772">
                <text:p>2.7227722772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.74509803921569">
                <text:p>2.7450980392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.76699029126214">
                <text:p>2.76699029126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.78846153846154">
                <text:p>2.78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.80952380952381">
                <text:p>2.8095238095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2.83018867924528">
                <text:p>2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2.85046728971963">
                <text:p>2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2.87037037037037">
                <text:p>2.8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2.88990825688073">
                <text:p>2.8899082568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.92792792792793">
                <text:p>2.9279279279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2.94642857142857">
                <text:p>2.946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2.9646017699115">
                <text:p>2.9646017699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.98245614035088">
                <text:p>2.9824561403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3.01724137931034">
                <text:p>3.0172413793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3.03418803418803">
                <text:p>3.0341880341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05084745762712">
                <text:p>3.0508474576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0672268907563">
                <text:p>3.06722689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3.09917355371901">
                <text:p>3.0991735537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3.11475409836066">
                <text:p>3.114754098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3.13008130081301">
                <text:p>3.1300813008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3.14516129032258">
                <text:p>3.145161290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3.18897637795276">
                <text:p>3.18897637795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3.203125">
                <text:p>3.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3.21705426356589">
                <text:p>3.2170542635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23076923076923">
                <text:p>3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3.24427480916031">
                <text:p>3.2442748091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3.25757575757576">
                <text:p>3.2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3.27067669172932">
                <text:p>3.2706766917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3.28358208955224">
                <text:p>3.28358208955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.2962962962963">
                <text:p>3.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3.30882352941176">
                <text:p>3.3088235294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3.32116788321168">
                <text:p>3.3211678832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.34532374100719">
                <text:p>3.3453237410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35714285714286">
                <text:p>3.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3.36879432624113">
                <text:p>3.3687943262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3.38028169014085">
                <text:p>3.3802816901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3.39160839160839">
                <text:p>3.3916083916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3.40277777777778">
                <text:p>3.402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3.41379310344828">
                <text:p>3.41379310344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.42465753424658">
                <text:p>3.4246575342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.43537414965986">
                <text:p>3.4353741496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3.44594594594595">
                <text:p>3.445945945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3.45637583892617">
                <text:p>3.4563758389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